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8.24mm"/>
    </style:style>
    <style:style style:name="co2" style:family="table-column">
      <style:table-column-properties fo:break-before="auto" style:column-width="15.52mm"/>
    </style:style>
    <style:style style:name="co3" style:family="table-column">
      <style:table-column-properties fo:break-before="auto" style:column-width="53.13mm"/>
    </style:style>
    <style:style style:name="co4" style:family="table-column">
      <style:table-column-properties fo:break-before="auto" style:column-width="26.04mm"/>
    </style:style>
    <style:style style:name="co5" style:family="table-column">
      <style:table-column-properties fo:break-before="auto" style:column-width="32.4mm"/>
    </style:style>
    <style:style style:name="co6" style:family="table-column">
      <style:table-column-properties fo:break-before="auto" style:column-width="29.35mm"/>
    </style:style>
    <style:style style:name="co7" style:family="table-column">
      <style:table-column-properties fo:break-before="auto" style:column-width="17.46mm"/>
    </style:style>
    <style:style style:name="co8" style:family="table-column">
      <style:table-column-properties fo:break-before="auto" style:column-width="16.63mm"/>
    </style:style>
    <style:style style:name="co9" style:family="table-column">
      <style:table-column-properties fo:break-before="auto" style:column-width="27.15mm"/>
    </style:style>
    <style:style style:name="co10" style:family="table-column">
      <style:table-column-properties fo:break-before="auto" style:column-width="19.4mm"/>
    </style:style>
    <style:style style:name="co11" style:family="table-column">
      <style:table-column-properties fo:break-before="auto" style:column-width="20.78mm"/>
    </style:style>
    <style:style style:name="co12" style:family="table-column">
      <style:table-column-properties fo:break-before="auto" style:column-width="15.8mm"/>
    </style:style>
    <style:style style:name="co13" style:family="table-column">
      <style:table-column-properties fo:break-before="auto" style:column-width="24.66mm"/>
    </style:style>
    <style:style style:name="co14" style:family="table-column">
      <style:table-column-properties fo:break-before="auto" style:column-width="20.23mm"/>
    </style:style>
    <style:style style:name="co15" style:family="table-column">
      <style:table-column-properties fo:break-before="auto" style:column-width="16.09mm"/>
    </style:style>
    <style:style style:name="co1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ample_html_repor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7" table:default-cell-style-name="Default"/>
        <table:table-row table:style-name="ro1">
          <table:table-cell office:value-type="string" calcext:value-type="string">
            <text:p>timeStamp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responseCode</text:p>
          </table:table-cell>
          <table:table-cell office:value-type="string" calcext:value-type="string">
            <text:p>responseMessage</text:p>
          </table:table-cell>
          <table:table-cell office:value-type="string" calcext:value-type="string">
            <text:p>threadName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failureMessage</text:p>
          </table:table-cell>
          <table:table-cell office:value-type="string" calcext:value-type="string">
            <text:p>bytes</text:p>
          </table:table-cell>
          <table:table-cell office:value-type="string" calcext:value-type="string">
            <text:p>sentBytes</text:p>
          </table:table-cell>
          <table:table-cell office:value-type="string" calcext:value-type="string">
            <text:p>grpThreads</text:p>
          </table:table-cell>
          <table:table-cell office:value-type="string" calcext:value-type="string">
            <text:p>allThreads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SampleCount</text:p>
          </table:table-cell>
          <table:table-cell office:value-type="string" calcext:value-type="string">
            <text:p>ErrorCount</text:p>
          </table:table-cell>
          <table:table-cell office:value-type="string" calcext:value-type="string">
            <text:p>IdleTime</text:p>
          </table:table-cell>
          <table:table-cell table:number-columns-repeated="7"/>
        </table:table-row>
        <table:table-row table:style-name="ro1">
          <table:table-cell office:value-type="float" office:value="1521575325102" calcext:value-type="float">
            <text:p>1521575325102</text:p>
          </table:table-cell>
          <table:table-cell office:value-type="float" office:value="1152" calcext:value-type="float">
            <text:p>1152</text:p>
          </table:table-cell>
          <table:table-cell office:value-type="string" calcext:value-type="string">
            <text:p>/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G - Sample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6966255" calcext:value-type="float">
            <text:p>6966255</text:p>
          </table:table-cell>
          <table:table-cell office:value-type="float" office:value="33624" calcext:value-type="float">
            <text:p>3362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table:formula="of:=59-2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office:value-type="float" office:value="1521575370876" calcext:value-type="float">
            <text:p>1521575370876</text:p>
          </table:table-cell>
          <table:table-cell office:value-type="float" office:value="1182" calcext:value-type="float">
            <text:p>1182</text:p>
          </table:table-cell>
          <table:table-cell office:value-type="string" calcext:value-type="string">
            <text:p>/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G - Sample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6966255" calcext:value-type="float">
            <text:p>6966255</text:p>
          </table:table-cell>
          <table:table-cell office:value-type="float" office:value="33624" calcext:value-type="float">
            <text:p>3362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Median</text:p>
          </table:table-cell>
          <table:table-cell table:formula="of:=PERCENTILE([.B2:.B59]; 0.5)" office:value-type="float" office:value="1765.5" calcext:value-type="float">
            <text:p>1765,5</text:p>
          </table:table-cell>
          <table:table-cell table:formula="of:=COM.MICROSOFT.PERCENTILE.EXC([.B2:.B59]; 0.5)" office:value-type="float" office:value="1765.5" calcext:value-type="float">
            <text:p>1765,5</text:p>
          </table:table-cell>
          <table:table-cell table:formula="of:=ROUNDUP(57*0.5)+1" office:value-type="float" office:value="30" calcext:value-type="float">
            <text:p>30</text:p>
          </table:table-cell>
          <table:table-cell table:formula="of:=[.B30]" office:value-type="float" office:value="1757" calcext:value-type="float">
            <text:p>1757</text:p>
          </table:table-cell>
          <table:table-cell table:formula="of:=[.B31]" office:value-type="float" office:value="1774" calcext:value-type="float">
            <text:p>1774</text:p>
          </table:table-cell>
        </table:table-row>
        <table:table-row table:style-name="ro1">
          <table:table-cell office:value-type="float" office:value="1521575516041" calcext:value-type="float">
            <text:p>1521575516041</text:p>
          </table:table-cell>
          <table:table-cell office:value-type="float" office:value="1191" calcext:value-type="float">
            <text:p>1191</text:p>
          </table:table-cell>
          <table:table-cell office:value-type="string" calcext:value-type="string">
            <text:p>/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G - Sample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6966264" calcext:value-type="float">
            <text:p>6966264</text:p>
          </table:table-cell>
          <table:table-cell office:value-type="float" office:value="33624" calcext:value-type="float">
            <text:p>3362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90th</text:p>
          </table:table-cell>
          <table:table-cell table:formula="of:=PERCENTILE([.B2:.B59];0.9)" office:value-type="float" office:value="2255.4" calcext:value-type="float">
            <text:p>2255,4</text:p>
          </table:table-cell>
          <table:table-cell table:formula="of:=COM.MICROSOFT.PERCENTILE.EXC([.B3:.B60]; 0.9)" office:value-type="float" office:value="2282.5" calcext:value-type="float">
            <text:p>2282,5</text:p>
          </table:table-cell>
          <table:table-cell table:formula="of:=ROUNDUP(57*0.9)+1" office:value-type="float" office:value="53" calcext:value-type="float">
            <text:p>53</text:p>
          </table:table-cell>
          <table:table-cell table:formula="of:=[.B53]" office:value-type="float" office:value="2247" calcext:value-type="float">
            <text:p>2247</text:p>
          </table:table-cell>
          <table:table-cell table:formula="of:=[.B54]" office:value-type="float" office:value="2275" calcext:value-type="float">
            <text:p>2275</text:p>
          </table:table-cell>
        </table:table-row>
        <table:table-row table:style-name="ro1">
          <table:table-cell office:value-type="float" office:value="1521575346314" calcext:value-type="float">
            <text:p>1521575346314</text:p>
          </table:table-cell>
          <table:table-cell office:value-type="float" office:value="1293" calcext:value-type="float">
            <text:p>1293</text:p>
          </table:table-cell>
          <table:table-cell office:value-type="string" calcext:value-type="string">
            <text:p>/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G - Sample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6966263" calcext:value-type="float">
            <text:p>6966263</text:p>
          </table:table-cell>
          <table:table-cell office:value-type="float" office:value="33624" calcext:value-type="float">
            <text:p>3362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95th</text:p>
          </table:table-cell>
          <table:table-cell table:formula="of:=PERCENTILE([.B4:.B61]; 0.95)" office:value-type="float" office:value="2438.95" calcext:value-type="float">
            <text:p>2438,95</text:p>
          </table:table-cell>
          <table:table-cell table:formula="of:=COM.MICROSOFT.PERCENTILE.EXC([.B2:.B59]; 0.95)" office:value-type="float" office:value="2723.15" calcext:value-type="float">
            <text:p>2723,15</text:p>
          </table:table-cell>
          <table:table-cell table:formula="of:=ROUNDUP(57*0.95)+1" office:value-type="float" office:value="56" calcext:value-type="float">
            <text:p>56</text:p>
          </table:table-cell>
          <table:table-cell table:formula="of:=[.B56]" office:value-type="float" office:value="2389" calcext:value-type="float">
            <text:p>2389</text:p>
          </table:table-cell>
          <table:table-cell table:formula="of:=[.B57]" office:value-type="float" office:value="2722" calcext:value-type="float">
            <text:p>2722</text:p>
          </table:table-cell>
        </table:table-row>
        <table:table-row table:style-name="ro1">
          <table:table-cell office:value-type="float" office:value="1521575278970" calcext:value-type="float">
            <text:p>1521575278970</text:p>
          </table:table-cell>
          <table:table-cell office:value-type="float" office:value="1307" calcext:value-type="float">
            <text:p>1307</text:p>
          </table:table-cell>
          <table:table-cell office:value-type="string" calcext:value-type="string">
            <text:p>/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G - Sample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6966256" calcext:value-type="float">
            <text:p>6966256</text:p>
          </table:table-cell>
          <table:table-cell office:value-type="float" office:value="33624" calcext:value-type="float">
            <text:p>3362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99th</text:p>
          </table:table-cell>
          <table:table-cell table:formula="of:=PERCENTILE([.B4:.B61];0.99)" office:value-type="float" office:value="4674.41" calcext:value-type="float">
            <text:p>4674,41</text:p>
          </table:table-cell>
          <table:table-cell table:formula="of:=COM.MICROSOFT.PERCENTILE.EXC([.B3:.B60]; 0.99)" office:value-type="string" office:string-value="" calcext:value-type="error">
            <text:p>Err:504</text:p>
          </table:table-cell>
          <table:table-cell table:formula="of:=ROUNDUP(57*0.99)+1" office:value-type="float" office:value="58" calcext:value-type="float">
            <text:p>58</text:p>
          </table:table-cell>
          <table:table-cell table:formula="of:=[.B58]" office:value-type="float" office:value="2745" calcext:value-type="float">
            <text:p>2745</text:p>
          </table:table-cell>
          <table:table-cell table:formula="of:=[.B59]" office:value-type="float" office:value="7232" calcext:value-type="float">
            <text:p>7232</text:p>
          </table:table-cell>
        </table:table-row>
        <table:table-row table:style-name="ro1">
          <table:table-cell office:value-type="float" office:value="1521575355674" calcext:value-type="float">
            <text:p>1521575355674</text:p>
          </table:table-cell>
          <table:table-cell office:value-type="float" office:value="1347" calcext:value-type="float">
            <text:p>1347</text:p>
          </table:table-cell>
          <table:table-cell office:value-type="string" calcext:value-type="string">
            <text:p>/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G - Sample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6966263" calcext:value-type="float">
            <text:p>6966263</text:p>
          </table:table-cell>
          <table:table-cell office:value-type="float" office:value="33624" calcext:value-type="float">
            <text:p>3362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91" calcext:value-type="float">
            <text:p>19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21575412646" calcext:value-type="float">
            <text:p>1521575412646</text:p>
          </table:table-cell>
          <table:table-cell office:value-type="float" office:value="1369" calcext:value-type="float">
            <text:p>1369</text:p>
          </table:table-cell>
          <table:table-cell office:value-type="string" calcext:value-type="string">
            <text:p>/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G - Sample 1-5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6966256" calcext:value-type="float">
            <text:p>6966256</text:p>
          </table:table-cell>
          <table:table-cell office:value-type="float" office:value="33624" calcext:value-type="float">
            <text:p>3362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92" calcext:value-type="float">
            <text:p>19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21575335610" calcext:value-type="float">
            <text:p>1521575335610</text:p>
          </table:table-cell>
          <table:table-cell office:value-type="float" office:value="1422" calcext:value-type="float">
            <text:p>1422</text:p>
          </table:table-cell>
          <table:table-cell office:value-type="string" calcext:value-type="string">
            <text:p>/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G - Sample 1-5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6966255" calcext:value-type="float">
            <text:p>6966255</text:p>
          </table:table-cell>
          <table:table-cell office:value-type="float" office:value="33624" calcext:value-type="float">
            <text:p>3362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21575519913" calcext:value-type="float">
            <text:p>1521575519913</text:p>
          </table:table-cell>
          <table:table-cell office:value-type="float" office:value="1445" calcext:value-type="float">
            <text:p>1445</text:p>
          </table:table-cell>
          <table:table-cell office:value-type="string" calcext:value-type="string">
            <text:p>/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G - Sample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6966256" calcext:value-type="float">
            <text:p>6966256</text:p>
          </table:table-cell>
          <table:table-cell office:value-type="float" office:value="33624" calcext:value-type="float">
            <text:p>3362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5" calcext:value-type="float">
            <text:p>18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21575289595" calcext:value-type="float">
            <text:p>1521575289595</text:p>
          </table:table-cell>
          <table:table-cell office:value-type="float" office:value="1460" calcext:value-type="float">
            <text:p>1460</text:p>
          </table:table-cell>
          <table:table-cell office:value-type="string" calcext:value-type="string">
            <text:p>/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G - Sample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6966256" calcext:value-type="float">
            <text:p>6966256</text:p>
          </table:table-cell>
          <table:table-cell office:value-type="float" office:value="33624" calcext:value-type="float">
            <text:p>3362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21575376087" calcext:value-type="float">
            <text:p>1521575376087</text:p>
          </table:table-cell>
          <table:table-cell office:value-type="float" office:value="1461" calcext:value-type="float">
            <text:p>1461</text:p>
          </table:table-cell>
          <table:table-cell office:value-type="string" calcext:value-type="string">
            <text:p>/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G - Sample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6966255" calcext:value-type="float">
            <text:p>6966255</text:p>
          </table:table-cell>
          <table:table-cell office:value-type="float" office:value="33624" calcext:value-type="float">
            <text:p>3362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84" calcext:value-type="float">
            <text:p>18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21575491023" calcext:value-type="float">
            <text:p>1521575491023</text:p>
          </table:table-cell>
          <table:table-cell office:value-type="float" office:value="1467" calcext:value-type="float">
            <text:p>1467</text:p>
          </table:table-cell>
          <table:table-cell office:value-type="string" calcext:value-type="string">
            <text:p>/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G - Sample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6966256" calcext:value-type="float">
            <text:p>6966256</text:p>
          </table:table-cell>
          <table:table-cell office:value-type="float" office:value="33624" calcext:value-type="float">
            <text:p>3362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85" calcext:value-type="float">
            <text:p>18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21575263565" calcext:value-type="float">
            <text:p>1521575263565</text:p>
          </table:table-cell>
          <table:table-cell office:value-type="float" office:value="1524" calcext:value-type="float">
            <text:p>1524</text:p>
          </table:table-cell>
          <table:table-cell office:value-type="string" calcext:value-type="string">
            <text:p>/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G - Sample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6966256" calcext:value-type="float">
            <text:p>6966256</text:p>
          </table:table-cell>
          <table:table-cell office:value-type="float" office:value="33624" calcext:value-type="float">
            <text:p>3362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97" calcext:value-type="float">
            <text:p>19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21575366180" calcext:value-type="float">
            <text:p>1521575366180</text:p>
          </table:table-cell>
          <table:table-cell office:value-type="float" office:value="1540" calcext:value-type="float">
            <text:p>1540</text:p>
          </table:table-cell>
          <table:table-cell office:value-type="string" calcext:value-type="string">
            <text:p>/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G - Sample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6966255" calcext:value-type="float">
            <text:p>6966255</text:p>
          </table:table-cell>
          <table:table-cell office:value-type="float" office:value="33624" calcext:value-type="float">
            <text:p>3362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87" calcext:value-type="float">
            <text:p>18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21575340333" calcext:value-type="float">
            <text:p>1521575340333</text:p>
          </table:table-cell>
          <table:table-cell office:value-type="float" office:value="1551" calcext:value-type="float">
            <text:p>1551</text:p>
          </table:table-cell>
          <table:table-cell office:value-type="string" calcext:value-type="string">
            <text:p>/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G - Sample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6966271" calcext:value-type="float">
            <text:p>6966271</text:p>
          </table:table-cell>
          <table:table-cell office:value-type="float" office:value="33624" calcext:value-type="float">
            <text:p>3362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82" calcext:value-type="float">
            <text:p>18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21575360445" calcext:value-type="float">
            <text:p>1521575360445</text:p>
          </table:table-cell>
          <table:table-cell office:value-type="float" office:value="1574" calcext:value-type="float">
            <text:p>1574</text:p>
          </table:table-cell>
          <table:table-cell office:value-type="string" calcext:value-type="string">
            <text:p>/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G - Sample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6966263" calcext:value-type="float">
            <text:p>6966263</text:p>
          </table:table-cell>
          <table:table-cell office:value-type="float" office:value="33624" calcext:value-type="float">
            <text:p>3362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21575475889" calcext:value-type="float">
            <text:p>1521575475889</text:p>
          </table:table-cell>
          <table:table-cell office:value-type="float" office:value="1599" calcext:value-type="float">
            <text:p>1599</text:p>
          </table:table-cell>
          <table:table-cell office:value-type="string" calcext:value-type="string">
            <text:p>/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G - Sample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6966264" calcext:value-type="float">
            <text:p>6966264</text:p>
          </table:table-cell>
          <table:table-cell office:value-type="float" office:value="33624" calcext:value-type="float">
            <text:p>3362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21575402908" calcext:value-type="float">
            <text:p>1521575402908</text:p>
          </table:table-cell>
          <table:table-cell office:value-type="float" office:value="1601" calcext:value-type="float">
            <text:p>1601</text:p>
          </table:table-cell>
          <table:table-cell office:value-type="string" calcext:value-type="string">
            <text:p>/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G - Sample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6966255" calcext:value-type="float">
            <text:p>6966255</text:p>
          </table:table-cell>
          <table:table-cell office:value-type="float" office:value="33624" calcext:value-type="float">
            <text:p>3362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07" calcext:value-type="float">
            <text:p>20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21575500740" calcext:value-type="float">
            <text:p>1521575500740</text:p>
          </table:table-cell>
          <table:table-cell office:value-type="float" office:value="1602" calcext:value-type="float">
            <text:p>1602</text:p>
          </table:table-cell>
          <table:table-cell office:value-type="string" calcext:value-type="string">
            <text:p>/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G - Sample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6966256" calcext:value-type="float">
            <text:p>6966256</text:p>
          </table:table-cell>
          <table:table-cell office:value-type="float" office:value="33624" calcext:value-type="float">
            <text:p>3362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81" calcext:value-type="float">
            <text:p>18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21575309116" calcext:value-type="float">
            <text:p>1521575309116</text:p>
          </table:table-cell>
          <table:table-cell office:value-type="float" office:value="1611" calcext:value-type="float">
            <text:p>1611</text:p>
          </table:table-cell>
          <table:table-cell office:value-type="string" calcext:value-type="string">
            <text:p>/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G - Sample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6966254" calcext:value-type="float">
            <text:p>6966254</text:p>
          </table:table-cell>
          <table:table-cell office:value-type="float" office:value="33624" calcext:value-type="float">
            <text:p>3362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87" calcext:value-type="float">
            <text:p>18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21575236300" calcext:value-type="float">
            <text:p>1521575236300</text:p>
          </table:table-cell>
          <table:table-cell office:value-type="float" office:value="1632" calcext:value-type="float">
            <text:p>1632</text:p>
          </table:table-cell>
          <table:table-cell office:value-type="string" calcext:value-type="string">
            <text:p>/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G - Sample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6966256" calcext:value-type="float">
            <text:p>6966256</text:p>
          </table:table-cell>
          <table:table-cell office:value-type="float" office:value="33624" calcext:value-type="float">
            <text:p>3362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07" calcext:value-type="float">
            <text:p>20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21575422646" calcext:value-type="float">
            <text:p>1521575422646</text:p>
          </table:table-cell>
          <table:table-cell office:value-type="float" office:value="1638" calcext:value-type="float">
            <text:p>1638</text:p>
          </table:table-cell>
          <table:table-cell office:value-type="string" calcext:value-type="string">
            <text:p>/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G - Sample 1-5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6966256" calcext:value-type="float">
            <text:p>6966256</text:p>
          </table:table-cell>
          <table:table-cell office:value-type="float" office:value="33624" calcext:value-type="float">
            <text:p>3362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84" calcext:value-type="float">
            <text:p>18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21575444140" calcext:value-type="float">
            <text:p>1521575444140</text:p>
          </table:table-cell>
          <table:table-cell office:value-type="float" office:value="1638" calcext:value-type="float">
            <text:p>1638</text:p>
          </table:table-cell>
          <table:table-cell office:value-type="string" calcext:value-type="string">
            <text:p>/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G - Sample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6966256" calcext:value-type="float">
            <text:p>6966256</text:p>
          </table:table-cell>
          <table:table-cell office:value-type="float" office:value="33624" calcext:value-type="float">
            <text:p>3362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21575315120" calcext:value-type="float">
            <text:p>1521575315120</text:p>
          </table:table-cell>
          <table:table-cell office:value-type="float" office:value="1642" calcext:value-type="float">
            <text:p>1642</text:p>
          </table:table-cell>
          <table:table-cell office:value-type="string" calcext:value-type="string">
            <text:p>/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G - Sample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6966255" calcext:value-type="float">
            <text:p>6966255</text:p>
          </table:table-cell>
          <table:table-cell office:value-type="float" office:value="33624" calcext:value-type="float">
            <text:p>3362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21575299205" calcext:value-type="float">
            <text:p>1521575299205</text:p>
          </table:table-cell>
          <table:table-cell office:value-type="float" office:value="1647" calcext:value-type="float">
            <text:p>1647</text:p>
          </table:table-cell>
          <table:table-cell office:value-type="string" calcext:value-type="string">
            <text:p>/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G - Sample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6966256" calcext:value-type="float">
            <text:p>6966256</text:p>
          </table:table-cell>
          <table:table-cell office:value-type="float" office:value="33624" calcext:value-type="float">
            <text:p>3362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84" calcext:value-type="float">
            <text:p>18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21575246730" calcext:value-type="float">
            <text:p>1521575246730</text:p>
          </table:table-cell>
          <table:table-cell office:value-type="float" office:value="1671" calcext:value-type="float">
            <text:p>1671</text:p>
          </table:table-cell>
          <table:table-cell office:value-type="string" calcext:value-type="string">
            <text:p>/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G - Sample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6966264" calcext:value-type="float">
            <text:p>6966264</text:p>
          </table:table-cell>
          <table:table-cell office:value-type="float" office:value="33624" calcext:value-type="float">
            <text:p>3362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09" calcext:value-type="float">
            <text:p>20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21575319635" calcext:value-type="float">
            <text:p>1521575319635</text:p>
          </table:table-cell>
          <table:table-cell office:value-type="float" office:value="1682" calcext:value-type="float">
            <text:p>1682</text:p>
          </table:table-cell>
          <table:table-cell office:value-type="string" calcext:value-type="string">
            <text:p>/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G - Sample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6966271" calcext:value-type="float">
            <text:p>6966271</text:p>
          </table:table-cell>
          <table:table-cell office:value-type="float" office:value="33624" calcext:value-type="float">
            <text:p>3362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94" calcext:value-type="float">
            <text:p>19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21575393071" calcext:value-type="float">
            <text:p>1521575393071</text:p>
          </table:table-cell>
          <table:table-cell office:value-type="float" office:value="1685" calcext:value-type="float">
            <text:p>1685</text:p>
          </table:table-cell>
          <table:table-cell office:value-type="string" calcext:value-type="string">
            <text:p>/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G - Sample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6966263" calcext:value-type="float">
            <text:p>6966263</text:p>
          </table:table-cell>
          <table:table-cell office:value-type="float" office:value="33624" calcext:value-type="float">
            <text:p>3362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85" calcext:value-type="float">
            <text:p>18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21575274133" calcext:value-type="float">
            <text:p>1521575274133</text:p>
          </table:table-cell>
          <table:table-cell office:value-type="float" office:value="1757" calcext:value-type="float">
            <text:p>1757</text:p>
          </table:table-cell>
          <table:table-cell office:value-type="string" calcext:value-type="string">
            <text:p>/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G - Sample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6966264" calcext:value-type="float">
            <text:p>6966264</text:p>
          </table:table-cell>
          <table:table-cell office:value-type="float" office:value="33624" calcext:value-type="float">
            <text:p>3362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21575257944" calcext:value-type="float">
            <text:p>1521575257944</text:p>
          </table:table-cell>
          <table:table-cell office:value-type="float" office:value="1774" calcext:value-type="float">
            <text:p>1774</text:p>
          </table:table-cell>
          <table:table-cell office:value-type="string" calcext:value-type="string">
            <text:p>/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G - Sample 1-5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6966256" calcext:value-type="float">
            <text:p>6966256</text:p>
          </table:table-cell>
          <table:table-cell office:value-type="float" office:value="33624" calcext:value-type="float">
            <text:p>3362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03" calcext:value-type="float">
            <text:p>20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21575459292" calcext:value-type="float">
            <text:p>1521575459292</text:p>
          </table:table-cell>
          <table:table-cell office:value-type="float" office:value="1788" calcext:value-type="float">
            <text:p>1788</text:p>
          </table:table-cell>
          <table:table-cell office:value-type="string" calcext:value-type="string">
            <text:p>/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G - Sample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6966256" calcext:value-type="float">
            <text:p>6966256</text:p>
          </table:table-cell>
          <table:table-cell office:value-type="float" office:value="33624" calcext:value-type="float">
            <text:p>3362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18" calcext:value-type="float">
            <text:p>21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21575465495" calcext:value-type="float">
            <text:p>1521575465495</text:p>
          </table:table-cell>
          <table:table-cell office:value-type="float" office:value="1792" calcext:value-type="float">
            <text:p>1792</text:p>
          </table:table-cell>
          <table:table-cell office:value-type="string" calcext:value-type="string">
            <text:p>/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G - Sample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6966256" calcext:value-type="float">
            <text:p>6966256</text:p>
          </table:table-cell>
          <table:table-cell office:value-type="float" office:value="33624" calcext:value-type="float">
            <text:p>3362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04" calcext:value-type="float">
            <text:p>20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21575448768" calcext:value-type="float">
            <text:p>1521575448768</text:p>
          </table:table-cell>
          <table:table-cell office:value-type="float" office:value="1806" calcext:value-type="float">
            <text:p>1806</text:p>
          </table:table-cell>
          <table:table-cell office:value-type="string" calcext:value-type="string">
            <text:p>/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G - Sample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6966256" calcext:value-type="float">
            <text:p>6966256</text:p>
          </table:table-cell>
          <table:table-cell office:value-type="float" office:value="33624" calcext:value-type="float">
            <text:p>3362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16" calcext:value-type="float">
            <text:p>2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21575433247" calcext:value-type="float">
            <text:p>1521575433247</text:p>
          </table:table-cell>
          <table:table-cell office:value-type="float" office:value="1822" calcext:value-type="float">
            <text:p>1822</text:p>
          </table:table-cell>
          <table:table-cell office:value-type="string" calcext:value-type="string">
            <text:p>/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G - Sample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6966256" calcext:value-type="float">
            <text:p>6966256</text:p>
          </table:table-cell>
          <table:table-cell office:value-type="float" office:value="33624" calcext:value-type="float">
            <text:p>3362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26" calcext:value-type="float">
            <text:p>22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21575496202" calcext:value-type="float">
            <text:p>1521575496202</text:p>
          </table:table-cell>
          <table:table-cell office:value-type="float" office:value="1835" calcext:value-type="float">
            <text:p>1835</text:p>
          </table:table-cell>
          <table:table-cell office:value-type="string" calcext:value-type="string">
            <text:p>/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G - Sample 1-5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6966256" calcext:value-type="float">
            <text:p>6966256</text:p>
          </table:table-cell>
          <table:table-cell office:value-type="float" office:value="33624" calcext:value-type="float">
            <text:p>3362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21575417959" calcext:value-type="float">
            <text:p>1521575417959</text:p>
          </table:table-cell>
          <table:table-cell office:value-type="float" office:value="1842" calcext:value-type="float">
            <text:p>1842</text:p>
          </table:table-cell>
          <table:table-cell office:value-type="string" calcext:value-type="string">
            <text:p>/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G - Sample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6966271" calcext:value-type="float">
            <text:p>6966271</text:p>
          </table:table-cell>
          <table:table-cell office:value-type="float" office:value="33624" calcext:value-type="float">
            <text:p>3362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21575479765" calcext:value-type="float">
            <text:p>1521575479765</text:p>
          </table:table-cell>
          <table:table-cell office:value-type="float" office:value="1853" calcext:value-type="float">
            <text:p>1853</text:p>
          </table:table-cell>
          <table:table-cell office:value-type="string" calcext:value-type="string">
            <text:p>/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G - Sample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6966256" calcext:value-type="float">
            <text:p>6966256</text:p>
          </table:table-cell>
          <table:table-cell office:value-type="float" office:value="33624" calcext:value-type="float">
            <text:p>3362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79" calcext:value-type="float">
            <text:p>17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21575485821" calcext:value-type="float">
            <text:p>1521575485821</text:p>
          </table:table-cell>
          <table:table-cell office:value-type="float" office:value="1856" calcext:value-type="float">
            <text:p>1856</text:p>
          </table:table-cell>
          <table:table-cell office:value-type="string" calcext:value-type="string">
            <text:p>/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G - Sample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6966256" calcext:value-type="float">
            <text:p>6966256</text:p>
          </table:table-cell>
          <table:table-cell office:value-type="float" office:value="33624" calcext:value-type="float">
            <text:p>3362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84" calcext:value-type="float">
            <text:p>18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21575438742" calcext:value-type="float">
            <text:p>1521575438742</text:p>
          </table:table-cell>
          <table:table-cell office:value-type="float" office:value="1869" calcext:value-type="float">
            <text:p>1869</text:p>
          </table:table-cell>
          <table:table-cell office:value-type="string" calcext:value-type="string">
            <text:p>/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G - Sample 1-5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6966256" calcext:value-type="float">
            <text:p>6966256</text:p>
          </table:table-cell>
          <table:table-cell office:value-type="float" office:value="33624" calcext:value-type="float">
            <text:p>3362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15" calcext:value-type="float">
            <text:p>2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21575388112" calcext:value-type="float">
            <text:p>1521575388112</text:p>
          </table:table-cell>
          <table:table-cell office:value-type="float" office:value="1882" calcext:value-type="float">
            <text:p>1882</text:p>
          </table:table-cell>
          <table:table-cell office:value-type="string" calcext:value-type="string">
            <text:p>/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G - Sample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6966255" calcext:value-type="float">
            <text:p>6966255</text:p>
          </table:table-cell>
          <table:table-cell office:value-type="float" office:value="33624" calcext:value-type="float">
            <text:p>3362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86" calcext:value-type="float">
            <text:p>18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21575505911" calcext:value-type="float">
            <text:p>1521575505911</text:p>
          </table:table-cell>
          <table:table-cell office:value-type="float" office:value="1913" calcext:value-type="float">
            <text:p>1913</text:p>
          </table:table-cell>
          <table:table-cell office:value-type="string" calcext:value-type="string">
            <text:p>/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G - Sample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6966256" calcext:value-type="float">
            <text:p>6966256</text:p>
          </table:table-cell>
          <table:table-cell office:value-type="float" office:value="33624" calcext:value-type="float">
            <text:p>3362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19" calcext:value-type="float">
            <text:p>2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21575269206" calcext:value-type="float">
            <text:p>1521575269206</text:p>
          </table:table-cell>
          <table:table-cell office:value-type="float" office:value="1932" calcext:value-type="float">
            <text:p>1932</text:p>
          </table:table-cell>
          <table:table-cell office:value-type="string" calcext:value-type="string">
            <text:p>/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G - Sample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6966264" calcext:value-type="float">
            <text:p>6966264</text:p>
          </table:table-cell>
          <table:table-cell office:value-type="float" office:value="33624" calcext:value-type="float">
            <text:p>3362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24" calcext:value-type="float">
            <text:p>22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21575284384" calcext:value-type="float">
            <text:p>1521575284384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/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G - Sample 1-5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6966264" calcext:value-type="float">
            <text:p>6966264</text:p>
          </table:table-cell>
          <table:table-cell office:value-type="float" office:value="33624" calcext:value-type="float">
            <text:p>3362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85" calcext:value-type="float">
            <text:p>18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21575470793" calcext:value-type="float">
            <text:p>1521575470793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/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G - Sample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6966256" calcext:value-type="float">
            <text:p>6966256</text:p>
          </table:table-cell>
          <table:table-cell office:value-type="float" office:value="33624" calcext:value-type="float">
            <text:p>3362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21575510878" calcext:value-type="float">
            <text:p>1521575510878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/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G - Sample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6966256" calcext:value-type="float">
            <text:p>6966256</text:p>
          </table:table-cell>
          <table:table-cell office:value-type="float" office:value="33624" calcext:value-type="float">
            <text:p>3362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28" calcext:value-type="float">
            <text:p>22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21575428479" calcext:value-type="float">
            <text:p>1521575428479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/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G - Sample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6966256" calcext:value-type="float">
            <text:p>6966256</text:p>
          </table:table-cell>
          <table:table-cell office:value-type="float" office:value="33624" calcext:value-type="float">
            <text:p>3362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89" calcext:value-type="float">
            <text:p>18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21575242143" calcext:value-type="float">
            <text:p>1521575242143</text:p>
          </table:table-cell>
          <table:table-cell office:value-type="float" office:value="2032" calcext:value-type="float">
            <text:p>2032</text:p>
          </table:table-cell>
          <table:table-cell office:value-type="string" calcext:value-type="string">
            <text:p>/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G - Sample 1-5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6966256" calcext:value-type="float">
            <text:p>6966256</text:p>
          </table:table-cell>
          <table:table-cell office:value-type="float" office:value="33624" calcext:value-type="float">
            <text:p>3362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79" calcext:value-type="float">
            <text:p>17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21575408229" calcext:value-type="float">
            <text:p>1521575408229</text:p>
          </table:table-cell>
          <table:table-cell office:value-type="float" office:value="2032" calcext:value-type="float">
            <text:p>2032</text:p>
          </table:table-cell>
          <table:table-cell office:value-type="string" calcext:value-type="string">
            <text:p>/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G - Sample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6966256" calcext:value-type="float">
            <text:p>6966256</text:p>
          </table:table-cell>
          <table:table-cell office:value-type="float" office:value="33624" calcext:value-type="float">
            <text:p>3362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89" calcext:value-type="float">
            <text:p>18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21575304982" calcext:value-type="float">
            <text:p>1521575304982</text:p>
          </table:table-cell>
          <table:table-cell office:value-type="float" office:value="2049" calcext:value-type="float">
            <text:p>2049</text:p>
          </table:table-cell>
          <table:table-cell office:value-type="string" calcext:value-type="string">
            <text:p>/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G - Sample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6966262" calcext:value-type="float">
            <text:p>6966262</text:p>
          </table:table-cell>
          <table:table-cell office:value-type="float" office:value="33624" calcext:value-type="float">
            <text:p>3362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83" calcext:value-type="float">
            <text:p>18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21575454317" calcext:value-type="float">
            <text:p>1521575454317</text:p>
          </table:table-cell>
          <table:table-cell office:value-type="float" office:value="2060" calcext:value-type="float">
            <text:p>2060</text:p>
          </table:table-cell>
          <table:table-cell office:value-type="string" calcext:value-type="string">
            <text:p>/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G - Sample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6966256" calcext:value-type="float">
            <text:p>6966256</text:p>
          </table:table-cell>
          <table:table-cell office:value-type="float" office:value="33624" calcext:value-type="float">
            <text:p>3362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21575381867" calcext:value-type="float">
            <text:p>1521575381867</text:p>
          </table:table-cell>
          <table:table-cell office:value-type="float" office:value="2118" calcext:value-type="float">
            <text:p>2118</text:p>
          </table:table-cell>
          <table:table-cell office:value-type="string" calcext:value-type="string">
            <text:p>/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G - Sample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6966263" calcext:value-type="float">
            <text:p>6966263</text:p>
          </table:table-cell>
          <table:table-cell office:value-type="float" office:value="33624" calcext:value-type="float">
            <text:p>3362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89" calcext:value-type="float">
            <text:p>18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21575295042" calcext:value-type="float">
            <text:p>1521575295042</text:p>
          </table:table-cell>
          <table:table-cell office:value-type="float" office:value="2247" calcext:value-type="float">
            <text:p>2247</text:p>
          </table:table-cell>
          <table:table-cell office:value-type="string" calcext:value-type="string">
            <text:p>/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G - Sample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6966256" calcext:value-type="float">
            <text:p>6966256</text:p>
          </table:table-cell>
          <table:table-cell office:value-type="float" office:value="33624" calcext:value-type="float">
            <text:p>3362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93" calcext:value-type="float">
            <text:p>19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21575398306" calcext:value-type="float">
            <text:p>1521575398306</text:p>
          </table:table-cell>
          <table:table-cell office:value-type="float" office:value="2275" calcext:value-type="float">
            <text:p>2275</text:p>
          </table:table-cell>
          <table:table-cell office:value-type="string" calcext:value-type="string">
            <text:p>/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G - Sample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6966255" calcext:value-type="float">
            <text:p>6966255</text:p>
          </table:table-cell>
          <table:table-cell office:value-type="float" office:value="33624" calcext:value-type="float">
            <text:p>3362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94" calcext:value-type="float">
            <text:p>19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21575331185" calcext:value-type="float">
            <text:p>1521575331185</text:p>
          </table:table-cell>
          <table:table-cell office:value-type="float" office:value="2350" calcext:value-type="float">
            <text:p>2350</text:p>
          </table:table-cell>
          <table:table-cell office:value-type="string" calcext:value-type="string">
            <text:p>/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G - Sample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6966263" calcext:value-type="float">
            <text:p>6966263</text:p>
          </table:table-cell>
          <table:table-cell office:value-type="float" office:value="33624" calcext:value-type="float">
            <text:p>3362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76" calcext:value-type="float">
            <text:p>17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21575351128" calcext:value-type="float">
            <text:p>1521575351128</text:p>
          </table:table-cell>
          <table:table-cell office:value-type="float" office:value="2389" calcext:value-type="float">
            <text:p>2389</text:p>
          </table:table-cell>
          <table:table-cell office:value-type="string" calcext:value-type="string">
            <text:p>/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G - Sample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6966263" calcext:value-type="float">
            <text:p>6966263</text:p>
          </table:table-cell>
          <table:table-cell office:value-type="float" office:value="33624" calcext:value-type="float">
            <text:p>3362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21575252734" calcext:value-type="float">
            <text:p>1521575252734</text:p>
          </table:table-cell>
          <table:table-cell office:value-type="float" office:value="2722" calcext:value-type="float">
            <text:p>2722</text:p>
          </table:table-cell>
          <table:table-cell office:value-type="string" calcext:value-type="string">
            <text:p>/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G - Sample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6966256" calcext:value-type="float">
            <text:p>6966256</text:p>
          </table:table-cell>
          <table:table-cell office:value-type="float" office:value="33624" calcext:value-type="float">
            <text:p>3362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25" calcext:value-type="float">
            <text:p>3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21575230615" calcext:value-type="float">
            <text:p>1521575230615</text:p>
          </table:table-cell>
          <table:table-cell office:value-type="float" office:value="2745" calcext:value-type="float">
            <text:p>2745</text:p>
          </table:table-cell>
          <table:table-cell office:value-type="string" calcext:value-type="string">
            <text:p>/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G - Sample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6966256" calcext:value-type="float">
            <text:p>6966256</text:p>
          </table:table-cell>
          <table:table-cell office:value-type="float" office:value="33624" calcext:value-type="float">
            <text:p>3362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52" calcext:value-type="float">
            <text:p>25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21575221223" calcext:value-type="float">
            <text:p>1521575221223</text:p>
          </table:table-cell>
          <table:table-cell office:value-type="float" office:value="7232" calcext:value-type="float">
            <text:p>7232</text:p>
          </table:table-cell>
          <table:table-cell office:value-type="string" calcext:value-type="string">
            <text:p>/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G - Sample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6966256" calcext:value-type="float">
            <text:p>6966256</text:p>
          </table:table-cell>
          <table:table-cell office:value-type="float" office:value="33624" calcext:value-type="float">
            <text:p>3362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528" calcext:value-type="float">
            <text:p>52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21575479181" calcext:value-type="float">
            <text:p>1521575479181</text:p>
          </table:table-cell>
          <table:table-cell office:value-type="float" office:value="604" calcext:value-type="float">
            <text:p>604</text:p>
          </table:table-cell>
          <table:table-cell office:value-type="string" calcext:value-type="string">
            <text:p>/about/company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G - Sample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263429" calcext:value-type="float">
            <text:p>263429</text:p>
          </table:table-cell>
          <table:table-cell office:value-type="float" office:value="11744" calcext:value-type="float">
            <text:p>1174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21575468235" calcext:value-type="float">
            <text:p>1521575468235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/about/company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G - Sample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263444" calcext:value-type="float">
            <text:p>263444</text:p>
          </table:table-cell>
          <table:table-cell office:value-type="float" office:value="11744" calcext:value-type="float">
            <text:p>1174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21575508671" calcext:value-type="float">
            <text:p>1521575508671</text:p>
          </table:table-cell>
          <table:table-cell office:value-type="float" office:value="634" calcext:value-type="float">
            <text:p>634</text:p>
          </table:table-cell>
          <table:table-cell office:value-type="string" calcext:value-type="string">
            <text:p>/about/company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G - Sample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263444" calcext:value-type="float">
            <text:p>263444</text:p>
          </table:table-cell>
          <table:table-cell office:value-type="float" office:value="11744" calcext:value-type="float">
            <text:p>1174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21575503940" calcext:value-type="float">
            <text:p>1521575503940</text:p>
          </table:table-cell>
          <table:table-cell office:value-type="float" office:value="655" calcext:value-type="float">
            <text:p>655</text:p>
          </table:table-cell>
          <table:table-cell office:value-type="string" calcext:value-type="string">
            <text:p>/about/company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G - Sample 1-5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263429" calcext:value-type="float">
            <text:p>263429</text:p>
          </table:table-cell>
          <table:table-cell office:value-type="float" office:value="11744" calcext:value-type="float">
            <text:p>1174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21575374387" calcext:value-type="float">
            <text:p>1521575374387</text:p>
          </table:table-cell>
          <table:table-cell office:value-type="float" office:value="765" calcext:value-type="float">
            <text:p>765</text:p>
          </table:table-cell>
          <table:table-cell office:value-type="string" calcext:value-type="string">
            <text:p>/about/company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G - Sample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263421" calcext:value-type="float">
            <text:p>263421</text:p>
          </table:table-cell>
          <table:table-cell office:value-type="float" office:value="11744" calcext:value-type="float">
            <text:p>1174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81" calcext:value-type="float">
            <text:p>28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21575323501" calcext:value-type="float">
            <text:p>1521575323501</text:p>
          </table:table-cell>
          <table:table-cell office:value-type="float" office:value="769" calcext:value-type="float">
            <text:p>769</text:p>
          </table:table-cell>
          <table:table-cell office:value-type="string" calcext:value-type="string">
            <text:p>/about/company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G - Sample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263429" calcext:value-type="float">
            <text:p>263429</text:p>
          </table:table-cell>
          <table:table-cell office:value-type="float" office:value="11744" calcext:value-type="float">
            <text:p>1174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90" calcext:value-type="float">
            <text:p>29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21575473778" calcext:value-type="float">
            <text:p>1521575473778</text:p>
          </table:table-cell>
          <table:table-cell office:value-type="float" office:value="770" calcext:value-type="float">
            <text:p>770</text:p>
          </table:table-cell>
          <table:table-cell office:value-type="string" calcext:value-type="string">
            <text:p>/about/company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G - Sample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263421" calcext:value-type="float">
            <text:p>263421</text:p>
          </table:table-cell>
          <table:table-cell office:value-type="float" office:value="11744" calcext:value-type="float">
            <text:p>1174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73" calcext:value-type="float">
            <text:p>27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21575441757" calcext:value-type="float">
            <text:p>1521575441757</text:p>
          </table:table-cell>
          <table:table-cell office:value-type="float" office:value="774" calcext:value-type="float">
            <text:p>774</text:p>
          </table:table-cell>
          <table:table-cell office:value-type="string" calcext:value-type="string">
            <text:p>/about/company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G - Sample 1-5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263429" calcext:value-type="float">
            <text:p>263429</text:p>
          </table:table-cell>
          <table:table-cell office:value-type="float" office:value="11744" calcext:value-type="float">
            <text:p>1174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02" calcext:value-type="float">
            <text:p>30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21575401667" calcext:value-type="float">
            <text:p>1521575401667</text:p>
          </table:table-cell>
          <table:table-cell office:value-type="float" office:value="784" calcext:value-type="float">
            <text:p>784</text:p>
          </table:table-cell>
          <table:table-cell office:value-type="string" calcext:value-type="string">
            <text:p>/about/company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G - Sample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263421" calcext:value-type="float">
            <text:p>263421</text:p>
          </table:table-cell>
          <table:table-cell office:value-type="float" office:value="11744" calcext:value-type="float">
            <text:p>1174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71" calcext:value-type="float">
            <text:p>27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21575266968" calcext:value-type="float">
            <text:p>1521575266968</text:p>
          </table:table-cell>
          <table:table-cell office:value-type="float" office:value="786" calcext:value-type="float">
            <text:p>786</text:p>
          </table:table-cell>
          <table:table-cell office:value-type="string" calcext:value-type="string">
            <text:p>/about/company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G - Sample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263429" calcext:value-type="float">
            <text:p>263429</text:p>
          </table:table-cell>
          <table:table-cell office:value-type="float" office:value="11744" calcext:value-type="float">
            <text:p>1174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85" calcext:value-type="float">
            <text:p>28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21575245702" calcext:value-type="float">
            <text:p>1521575245702</text:p>
          </table:table-cell>
          <table:table-cell office:value-type="float" office:value="792" calcext:value-type="float">
            <text:p>792</text:p>
          </table:table-cell>
          <table:table-cell office:value-type="string" calcext:value-type="string">
            <text:p>/about/company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G - Sample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263421" calcext:value-type="float">
            <text:p>263421</text:p>
          </table:table-cell>
          <table:table-cell office:value-type="float" office:value="11744" calcext:value-type="float">
            <text:p>1174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83" calcext:value-type="float">
            <text:p>28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21575432686" calcext:value-type="float">
            <text:p>1521575432686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/about/company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G - Sample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263421" calcext:value-type="float">
            <text:p>263421</text:p>
          </table:table-cell>
          <table:table-cell office:value-type="float" office:value="11744" calcext:value-type="float">
            <text:p>1174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77" calcext:value-type="float">
            <text:p>27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21575406403" calcext:value-type="float">
            <text:p>1521575406403</text:p>
          </table:table-cell>
          <table:table-cell office:value-type="float" office:value="814" calcext:value-type="float">
            <text:p>814</text:p>
          </table:table-cell>
          <table:table-cell office:value-type="string" calcext:value-type="string">
            <text:p>/about/company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G - Sample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263421" calcext:value-type="float">
            <text:p>263421</text:p>
          </table:table-cell>
          <table:table-cell office:value-type="float" office:value="11744" calcext:value-type="float">
            <text:p>1174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95" calcext:value-type="float">
            <text:p>29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21575240485" calcext:value-type="float">
            <text:p>1521575240485</text:p>
          </table:table-cell>
          <table:table-cell office:value-type="float" office:value="821" calcext:value-type="float">
            <text:p>821</text:p>
          </table:table-cell>
          <table:table-cell office:value-type="string" calcext:value-type="string">
            <text:p>/about/company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G - Sample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263421" calcext:value-type="float">
            <text:p>263421</text:p>
          </table:table-cell>
          <table:table-cell office:value-type="float" office:value="11744" calcext:value-type="float">
            <text:p>1174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80" calcext:value-type="float">
            <text:p>28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21575452342" calcext:value-type="float">
            <text:p>1521575452342</text:p>
          </table:table-cell>
          <table:table-cell office:value-type="float" office:value="822" calcext:value-type="float">
            <text:p>822</text:p>
          </table:table-cell>
          <table:table-cell office:value-type="string" calcext:value-type="string">
            <text:p>/about/company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G - Sample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263421" calcext:value-type="float">
            <text:p>263421</text:p>
          </table:table-cell>
          <table:table-cell office:value-type="float" office:value="11744" calcext:value-type="float">
            <text:p>1174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80" calcext:value-type="float">
            <text:p>28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21575380235" calcext:value-type="float">
            <text:p>1521575380235</text:p>
          </table:table-cell>
          <table:table-cell office:value-type="float" office:value="832" calcext:value-type="float">
            <text:p>832</text:p>
          </table:table-cell>
          <table:table-cell office:value-type="string" calcext:value-type="string">
            <text:p>/about/company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G - Sample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263421" calcext:value-type="float">
            <text:p>263421</text:p>
          </table:table-cell>
          <table:table-cell office:value-type="float" office:value="11744" calcext:value-type="float">
            <text:p>1174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89" calcext:value-type="float">
            <text:p>28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21575348779" calcext:value-type="float">
            <text:p>1521575348779</text:p>
          </table:table-cell>
          <table:table-cell office:value-type="float" office:value="849" calcext:value-type="float">
            <text:p>849</text:p>
          </table:table-cell>
          <table:table-cell office:value-type="string" calcext:value-type="string">
            <text:p>/about/company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G - Sample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263421" calcext:value-type="float">
            <text:p>263421</text:p>
          </table:table-cell>
          <table:table-cell office:value-type="float" office:value="11744" calcext:value-type="float">
            <text:p>1174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14" calcext:value-type="float">
            <text:p>3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21575234863" calcext:value-type="float">
            <text:p>1521575234863</text:p>
          </table:table-cell>
          <table:table-cell office:value-type="float" office:value="852" calcext:value-type="float">
            <text:p>852</text:p>
          </table:table-cell>
          <table:table-cell office:value-type="string" calcext:value-type="string">
            <text:p>/about/company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G - Sample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263421" calcext:value-type="float">
            <text:p>263421</text:p>
          </table:table-cell>
          <table:table-cell office:value-type="float" office:value="11744" calcext:value-type="float">
            <text:p>1174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98" calcext:value-type="float">
            <text:p>29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21575395831" calcext:value-type="float">
            <text:p>1521575395831</text:p>
          </table:table-cell>
          <table:table-cell office:value-type="float" office:value="853" calcext:value-type="float">
            <text:p>853</text:p>
          </table:table-cell>
          <table:table-cell office:value-type="string" calcext:value-type="string">
            <text:p>/about/company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G - Sample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263429" calcext:value-type="float">
            <text:p>263429</text:p>
          </table:table-cell>
          <table:table-cell office:value-type="float" office:value="11744" calcext:value-type="float">
            <text:p>1174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92" calcext:value-type="float">
            <text:p>29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21575333645" calcext:value-type="float">
            <text:p>1521575333645</text:p>
          </table:table-cell>
          <table:table-cell office:value-type="float" office:value="861" calcext:value-type="float">
            <text:p>861</text:p>
          </table:table-cell>
          <table:table-cell office:value-type="string" calcext:value-type="string">
            <text:p>/about/company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G - Sample 1-5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263421" calcext:value-type="float">
            <text:p>263421</text:p>
          </table:table-cell>
          <table:table-cell office:value-type="float" office:value="11744" calcext:value-type="float">
            <text:p>1174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65" calcext:value-type="float">
            <text:p>16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21575385868" calcext:value-type="float">
            <text:p>1521575385868</text:p>
          </table:table-cell>
          <table:table-cell office:value-type="float" office:value="864" calcext:value-type="float">
            <text:p>864</text:p>
          </table:table-cell>
          <table:table-cell office:value-type="string" calcext:value-type="string">
            <text:p>/about/company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G - Sample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263436" calcext:value-type="float">
            <text:p>263436</text:p>
          </table:table-cell>
          <table:table-cell office:value-type="float" office:value="11744" calcext:value-type="float">
            <text:p>1174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94" calcext:value-type="float">
            <text:p>29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21575273429" calcext:value-type="float">
            <text:p>1521575273429</text:p>
          </table:table-cell>
          <table:table-cell office:value-type="float" office:value="867" calcext:value-type="float">
            <text:p>867</text:p>
          </table:table-cell>
          <table:table-cell office:value-type="string" calcext:value-type="string">
            <text:p>/about/company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G - Sample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263444" calcext:value-type="float">
            <text:p>263444</text:p>
          </table:table-cell>
          <table:table-cell office:value-type="float" office:value="11744" calcext:value-type="float">
            <text:p>1174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81" calcext:value-type="float">
            <text:p>28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21575307955" calcext:value-type="float">
            <text:p>1521575307955</text:p>
          </table:table-cell>
          <table:table-cell office:value-type="float" office:value="877" calcext:value-type="float">
            <text:p>877</text:p>
          </table:table-cell>
          <table:table-cell office:value-type="string" calcext:value-type="string">
            <text:p>/about/company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G - Sample 1-5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263421" calcext:value-type="float">
            <text:p>263421</text:p>
          </table:table-cell>
          <table:table-cell office:value-type="float" office:value="11744" calcext:value-type="float">
            <text:p>1174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86" calcext:value-type="float">
            <text:p>28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21575436842" calcext:value-type="float">
            <text:p>1521575436842</text:p>
          </table:table-cell>
          <table:table-cell office:value-type="float" office:value="878" calcext:value-type="float">
            <text:p>878</text:p>
          </table:table-cell>
          <table:table-cell office:value-type="string" calcext:value-type="string">
            <text:p>/about/company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G - Sample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263429" calcext:value-type="float">
            <text:p>263429</text:p>
          </table:table-cell>
          <table:table-cell office:value-type="float" office:value="11744" calcext:value-type="float">
            <text:p>1174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76" calcext:value-type="float">
            <text:p>27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21575364700" calcext:value-type="float">
            <text:p>1521575364700</text:p>
          </table:table-cell>
          <table:table-cell office:value-type="float" office:value="882" calcext:value-type="float">
            <text:p>882</text:p>
          </table:table-cell>
          <table:table-cell office:value-type="string" calcext:value-type="string">
            <text:p>/about/company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G - Sample 1-5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263421" calcext:value-type="float">
            <text:p>263421</text:p>
          </table:table-cell>
          <table:table-cell office:value-type="float" office:value="11744" calcext:value-type="float">
            <text:p>1174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88" calcext:value-type="float">
            <text:p>28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21575297403" calcext:value-type="float">
            <text:p>1521575297403</text:p>
          </table:table-cell>
          <table:table-cell office:value-type="float" office:value="883" calcext:value-type="float">
            <text:p>883</text:p>
          </table:table-cell>
          <table:table-cell office:value-type="string" calcext:value-type="string">
            <text:p>/about/company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G - Sample 1-5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263436" calcext:value-type="float">
            <text:p>263436</text:p>
          </table:table-cell>
          <table:table-cell office:value-type="float" office:value="11744" calcext:value-type="float">
            <text:p>1174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21575514030" calcext:value-type="float">
            <text:p>1521575514030</text:p>
          </table:table-cell>
          <table:table-cell office:value-type="float" office:value="886" calcext:value-type="float">
            <text:p>886</text:p>
          </table:table-cell>
          <table:table-cell office:value-type="string" calcext:value-type="string">
            <text:p>/about/company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G - Sample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263429" calcext:value-type="float">
            <text:p>263429</text:p>
          </table:table-cell>
          <table:table-cell office:value-type="float" office:value="11744" calcext:value-type="float">
            <text:p>1174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90" calcext:value-type="float">
            <text:p>29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21575339193" calcext:value-type="float">
            <text:p>1521575339193</text:p>
          </table:table-cell>
          <table:table-cell office:value-type="float" office:value="897" calcext:value-type="float">
            <text:p>897</text:p>
          </table:table-cell>
          <table:table-cell office:value-type="string" calcext:value-type="string">
            <text:p>/about/company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G - Sample 1-5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263421" calcext:value-type="float">
            <text:p>263421</text:p>
          </table:table-cell>
          <table:table-cell office:value-type="float" office:value="11744" calcext:value-type="float">
            <text:p>1174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86" calcext:value-type="float">
            <text:p>28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21575391534" calcext:value-type="float">
            <text:p>1521575391534</text:p>
          </table:table-cell>
          <table:table-cell office:value-type="float" office:value="903" calcext:value-type="float">
            <text:p>903</text:p>
          </table:table-cell>
          <table:table-cell office:value-type="string" calcext:value-type="string">
            <text:p>/about/company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G - Sample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263421" calcext:value-type="float">
            <text:p>263421</text:p>
          </table:table-cell>
          <table:table-cell office:value-type="float" office:value="11744" calcext:value-type="float">
            <text:p>1174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91" calcext:value-type="float">
            <text:p>29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21575359167" calcext:value-type="float">
            <text:p>1521575359167</text:p>
          </table:table-cell>
          <table:table-cell office:value-type="float" office:value="912" calcext:value-type="float">
            <text:p>912</text:p>
          </table:table-cell>
          <table:table-cell office:value-type="string" calcext:value-type="string">
            <text:p>/about/company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G - Sample 1-5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263421" calcext:value-type="float">
            <text:p>263421</text:p>
          </table:table-cell>
          <table:table-cell office:value-type="float" office:value="11744" calcext:value-type="float">
            <text:p>1174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99" calcext:value-type="float">
            <text:p>29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21575277677" calcext:value-type="float">
            <text:p>1521575277677</text:p>
          </table:table-cell>
          <table:table-cell office:value-type="float" office:value="913" calcext:value-type="float">
            <text:p>913</text:p>
          </table:table-cell>
          <table:table-cell office:value-type="string" calcext:value-type="string">
            <text:p>/about/company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G - Sample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263437" calcext:value-type="float">
            <text:p>263437</text:p>
          </table:table-cell>
          <table:table-cell office:value-type="float" office:value="11744" calcext:value-type="float">
            <text:p>1174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21575483480" calcext:value-type="float">
            <text:p>1521575483480</text:p>
          </table:table-cell>
          <table:table-cell office:value-type="float" office:value="914" calcext:value-type="float">
            <text:p>914</text:p>
          </table:table-cell>
          <table:table-cell office:value-type="string" calcext:value-type="string">
            <text:p>/about/company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G - Sample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263429" calcext:value-type="float">
            <text:p>263429</text:p>
          </table:table-cell>
          <table:table-cell office:value-type="float" office:value="11744" calcext:value-type="float">
            <text:p>1174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21575303029" calcext:value-type="float">
            <text:p>1521575303029</text:p>
          </table:table-cell>
          <table:table-cell office:value-type="float" office:value="915" calcext:value-type="float">
            <text:p>915</text:p>
          </table:table-cell>
          <table:table-cell office:value-type="string" calcext:value-type="string">
            <text:p>/about/company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G - Sample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263421" calcext:value-type="float">
            <text:p>263421</text:p>
          </table:table-cell>
          <table:table-cell office:value-type="float" office:value="11744" calcext:value-type="float">
            <text:p>1174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94" calcext:value-type="float">
            <text:p>29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21575426629" calcext:value-type="float">
            <text:p>1521575426629</text:p>
          </table:table-cell>
          <table:table-cell office:value-type="float" office:value="915" calcext:value-type="float">
            <text:p>915</text:p>
          </table:table-cell>
          <table:table-cell office:value-type="string" calcext:value-type="string">
            <text:p>/about/company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G - Sample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263421" calcext:value-type="float">
            <text:p>263421</text:p>
          </table:table-cell>
          <table:table-cell office:value-type="float" office:value="11744" calcext:value-type="float">
            <text:p>1174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56" calcext:value-type="float">
            <text:p>15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21575447692" calcext:value-type="float">
            <text:p>1521575447692</text:p>
          </table:table-cell>
          <table:table-cell office:value-type="float" office:value="916" calcext:value-type="float">
            <text:p>916</text:p>
          </table:table-cell>
          <table:table-cell office:value-type="string" calcext:value-type="string">
            <text:p>/about/company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G - Sample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263436" calcext:value-type="float">
            <text:p>263436</text:p>
          </table:table-cell>
          <table:table-cell office:value-type="float" office:value="11744" calcext:value-type="float">
            <text:p>1174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79" calcext:value-type="float">
            <text:p>27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21575489286" calcext:value-type="float">
            <text:p>1521575489286</text:p>
          </table:table-cell>
          <table:table-cell office:value-type="float" office:value="922" calcext:value-type="float">
            <text:p>922</text:p>
          </table:table-cell>
          <table:table-cell office:value-type="string" calcext:value-type="string">
            <text:p>/about/company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G - Sample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263421" calcext:value-type="float">
            <text:p>263421</text:p>
          </table:table-cell>
          <table:table-cell office:value-type="float" office:value="11744" calcext:value-type="float">
            <text:p>1174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71" calcext:value-type="float">
            <text:p>27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21575458038" calcext:value-type="float">
            <text:p>1521575458038</text:p>
          </table:table-cell>
          <table:table-cell office:value-type="float" office:value="930" calcext:value-type="float">
            <text:p>930</text:p>
          </table:table-cell>
          <table:table-cell office:value-type="string" calcext:value-type="string">
            <text:p>/about/company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G - Sample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263429" calcext:value-type="float">
            <text:p>263429</text:p>
          </table:table-cell>
          <table:table-cell office:value-type="float" office:value="11744" calcext:value-type="float">
            <text:p>1174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20" calcext:value-type="float">
            <text:p>3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21575494291" calcext:value-type="float">
            <text:p>1521575494291</text:p>
          </table:table-cell>
          <table:table-cell office:value-type="float" office:value="932" calcext:value-type="float">
            <text:p>932</text:p>
          </table:table-cell>
          <table:table-cell office:value-type="string" calcext:value-type="string">
            <text:p>/about/company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G - Sample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263421" calcext:value-type="float">
            <text:p>263421</text:p>
          </table:table-cell>
          <table:table-cell office:value-type="float" office:value="11744" calcext:value-type="float">
            <text:p>1174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92" calcext:value-type="float">
            <text:p>29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21575262555" calcext:value-type="float">
            <text:p>1521575262555</text:p>
          </table:table-cell>
          <table:table-cell office:value-type="float" office:value="935" calcext:value-type="float">
            <text:p>935</text:p>
          </table:table-cell>
          <table:table-cell office:value-type="string" calcext:value-type="string">
            <text:p>/about/company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G - Sample 1-5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263444" calcext:value-type="float">
            <text:p>263444</text:p>
          </table:table-cell>
          <table:table-cell office:value-type="float" office:value="11744" calcext:value-type="float">
            <text:p>1174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93" calcext:value-type="float">
            <text:p>29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21575256774" calcext:value-type="float">
            <text:p>1521575256774</text:p>
          </table:table-cell>
          <table:table-cell office:value-type="float" office:value="936" calcext:value-type="float">
            <text:p>936</text:p>
          </table:table-cell>
          <table:table-cell office:value-type="string" calcext:value-type="string">
            <text:p>/about/company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G - Sample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263421" calcext:value-type="float">
            <text:p>263421</text:p>
          </table:table-cell>
          <table:table-cell office:value-type="float" office:value="11744" calcext:value-type="float">
            <text:p>1174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88" calcext:value-type="float">
            <text:p>28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21575411430" calcext:value-type="float">
            <text:p>1521575411430</text:p>
          </table:table-cell>
          <table:table-cell office:value-type="float" office:value="937" calcext:value-type="float">
            <text:p>937</text:p>
          </table:table-cell>
          <table:table-cell office:value-type="string" calcext:value-type="string">
            <text:p>/about/company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G - Sample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263429" calcext:value-type="float">
            <text:p>263429</text:p>
          </table:table-cell>
          <table:table-cell office:value-type="float" office:value="11744" calcext:value-type="float">
            <text:p>1174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85" calcext:value-type="float">
            <text:p>28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21575499448" calcext:value-type="float">
            <text:p>1521575499448</text:p>
          </table:table-cell>
          <table:table-cell office:value-type="float" office:value="948" calcext:value-type="float">
            <text:p>948</text:p>
          </table:table-cell>
          <table:table-cell office:value-type="string" calcext:value-type="string">
            <text:p>/about/company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G - Sample 1-5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263421" calcext:value-type="float">
            <text:p>263421</text:p>
          </table:table-cell>
          <table:table-cell office:value-type="float" office:value="11744" calcext:value-type="float">
            <text:p>1174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78" calcext:value-type="float">
            <text:p>27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21575416037" calcext:value-type="float">
            <text:p>1521575416037</text:p>
          </table:table-cell>
          <table:table-cell office:value-type="float" office:value="951" calcext:value-type="float">
            <text:p>951</text:p>
          </table:table-cell>
          <table:table-cell office:value-type="string" calcext:value-type="string">
            <text:p>/about/company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G - Sample 1-5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263421" calcext:value-type="float">
            <text:p>263421</text:p>
          </table:table-cell>
          <table:table-cell office:value-type="float" office:value="11744" calcext:value-type="float">
            <text:p>1174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96" calcext:value-type="float">
            <text:p>29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21575292331" calcext:value-type="float">
            <text:p>1521575292331</text:p>
          </table:table-cell>
          <table:table-cell office:value-type="float" office:value="958" calcext:value-type="float">
            <text:p>958</text:p>
          </table:table-cell>
          <table:table-cell office:value-type="string" calcext:value-type="string">
            <text:p>/about/company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G - Sample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263429" calcext:value-type="float">
            <text:p>263429</text:p>
          </table:table-cell>
          <table:table-cell office:value-type="float" office:value="11744" calcext:value-type="float">
            <text:p>1174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94" calcext:value-type="float">
            <text:p>29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21575421265" calcext:value-type="float">
            <text:p>1521575421265</text:p>
          </table:table-cell>
          <table:table-cell office:value-type="float" office:value="958" calcext:value-type="float">
            <text:p>958</text:p>
          </table:table-cell>
          <table:table-cell office:value-type="string" calcext:value-type="string">
            <text:p>/about/company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G - Sample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263428" calcext:value-type="float">
            <text:p>263428</text:p>
          </table:table-cell>
          <table:table-cell office:value-type="float" office:value="11744" calcext:value-type="float">
            <text:p>1174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97" calcext:value-type="float">
            <text:p>29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21575369470" calcext:value-type="float">
            <text:p>1521575369470</text:p>
          </table:table-cell>
          <table:table-cell office:value-type="float" office:value="961" calcext:value-type="float">
            <text:p>961</text:p>
          </table:table-cell>
          <table:table-cell office:value-type="string" calcext:value-type="string">
            <text:p>/about/company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G - Sample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263421" calcext:value-type="float">
            <text:p>263421</text:p>
          </table:table-cell>
          <table:table-cell office:value-type="float" office:value="11744" calcext:value-type="float">
            <text:p>1174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97" calcext:value-type="float">
            <text:p>29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21575318210" calcext:value-type="float">
            <text:p>1521575318210</text:p>
          </table:table-cell>
          <table:table-cell office:value-type="float" office:value="968" calcext:value-type="float">
            <text:p>968</text:p>
          </table:table-cell>
          <table:table-cell office:value-type="string" calcext:value-type="string">
            <text:p>/about/company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G - Sample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263421" calcext:value-type="float">
            <text:p>263421</text:p>
          </table:table-cell>
          <table:table-cell office:value-type="float" office:value="11744" calcext:value-type="float">
            <text:p>1174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91" calcext:value-type="float">
            <text:p>29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21575287576" calcext:value-type="float">
            <text:p>1521575287576</text:p>
          </table:table-cell>
          <table:table-cell office:value-type="float" office:value="969" calcext:value-type="float">
            <text:p>969</text:p>
          </table:table-cell>
          <table:table-cell office:value-type="string" calcext:value-type="string">
            <text:p>/about/company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G - Sample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263421" calcext:value-type="float">
            <text:p>263421</text:p>
          </table:table-cell>
          <table:table-cell office:value-type="float" office:value="11744" calcext:value-type="float">
            <text:p>1174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84" calcext:value-type="float">
            <text:p>28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21575344336" calcext:value-type="float">
            <text:p>1521575344336</text:p>
          </table:table-cell>
          <table:table-cell office:value-type="float" office:value="969" calcext:value-type="float">
            <text:p>969</text:p>
          </table:table-cell>
          <table:table-cell office:value-type="string" calcext:value-type="string">
            <text:p>/about/company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G - Sample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263429" calcext:value-type="float">
            <text:p>263429</text:p>
          </table:table-cell>
          <table:table-cell office:value-type="float" office:value="11744" calcext:value-type="float">
            <text:p>1174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87" calcext:value-type="float">
            <text:p>28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21575249507" calcext:value-type="float">
            <text:p>1521575249507</text:p>
          </table:table-cell>
          <table:table-cell office:value-type="float" office:value="975" calcext:value-type="float">
            <text:p>975</text:p>
          </table:table-cell>
          <table:table-cell office:value-type="string" calcext:value-type="string">
            <text:p>/about/company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G - Sample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263421" calcext:value-type="float">
            <text:p>263421</text:p>
          </table:table-cell>
          <table:table-cell office:value-type="float" office:value="11744" calcext:value-type="float">
            <text:p>1174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69" calcext:value-type="float">
            <text:p>26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21575519124" calcext:value-type="float">
            <text:p>1521575519124</text:p>
          </table:table-cell>
          <table:table-cell office:value-type="float" office:value="975" calcext:value-type="float">
            <text:p>975</text:p>
          </table:table-cell>
          <table:table-cell office:value-type="string" calcext:value-type="string">
            <text:p>/about/company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G - Sample 1-5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263421" calcext:value-type="float">
            <text:p>263421</text:p>
          </table:table-cell>
          <table:table-cell office:value-type="float" office:value="11744" calcext:value-type="float">
            <text:p>1174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21575354886" calcext:value-type="float">
            <text:p>1521575354886</text:p>
          </table:table-cell>
          <table:table-cell office:value-type="float" office:value="980" calcext:value-type="float">
            <text:p>980</text:p>
          </table:table-cell>
          <table:table-cell office:value-type="string" calcext:value-type="string">
            <text:p>/about/company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G - Sample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263421" calcext:value-type="float">
            <text:p>263421</text:p>
          </table:table-cell>
          <table:table-cell office:value-type="float" office:value="11744" calcext:value-type="float">
            <text:p>1174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32" calcext:value-type="float">
            <text:p>33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21575327455" calcext:value-type="float">
            <text:p>1521575327455</text:p>
          </table:table-cell>
          <table:table-cell office:value-type="float" office:value="1043" calcext:value-type="float">
            <text:p>1043</text:p>
          </table:table-cell>
          <table:table-cell office:value-type="string" calcext:value-type="string">
            <text:p>/about/company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G - Sample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263421" calcext:value-type="float">
            <text:p>263421</text:p>
          </table:table-cell>
          <table:table-cell office:value-type="float" office:value="11744" calcext:value-type="float">
            <text:p>1174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96" calcext:value-type="float">
            <text:p>29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21575312678" calcext:value-type="float">
            <text:p>1521575312678</text:p>
          </table:table-cell>
          <table:table-cell office:value-type="float" office:value="1103" calcext:value-type="float">
            <text:p>1103</text:p>
          </table:table-cell>
          <table:table-cell office:value-type="string" calcext:value-type="string">
            <text:p>/about/company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G - Sample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263421" calcext:value-type="float">
            <text:p>263421</text:p>
          </table:table-cell>
          <table:table-cell office:value-type="float" office:value="11744" calcext:value-type="float">
            <text:p>1174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89" calcext:value-type="float">
            <text:p>28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21575228685" calcext:value-type="float">
            <text:p>1521575228685</text:p>
          </table:table-cell>
          <table:table-cell office:value-type="float" office:value="1431" calcext:value-type="float">
            <text:p>1431</text:p>
          </table:table-cell>
          <table:table-cell office:value-type="string" calcext:value-type="string">
            <text:p>/about/company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G - Sample 1-5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263421" calcext:value-type="float">
            <text:p>263421</text:p>
          </table:table-cell>
          <table:table-cell office:value-type="float" office:value="11744" calcext:value-type="float">
            <text:p>1174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78" calcext:value-type="float">
            <text:p>27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21575462660" calcext:value-type="float">
            <text:p>1521575462660</text:p>
          </table:table-cell>
          <table:table-cell office:value-type="float" office:value="1625" calcext:value-type="float">
            <text:p>1625</text:p>
          </table:table-cell>
          <table:table-cell office:value-type="string" calcext:value-type="string">
            <text:p>/about/company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G - Sample 1-5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263421" calcext:value-type="float">
            <text:p>263421</text:p>
          </table:table-cell>
          <table:table-cell office:value-type="float" office:value="11744" calcext:value-type="float">
            <text:p>1174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54" calcext:value-type="float">
            <text:p>95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21575282668" calcext:value-type="float">
            <text:p>1521575282668</text:p>
          </table:table-cell>
          <table:table-cell office:value-type="float" office:value="1643" calcext:value-type="float">
            <text:p>1643</text:p>
          </table:table-cell>
          <table:table-cell office:value-type="string" calcext:value-type="string">
            <text:p>/about/company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G - Sample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263421" calcext:value-type="float">
            <text:p>263421</text:p>
          </table:table-cell>
          <table:table-cell office:value-type="float" office:value="11744" calcext:value-type="float">
            <text:p>1174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57" calcext:value-type="float">
            <text:p>105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21575407671" calcext:value-type="float">
            <text:p>1521575407671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/about/investor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G - Sample 1-5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4787" calcext:value-type="float">
            <text:p>14787</text:p>
          </table:table-cell>
          <table:table-cell office:value-type="float" office:value="810" calcext:value-type="float">
            <text:p>8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21575448651" calcext:value-type="float">
            <text:p>1521575448651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/about/investor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G - Sample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4787" calcext:value-type="float">
            <text:p>14787</text:p>
          </table:table-cell>
          <table:table-cell office:value-type="float" office:value="810" calcext:value-type="float">
            <text:p>8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21575303048" calcext:value-type="float">
            <text:p>1521575303048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/about/investor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G - Sample 1-5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4856" calcext:value-type="float">
            <text:p>14856</text:p>
          </table:table-cell>
          <table:table-cell office:value-type="float" office:value="810" calcext:value-type="float">
            <text:p>8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21575268184" calcext:value-type="float">
            <text:p>1521575268184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/about/investor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G - Sample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4786" calcext:value-type="float">
            <text:p>14786</text:p>
          </table:table-cell>
          <table:table-cell office:value-type="float" office:value="810" calcext:value-type="float">
            <text:p>8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21575277893" calcext:value-type="float">
            <text:p>1521575277893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/about/investor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G - Sample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4786" calcext:value-type="float">
            <text:p>14786</text:p>
          </table:table-cell>
          <table:table-cell office:value-type="float" office:value="810" calcext:value-type="float">
            <text:p>8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21575359167" calcext:value-type="float">
            <text:p>1521575359167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/about/investor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G - Sample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4787" calcext:value-type="float">
            <text:p>14787</text:p>
          </table:table-cell>
          <table:table-cell office:value-type="float" office:value="810" calcext:value-type="float">
            <text:p>8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21575349824" calcext:value-type="float">
            <text:p>1521575349824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/about/investor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G - Sample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4787" calcext:value-type="float">
            <text:p>14787</text:p>
          </table:table-cell>
          <table:table-cell office:value-type="float" office:value="810" calcext:value-type="float">
            <text:p>8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21575355298" calcext:value-type="float">
            <text:p>1521575355298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/about/investor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G - Sample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4787" calcext:value-type="float">
            <text:p>14787</text:p>
          </table:table-cell>
          <table:table-cell office:value-type="float" office:value="810" calcext:value-type="float">
            <text:p>8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75" calcext:value-type="float">
            <text:p>17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21575469820" calcext:value-type="float">
            <text:p>1521575469820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/about/investor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G - Sample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4857" calcext:value-type="float">
            <text:p>14857</text:p>
          </table:table-cell>
          <table:table-cell office:value-type="float" office:value="810" calcext:value-type="float">
            <text:p>8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77" calcext:value-type="float">
            <text:p>17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21575484220" calcext:value-type="float">
            <text:p>1521575484220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/about/investor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G - Sample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4857" calcext:value-type="float">
            <text:p>14857</text:p>
          </table:table-cell>
          <table:table-cell office:value-type="float" office:value="810" calcext:value-type="float">
            <text:p>8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76" calcext:value-type="float">
            <text:p>17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21575386042" calcext:value-type="float">
            <text:p>1521575386042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/about/investor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G - Sample 1-5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4787" calcext:value-type="float">
            <text:p>14787</text:p>
          </table:table-cell>
          <table:table-cell office:value-type="float" office:value="810" calcext:value-type="float">
            <text:p>8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78" calcext:value-type="float">
            <text:p>17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21575401725" calcext:value-type="float">
            <text:p>1521575401725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/about/investor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G - Sample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4787" calcext:value-type="float">
            <text:p>14787</text:p>
          </table:table-cell>
          <table:table-cell office:value-type="float" office:value="810" calcext:value-type="float">
            <text:p>8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78" calcext:value-type="float">
            <text:p>17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21575324123" calcext:value-type="float">
            <text:p>1521575324123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/about/investor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G - Sample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4856" calcext:value-type="float">
            <text:p>14856</text:p>
          </table:table-cell>
          <table:table-cell office:value-type="float" office:value="810" calcext:value-type="float">
            <text:p>8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82" calcext:value-type="float">
            <text:p>18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21575452603" calcext:value-type="float">
            <text:p>1521575452603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/about/investor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G - Sample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4787" calcext:value-type="float">
            <text:p>14787</text:p>
          </table:table-cell>
          <table:table-cell office:value-type="float" office:value="810" calcext:value-type="float">
            <text:p>8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82" calcext:value-type="float">
            <text:p>18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21575369641" calcext:value-type="float">
            <text:p>1521575369641</text:p>
          </table:table-cell>
          <table:table-cell office:value-type="float" office:value="283" calcext:value-type="float">
            <text:p>283</text:p>
          </table:table-cell>
          <table:table-cell office:value-type="string" calcext:value-type="string">
            <text:p>/about/investor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G - Sample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4787" calcext:value-type="float">
            <text:p>14787</text:p>
          </table:table-cell>
          <table:table-cell office:value-type="float" office:value="810" calcext:value-type="float">
            <text:p>8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82" calcext:value-type="float">
            <text:p>18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21575479183" calcext:value-type="float">
            <text:p>1521575479183</text:p>
          </table:table-cell>
          <table:table-cell office:value-type="float" office:value="283" calcext:value-type="float">
            <text:p>283</text:p>
          </table:table-cell>
          <table:table-cell office:value-type="string" calcext:value-type="string">
            <text:p>/about/investor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G - Sample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4857" calcext:value-type="float">
            <text:p>14857</text:p>
          </table:table-cell>
          <table:table-cell office:value-type="float" office:value="810" calcext:value-type="float">
            <text:p>8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84" calcext:value-type="float">
            <text:p>18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21575292606" calcext:value-type="float">
            <text:p>1521575292606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/about/investor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G - Sample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4786" calcext:value-type="float">
            <text:p>14786</text:p>
          </table:table-cell>
          <table:table-cell office:value-type="float" office:value="810" calcext:value-type="float">
            <text:p>8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84" calcext:value-type="float">
            <text:p>18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21575463380" calcext:value-type="float">
            <text:p>1521575463380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/about/investor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G - Sample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4857" calcext:value-type="float">
            <text:p>14857</text:p>
          </table:table-cell>
          <table:table-cell office:value-type="float" office:value="810" calcext:value-type="float">
            <text:p>8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84" calcext:value-type="float">
            <text:p>18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21575494371" calcext:value-type="float">
            <text:p>1521575494371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/about/investor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G - Sample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4857" calcext:value-type="float">
            <text:p>14857</text:p>
          </table:table-cell>
          <table:table-cell office:value-type="float" office:value="810" calcext:value-type="float">
            <text:p>8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77" calcext:value-type="float">
            <text:p>17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21575251138" calcext:value-type="float">
            <text:p>1521575251138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/about/investor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G - Sample 1-5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4856" calcext:value-type="float">
            <text:p>14856</text:p>
          </table:table-cell>
          <table:table-cell office:value-type="float" office:value="810" calcext:value-type="float">
            <text:p>8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82" calcext:value-type="float">
            <text:p>18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21575432862" calcext:value-type="float">
            <text:p>1521575432862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/about/investor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G - Sample 1-5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4787" calcext:value-type="float">
            <text:p>14787</text:p>
          </table:table-cell>
          <table:table-cell office:value-type="float" office:value="810" calcext:value-type="float">
            <text:p>8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84" calcext:value-type="float">
            <text:p>18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21575505013" calcext:value-type="float">
            <text:p>1521575505013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/about/investor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G - Sample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4857" calcext:value-type="float">
            <text:p>14857</text:p>
          </table:table-cell>
          <table:table-cell office:value-type="float" office:value="810" calcext:value-type="float">
            <text:p>8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85" calcext:value-type="float">
            <text:p>18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21575273445" calcext:value-type="float">
            <text:p>1521575273445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/about/investor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G - Sample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4786" calcext:value-type="float">
            <text:p>14786</text:p>
          </table:table-cell>
          <table:table-cell office:value-type="float" office:value="810" calcext:value-type="float">
            <text:p>8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87" calcext:value-type="float">
            <text:p>18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21575335020" calcext:value-type="float">
            <text:p>1521575335020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/about/investor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G - Sample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4787" calcext:value-type="float">
            <text:p>14787</text:p>
          </table:table-cell>
          <table:table-cell office:value-type="float" office:value="810" calcext:value-type="float">
            <text:p>8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89" calcext:value-type="float">
            <text:p>18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21575257316" calcext:value-type="float">
            <text:p>1521575257316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/about/investor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G - Sample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4856" calcext:value-type="float">
            <text:p>14856</text:p>
          </table:table-cell>
          <table:table-cell office:value-type="float" office:value="810" calcext:value-type="float">
            <text:p>8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21575474174" calcext:value-type="float">
            <text:p>1521575474174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/about/investor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G - Sample 1-5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4857" calcext:value-type="float">
            <text:p>14857</text:p>
          </table:table-cell>
          <table:table-cell office:value-type="float" office:value="810" calcext:value-type="float">
            <text:p>8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21575282877" calcext:value-type="float">
            <text:p>1521575282877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/about/investor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G - Sample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4786" calcext:value-type="float">
            <text:p>14786</text:p>
          </table:table-cell>
          <table:table-cell office:value-type="float" office:value="810" calcext:value-type="float">
            <text:p>8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92" calcext:value-type="float">
            <text:p>19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21575391793" calcext:value-type="float">
            <text:p>1521575391793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/about/investor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G - Sample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4787" calcext:value-type="float">
            <text:p>14787</text:p>
          </table:table-cell>
          <table:table-cell office:value-type="float" office:value="810" calcext:value-type="float">
            <text:p>8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94" calcext:value-type="float">
            <text:p>19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21575313680" calcext:value-type="float">
            <text:p>1521575313680</text:p>
          </table:table-cell>
          <table:table-cell office:value-type="float" office:value="298" calcext:value-type="float">
            <text:p>298</text:p>
          </table:table-cell>
          <table:table-cell office:value-type="string" calcext:value-type="string">
            <text:p>/about/investor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G - Sample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4856" calcext:value-type="float">
            <text:p>14856</text:p>
          </table:table-cell>
          <table:table-cell office:value-type="float" office:value="810" calcext:value-type="float">
            <text:p>8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94" calcext:value-type="float">
            <text:p>19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21575344770" calcext:value-type="float">
            <text:p>1521575344770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/about/investor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G - Sample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4787" calcext:value-type="float">
            <text:p>14787</text:p>
          </table:table-cell>
          <table:table-cell office:value-type="float" office:value="810" calcext:value-type="float">
            <text:p>8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97" calcext:value-type="float">
            <text:p>19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21575417686" calcext:value-type="float">
            <text:p>1521575417686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/about/investor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G - Sample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4787" calcext:value-type="float">
            <text:p>14787</text:p>
          </table:table-cell>
          <table:table-cell office:value-type="float" office:value="810" calcext:value-type="float">
            <text:p>8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21575436897" calcext:value-type="float">
            <text:p>1521575436897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/about/investor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G - Sample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4787" calcext:value-type="float">
            <text:p>14787</text:p>
          </table:table-cell>
          <table:table-cell office:value-type="float" office:value="810" calcext:value-type="float">
            <text:p>8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21575246542" calcext:value-type="float">
            <text:p>152157524654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/about/investor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G - Sample 1-5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4856" calcext:value-type="float">
            <text:p>14856</text:p>
          </table:table-cell>
          <table:table-cell office:value-type="float" office:value="810" calcext:value-type="float">
            <text:p>8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21575509799" calcext:value-type="float">
            <text:p>1521575509799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/about/investor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G - Sample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4857" calcext:value-type="float">
            <text:p>14857</text:p>
          </table:table-cell>
          <table:table-cell office:value-type="float" office:value="810" calcext:value-type="float">
            <text:p>8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97" calcext:value-type="float">
            <text:p>19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21575339268" calcext:value-type="float">
            <text:p>152157533926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/about/investor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G - Sample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4787" calcext:value-type="float">
            <text:p>14787</text:p>
          </table:table-cell>
          <table:table-cell office:value-type="float" office:value="810" calcext:value-type="float">
            <text:p>8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03" calcext:value-type="float">
            <text:p>20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21575236057" calcext:value-type="float">
            <text:p>1521575236057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/about/investor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G - Sample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5316" calcext:value-type="float">
            <text:p>15316</text:p>
          </table:table-cell>
          <table:table-cell office:value-type="float" office:value="810" calcext:value-type="float">
            <text:p>8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97" calcext:value-type="float">
            <text:p>19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21575308557" calcext:value-type="float">
            <text:p>1521575308557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/about/investor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G - Sample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4856" calcext:value-type="float">
            <text:p>14856</text:p>
          </table:table-cell>
          <table:table-cell office:value-type="float" office:value="810" calcext:value-type="float">
            <text:p>8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08" calcext:value-type="float">
            <text:p>20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21575241319" calcext:value-type="float">
            <text:p>1521575241319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/about/investor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G - Sample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4856" calcext:value-type="float">
            <text:p>14856</text:p>
          </table:table-cell>
          <table:table-cell office:value-type="float" office:value="810" calcext:value-type="float">
            <text:p>8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10" calcext:value-type="float">
            <text:p>2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21575514321" calcext:value-type="float">
            <text:p>1521575514321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/about/investor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G - Sample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4857" calcext:value-type="float">
            <text:p>14857</text:p>
          </table:table-cell>
          <table:table-cell office:value-type="float" office:value="810" calcext:value-type="float">
            <text:p>8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13" calcext:value-type="float">
            <text:p>2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21575421859" calcext:value-type="float">
            <text:p>1521575421859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/about/investor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G - Sample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4787" calcext:value-type="float">
            <text:p>14787</text:p>
          </table:table-cell>
          <table:table-cell office:value-type="float" office:value="810" calcext:value-type="float">
            <text:p>8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15" calcext:value-type="float">
            <text:p>2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21575519324" calcext:value-type="float">
            <text:p>1521575519324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/about/investor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G - Sample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4857" calcext:value-type="float">
            <text:p>14857</text:p>
          </table:table-cell>
          <table:table-cell office:value-type="float" office:value="810" calcext:value-type="float">
            <text:p>8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16" calcext:value-type="float">
            <text:p>2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21575374741" calcext:value-type="float">
            <text:p>1521575374741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/about/investor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G - Sample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4787" calcext:value-type="float">
            <text:p>14787</text:p>
          </table:table-cell>
          <table:table-cell office:value-type="float" office:value="810" calcext:value-type="float">
            <text:p>8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24" calcext:value-type="float">
            <text:p>22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21575458483" calcext:value-type="float">
            <text:p>1521575458483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/about/investor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G - Sample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4857" calcext:value-type="float">
            <text:p>14857</text:p>
          </table:table-cell>
          <table:table-cell office:value-type="float" office:value="810" calcext:value-type="float">
            <text:p>8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84" calcext:value-type="float">
            <text:p>18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21575364861" calcext:value-type="float">
            <text:p>1521575364861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/about/investor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G - Sample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4787" calcext:value-type="float">
            <text:p>14787</text:p>
          </table:table-cell>
          <table:table-cell office:value-type="float" office:value="810" calcext:value-type="float">
            <text:p>8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85" calcext:value-type="float">
            <text:p>18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21575426702" calcext:value-type="float">
            <text:p>1521575426702</text:p>
          </table:table-cell>
          <table:table-cell office:value-type="float" office:value="353" calcext:value-type="float">
            <text:p>353</text:p>
          </table:table-cell>
          <table:table-cell office:value-type="string" calcext:value-type="string">
            <text:p>/about/investor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G - Sample 1-5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4787" calcext:value-type="float">
            <text:p>14787</text:p>
          </table:table-cell>
          <table:table-cell office:value-type="float" office:value="810" calcext:value-type="float">
            <text:p>8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87" calcext:value-type="float">
            <text:p>18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21575490034" calcext:value-type="float">
            <text:p>1521575490034</text:p>
          </table:table-cell>
          <table:table-cell office:value-type="float" office:value="358" calcext:value-type="float">
            <text:p>358</text:p>
          </table:table-cell>
          <table:table-cell office:value-type="string" calcext:value-type="string">
            <text:p>/about/investor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G - Sample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4857" calcext:value-type="float">
            <text:p>14857</text:p>
          </table:table-cell>
          <table:table-cell office:value-type="float" office:value="810" calcext:value-type="float">
            <text:p>8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08" calcext:value-type="float">
            <text:p>20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21575329110" calcext:value-type="float">
            <text:p>1521575329110</text:p>
          </table:table-cell>
          <table:table-cell office:value-type="float" office:value="369" calcext:value-type="float">
            <text:p>369</text:p>
          </table:table-cell>
          <table:table-cell office:value-type="string" calcext:value-type="string">
            <text:p>/about/investor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G - Sample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4787" calcext:value-type="float">
            <text:p>14787</text:p>
          </table:table-cell>
          <table:table-cell office:value-type="float" office:value="810" calcext:value-type="float">
            <text:p>8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17" calcext:value-type="float">
            <text:p>2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21575298249" calcext:value-type="float">
            <text:p>1521575298249</text:p>
          </table:table-cell>
          <table:table-cell office:value-type="float" office:value="378" calcext:value-type="float">
            <text:p>378</text:p>
          </table:table-cell>
          <table:table-cell office:value-type="string" calcext:value-type="string">
            <text:p>/about/investor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G - Sample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4856" calcext:value-type="float">
            <text:p>14856</text:p>
          </table:table-cell>
          <table:table-cell office:value-type="float" office:value="810" calcext:value-type="float">
            <text:p>8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12" calcext:value-type="float">
            <text:p>2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21575396456" calcext:value-type="float">
            <text:p>1521575396456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/about/investor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G - Sample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5247" calcext:value-type="float">
            <text:p>15247</text:p>
          </table:table-cell>
          <table:table-cell office:value-type="float" office:value="810" calcext:value-type="float">
            <text:p>8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33" calcext:value-type="float">
            <text:p>23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21575263193" calcext:value-type="float">
            <text:p>1521575263193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/about/investor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G - Sample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4786" calcext:value-type="float">
            <text:p>14786</text:p>
          </table:table-cell>
          <table:table-cell office:value-type="float" office:value="810" calcext:value-type="float">
            <text:p>8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83" calcext:value-type="float">
            <text:p>18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21575500121" calcext:value-type="float">
            <text:p>1521575500121</text:p>
          </table:table-cell>
          <table:table-cell office:value-type="float" office:value="414" calcext:value-type="float">
            <text:p>414</text:p>
          </table:table-cell>
          <table:table-cell office:value-type="string" calcext:value-type="string">
            <text:p>/about/investor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G - Sample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4857" calcext:value-type="float">
            <text:p>14857</text:p>
          </table:table-cell>
          <table:table-cell office:value-type="float" office:value="810" calcext:value-type="float">
            <text:p>8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77" calcext:value-type="float">
            <text:p>17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21575288258" calcext:value-type="float">
            <text:p>1521575288258</text:p>
          </table:table-cell>
          <table:table-cell office:value-type="float" office:value="418" calcext:value-type="float">
            <text:p>418</text:p>
          </table:table-cell>
          <table:table-cell office:value-type="string" calcext:value-type="string">
            <text:p>/about/investor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G - Sample 1-5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4786" calcext:value-type="float">
            <text:p>14786</text:p>
          </table:table-cell>
          <table:table-cell office:value-type="float" office:value="810" calcext:value-type="float">
            <text:p>8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92" calcext:value-type="float">
            <text:p>19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21575381475" calcext:value-type="float">
            <text:p>1521575381475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/about/investor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G - Sample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4787" calcext:value-type="float">
            <text:p>14787</text:p>
          </table:table-cell>
          <table:table-cell office:value-type="float" office:value="810" calcext:value-type="float">
            <text:p>8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91" calcext:value-type="float">
            <text:p>19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21575442603" calcext:value-type="float">
            <text:p>1521575442603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/about/investor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G - Sample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4787" calcext:value-type="float">
            <text:p>14787</text:p>
          </table:table-cell>
          <table:table-cell office:value-type="float" office:value="810" calcext:value-type="float">
            <text:p>8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85" calcext:value-type="float">
            <text:p>18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21575319374" calcext:value-type="float">
            <text:p>1521575319374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/about/investor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G - Sample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4856" calcext:value-type="float">
            <text:p>14856</text:p>
          </table:table-cell>
          <table:table-cell office:value-type="float" office:value="810" calcext:value-type="float">
            <text:p>8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91" calcext:value-type="float">
            <text:p>19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21575411702" calcext:value-type="float">
            <text:p>1521575411702</text:p>
          </table:table-cell>
          <table:table-cell office:value-type="float" office:value="436" calcext:value-type="float">
            <text:p>436</text:p>
          </table:table-cell>
          <table:table-cell office:value-type="string" calcext:value-type="string">
            <text:p>/about/investor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G - Sample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4787" calcext:value-type="float">
            <text:p>14787</text:p>
          </table:table-cell>
          <table:table-cell office:value-type="float" office:value="810" calcext:value-type="float">
            <text:p>8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89" calcext:value-type="float">
            <text:p>18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21575229637" calcext:value-type="float">
            <text:p>1521575229637</text:p>
          </table:table-cell>
          <table:table-cell office:value-type="float" office:value="580" calcext:value-type="float">
            <text:p>580</text:p>
          </table:table-cell>
          <table:table-cell office:value-type="string" calcext:value-type="string">
            <text:p>/about/investor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G - Sample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4848" calcext:value-type="float">
            <text:p>14848</text:p>
          </table:table-cell>
          <table:table-cell office:value-type="float" office:value="810" calcext:value-type="float">
            <text:p>8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95" calcext:value-type="float">
            <text:p>29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21575422628" calcext:value-type="float">
            <text:p>1521575422628</text:p>
          </table:table-cell>
          <table:table-cell office:value-type="float" office:value="443" calcext:value-type="float">
            <text:p>443</text:p>
          </table:table-cell>
          <table:table-cell office:value-type="string" calcext:value-type="string">
            <text:p>/about/news-and-event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G - Sample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993475" calcext:value-type="float">
            <text:p>993475</text:p>
          </table:table-cell>
          <table:table-cell office:value-type="float" office:value="16069" calcext:value-type="float">
            <text:p>1606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21575273581" calcext:value-type="float">
            <text:p>1521575273581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/about/news-and-event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G - Sample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993474" calcext:value-type="float">
            <text:p>993474</text:p>
          </table:table-cell>
          <table:table-cell office:value-type="float" office:value="16069" calcext:value-type="float">
            <text:p>1606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21575293563" calcext:value-type="float">
            <text:p>1521575293563</text:p>
          </table:table-cell>
          <table:table-cell office:value-type="float" office:value="615" calcext:value-type="float">
            <text:p>615</text:p>
          </table:table-cell>
          <table:table-cell office:value-type="string" calcext:value-type="string">
            <text:p>/about/news-and-event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G - Sample 1-5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993482" calcext:value-type="float">
            <text:p>993482</text:p>
          </table:table-cell>
          <table:table-cell office:value-type="float" office:value="16069" calcext:value-type="float">
            <text:p>1606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21575474775" calcext:value-type="float">
            <text:p>1521575474775</text:p>
          </table:table-cell>
          <table:table-cell office:value-type="float" office:value="765" calcext:value-type="float">
            <text:p>765</text:p>
          </table:table-cell>
          <table:table-cell office:value-type="string" calcext:value-type="string">
            <text:p>/about/news-and-event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G - Sample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993475" calcext:value-type="float">
            <text:p>993475</text:p>
          </table:table-cell>
          <table:table-cell office:value-type="float" office:value="16069" calcext:value-type="float">
            <text:p>1606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21575519503" calcext:value-type="float">
            <text:p>1521575519503</text:p>
          </table:table-cell>
          <table:table-cell office:value-type="float" office:value="766" calcext:value-type="float">
            <text:p>766</text:p>
          </table:table-cell>
          <table:table-cell office:value-type="string" calcext:value-type="string">
            <text:p>/about/news-and-event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G - Sample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993475" calcext:value-type="float">
            <text:p>993475</text:p>
          </table:table-cell>
          <table:table-cell office:value-type="float" office:value="16069" calcext:value-type="float">
            <text:p>1606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21575339679" calcext:value-type="float">
            <text:p>1521575339679</text:p>
          </table:table-cell>
          <table:table-cell office:value-type="float" office:value="775" calcext:value-type="float">
            <text:p>775</text:p>
          </table:table-cell>
          <table:table-cell office:value-type="string" calcext:value-type="string">
            <text:p>/about/news-and-event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G - Sample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993498" calcext:value-type="float">
            <text:p>993498</text:p>
          </table:table-cell>
          <table:table-cell office:value-type="float" office:value="16069" calcext:value-type="float">
            <text:p>1606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91" calcext:value-type="float">
            <text:p>19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21575365412" calcext:value-type="float">
            <text:p>1521575365412</text:p>
          </table:table-cell>
          <table:table-cell office:value-type="float" office:value="792" calcext:value-type="float">
            <text:p>792</text:p>
          </table:table-cell>
          <table:table-cell office:value-type="string" calcext:value-type="string">
            <text:p>/about/news-and-event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G - Sample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993475" calcext:value-type="float">
            <text:p>993475</text:p>
          </table:table-cell>
          <table:table-cell office:value-type="float" office:value="16069" calcext:value-type="float">
            <text:p>1606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89" calcext:value-type="float">
            <text:p>18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21575438227" calcext:value-type="float">
            <text:p>1521575438227</text:p>
          </table:table-cell>
          <table:table-cell office:value-type="float" office:value="804" calcext:value-type="float">
            <text:p>804</text:p>
          </table:table-cell>
          <table:table-cell office:value-type="string" calcext:value-type="string">
            <text:p>/about/news-and-event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G - Sample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993475" calcext:value-type="float">
            <text:p>993475</text:p>
          </table:table-cell>
          <table:table-cell office:value-type="float" office:value="16069" calcext:value-type="float">
            <text:p>1606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21575453162" calcext:value-type="float">
            <text:p>1521575453162</text:p>
          </table:table-cell>
          <table:table-cell office:value-type="float" office:value="808" calcext:value-type="float">
            <text:p>808</text:p>
          </table:table-cell>
          <table:table-cell office:value-type="string" calcext:value-type="string">
            <text:p>/about/news-and-event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G - Sample 1-5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993475" calcext:value-type="float">
            <text:p>993475</text:p>
          </table:table-cell>
          <table:table-cell office:value-type="float" office:value="16069" calcext:value-type="float">
            <text:p>1606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79" calcext:value-type="float">
            <text:p>17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21575330505" calcext:value-type="float">
            <text:p>1521575330505</text:p>
          </table:table-cell>
          <table:table-cell office:value-type="float" office:value="829" calcext:value-type="float">
            <text:p>829</text:p>
          </table:table-cell>
          <table:table-cell office:value-type="string" calcext:value-type="string">
            <text:p>/about/news-and-event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G - Sample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993483" calcext:value-type="float">
            <text:p>993483</text:p>
          </table:table-cell>
          <table:table-cell office:value-type="float" office:value="16069" calcext:value-type="float">
            <text:p>1606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08" calcext:value-type="float">
            <text:p>20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21575463677" calcext:value-type="float">
            <text:p>1521575463677</text:p>
          </table:table-cell>
          <table:table-cell office:value-type="float" office:value="849" calcext:value-type="float">
            <text:p>849</text:p>
          </table:table-cell>
          <table:table-cell office:value-type="string" calcext:value-type="string">
            <text:p>/about/news-and-event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G - Sample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993475" calcext:value-type="float">
            <text:p>993475</text:p>
          </table:table-cell>
          <table:table-cell office:value-type="float" office:value="16069" calcext:value-type="float">
            <text:p>1606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74" calcext:value-type="float">
            <text:p>17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21575268264" calcext:value-type="float">
            <text:p>1521575268264</text:p>
          </table:table-cell>
          <table:table-cell office:value-type="float" office:value="852" calcext:value-type="float">
            <text:p>852</text:p>
          </table:table-cell>
          <table:table-cell office:value-type="string" calcext:value-type="string">
            <text:p>/about/news-and-event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G - Sample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993482" calcext:value-type="float">
            <text:p>993482</text:p>
          </table:table-cell>
          <table:table-cell office:value-type="float" office:value="16069" calcext:value-type="float">
            <text:p>1606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82" calcext:value-type="float">
            <text:p>18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21575324204" calcext:value-type="float">
            <text:p>1521575324204</text:p>
          </table:table-cell>
          <table:table-cell office:value-type="float" office:value="854" calcext:value-type="float">
            <text:p>854</text:p>
          </table:table-cell>
          <table:table-cell office:value-type="string" calcext:value-type="string">
            <text:p>/about/news-and-event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G - Sample 1-5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993474" calcext:value-type="float">
            <text:p>993474</text:p>
          </table:table-cell>
          <table:table-cell office:value-type="float" office:value="16069" calcext:value-type="float">
            <text:p>1606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87" calcext:value-type="float">
            <text:p>18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21575288708" calcext:value-type="float">
            <text:p>1521575288708</text:p>
          </table:table-cell>
          <table:table-cell office:value-type="float" office:value="860" calcext:value-type="float">
            <text:p>860</text:p>
          </table:table-cell>
          <table:table-cell office:value-type="string" calcext:value-type="string">
            <text:p>/about/news-and-event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G - Sample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993482" calcext:value-type="float">
            <text:p>993482</text:p>
          </table:table-cell>
          <table:table-cell office:value-type="float" office:value="16069" calcext:value-type="float">
            <text:p>1606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84" calcext:value-type="float">
            <text:p>18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21575495800" calcext:value-type="float">
            <text:p>1521575495800</text:p>
          </table:table-cell>
          <table:table-cell office:value-type="float" office:value="866" calcext:value-type="float">
            <text:p>866</text:p>
          </table:table-cell>
          <table:table-cell office:value-type="string" calcext:value-type="string">
            <text:p>/about/news-and-event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G - Sample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993475" calcext:value-type="float">
            <text:p>993475</text:p>
          </table:table-cell>
          <table:table-cell office:value-type="float" office:value="16069" calcext:value-type="float">
            <text:p>1606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74" calcext:value-type="float">
            <text:p>17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21575505106" calcext:value-type="float">
            <text:p>1521575505106</text:p>
          </table:table-cell>
          <table:table-cell office:value-type="float" office:value="869" calcext:value-type="float">
            <text:p>869</text:p>
          </table:table-cell>
          <table:table-cell office:value-type="string" calcext:value-type="string">
            <text:p>/about/news-and-event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G - Sample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993483" calcext:value-type="float">
            <text:p>993483</text:p>
          </table:table-cell>
          <table:table-cell office:value-type="float" office:value="16069" calcext:value-type="float">
            <text:p>1606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76" calcext:value-type="float">
            <text:p>17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21575443054" calcext:value-type="float">
            <text:p>1521575443054</text:p>
          </table:table-cell>
          <table:table-cell office:value-type="float" office:value="871" calcext:value-type="float">
            <text:p>871</text:p>
          </table:table-cell>
          <table:table-cell office:value-type="string" calcext:value-type="string">
            <text:p>/about/news-and-event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G - Sample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993475" calcext:value-type="float">
            <text:p>993475</text:p>
          </table:table-cell>
          <table:table-cell office:value-type="float" office:value="16069" calcext:value-type="float">
            <text:p>1606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29" calcext:value-type="float">
            <text:p>22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21575277900" calcext:value-type="float">
            <text:p>1521575277900</text:p>
          </table:table-cell>
          <table:table-cell office:value-type="float" office:value="873" calcext:value-type="float">
            <text:p>873</text:p>
          </table:table-cell>
          <table:table-cell office:value-type="string" calcext:value-type="string">
            <text:p>/about/news-and-event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G - Sample 1-5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993474" calcext:value-type="float">
            <text:p>993474</text:p>
          </table:table-cell>
          <table:table-cell office:value-type="float" office:value="16069" calcext:value-type="float">
            <text:p>1606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21575510540" calcext:value-type="float">
            <text:p>1521575510540</text:p>
          </table:table-cell>
          <table:table-cell office:value-type="float" office:value="874" calcext:value-type="float">
            <text:p>874</text:p>
          </table:table-cell>
          <table:table-cell office:value-type="string" calcext:value-type="string">
            <text:p>/about/news-and-event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G - Sample 1-5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993491" calcext:value-type="float">
            <text:p>993491</text:p>
          </table:table-cell>
          <table:table-cell office:value-type="float" office:value="16069" calcext:value-type="float">
            <text:p>1606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96" calcext:value-type="float">
            <text:p>19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21575314421" calcext:value-type="float">
            <text:p>1521575314421</text:p>
          </table:table-cell>
          <table:table-cell office:value-type="float" office:value="881" calcext:value-type="float">
            <text:p>881</text:p>
          </table:table-cell>
          <table:table-cell office:value-type="string" calcext:value-type="string">
            <text:p>/about/news-and-event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G - Sample 1-5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993474" calcext:value-type="float">
            <text:p>993474</text:p>
          </table:table-cell>
          <table:table-cell office:value-type="float" office:value="16069" calcext:value-type="float">
            <text:p>1606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83" calcext:value-type="float">
            <text:p>18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21575490413" calcext:value-type="float">
            <text:p>1521575490413</text:p>
          </table:table-cell>
          <table:table-cell office:value-type="float" office:value="885" calcext:value-type="float">
            <text:p>885</text:p>
          </table:table-cell>
          <table:table-cell office:value-type="string" calcext:value-type="string">
            <text:p>/about/news-and-event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G - Sample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993475" calcext:value-type="float">
            <text:p>993475</text:p>
          </table:table-cell>
          <table:table-cell office:value-type="float" office:value="16069" calcext:value-type="float">
            <text:p>1606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82" calcext:value-type="float">
            <text:p>18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21575514734" calcext:value-type="float">
            <text:p>1521575514734</text:p>
          </table:table-cell>
          <table:table-cell office:value-type="float" office:value="886" calcext:value-type="float">
            <text:p>886</text:p>
          </table:table-cell>
          <table:table-cell office:value-type="string" calcext:value-type="string">
            <text:p>/about/news-and-event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G - Sample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993483" calcext:value-type="float">
            <text:p>993483</text:p>
          </table:table-cell>
          <table:table-cell office:value-type="float" office:value="16069" calcext:value-type="float">
            <text:p>1606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75" calcext:value-type="float">
            <text:p>17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21575484797" calcext:value-type="float">
            <text:p>1521575484797</text:p>
          </table:table-cell>
          <table:table-cell office:value-type="float" office:value="888" calcext:value-type="float">
            <text:p>888</text:p>
          </table:table-cell>
          <table:table-cell office:value-type="string" calcext:value-type="string">
            <text:p>/about/news-and-event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G - Sample 1-5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993491" calcext:value-type="float">
            <text:p>993491</text:p>
          </table:table-cell>
          <table:table-cell office:value-type="float" office:value="16069" calcext:value-type="float">
            <text:p>1606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86" calcext:value-type="float">
            <text:p>18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21575350115" calcext:value-type="float">
            <text:p>1521575350115</text:p>
          </table:table-cell>
          <table:table-cell office:value-type="float" office:value="895" calcext:value-type="float">
            <text:p>895</text:p>
          </table:table-cell>
          <table:table-cell office:value-type="string" calcext:value-type="string">
            <text:p>/about/news-and-event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G - Sample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993475" calcext:value-type="float">
            <text:p>993475</text:p>
          </table:table-cell>
          <table:table-cell office:value-type="float" office:value="16069" calcext:value-type="float">
            <text:p>1606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81" calcext:value-type="float">
            <text:p>18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21575241340" calcext:value-type="float">
            <text:p>152157524134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/about/news-and-event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G - Sample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993474" calcext:value-type="float">
            <text:p>993474</text:p>
          </table:table-cell>
          <table:table-cell office:value-type="float" office:value="16069" calcext:value-type="float">
            <text:p>1606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84" calcext:value-type="float">
            <text:p>18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21575344973" calcext:value-type="float">
            <text:p>1521575344973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/about/news-and-event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G - Sample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993482" calcext:value-type="float">
            <text:p>993482</text:p>
          </table:table-cell>
          <table:table-cell office:value-type="float" office:value="16069" calcext:value-type="float">
            <text:p>1606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95" calcext:value-type="float">
            <text:p>19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21575257723" calcext:value-type="float">
            <text:p>1521575257723</text:p>
          </table:table-cell>
          <table:table-cell office:value-type="float" office:value="911" calcext:value-type="float">
            <text:p>911</text:p>
          </table:table-cell>
          <table:table-cell office:value-type="string" calcext:value-type="string">
            <text:p>/about/news-and-event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G - Sample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993474" calcext:value-type="float">
            <text:p>993474</text:p>
          </table:table-cell>
          <table:table-cell office:value-type="float" office:value="16069" calcext:value-type="float">
            <text:p>1606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04" calcext:value-type="float">
            <text:p>20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21575375674" calcext:value-type="float">
            <text:p>1521575375674</text:p>
          </table:table-cell>
          <table:table-cell office:value-type="float" office:value="919" calcext:value-type="float">
            <text:p>919</text:p>
          </table:table-cell>
          <table:table-cell office:value-type="string" calcext:value-type="string">
            <text:p>/about/news-and-event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G - Sample 1-5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993475" calcext:value-type="float">
            <text:p>993475</text:p>
          </table:table-cell>
          <table:table-cell office:value-type="float" office:value="16069" calcext:value-type="float">
            <text:p>1606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92" calcext:value-type="float">
            <text:p>19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21575469868" calcext:value-type="float">
            <text:p>1521575469868</text:p>
          </table:table-cell>
          <table:table-cell office:value-type="float" office:value="922" calcext:value-type="float">
            <text:p>922</text:p>
          </table:table-cell>
          <table:table-cell office:value-type="string" calcext:value-type="string">
            <text:p>/about/news-and-event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G - Sample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993483" calcext:value-type="float">
            <text:p>993483</text:p>
          </table:table-cell>
          <table:table-cell office:value-type="float" office:value="16069" calcext:value-type="float">
            <text:p>1606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79" calcext:value-type="float">
            <text:p>17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21575370280" calcext:value-type="float">
            <text:p>1521575370280</text:p>
          </table:table-cell>
          <table:table-cell office:value-type="float" office:value="937" calcext:value-type="float">
            <text:p>937</text:p>
          </table:table-cell>
          <table:table-cell office:value-type="string" calcext:value-type="string">
            <text:p>/about/news-and-event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G - Sample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993491" calcext:value-type="float">
            <text:p>993491</text:p>
          </table:table-cell>
          <table:table-cell office:value-type="float" office:value="16069" calcext:value-type="float">
            <text:p>1606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02" calcext:value-type="float">
            <text:p>20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21575236190" calcext:value-type="float">
            <text:p>1521575236190</text:p>
          </table:table-cell>
          <table:table-cell office:value-type="float" office:value="941" calcext:value-type="float">
            <text:p>941</text:p>
          </table:table-cell>
          <table:table-cell office:value-type="string" calcext:value-type="string">
            <text:p>/about/news-and-event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G - Sample 1-5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993473" calcext:value-type="float">
            <text:p>993473</text:p>
          </table:table-cell>
          <table:table-cell office:value-type="float" office:value="16069" calcext:value-type="float">
            <text:p>1606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97" calcext:value-type="float">
            <text:p>19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21575407778" calcext:value-type="float">
            <text:p>1521575407778</text:p>
          </table:table-cell>
          <table:table-cell office:value-type="float" office:value="947" calcext:value-type="float">
            <text:p>947</text:p>
          </table:table-cell>
          <table:table-cell office:value-type="string" calcext:value-type="string">
            <text:p>/about/news-and-event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G - Sample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993482" calcext:value-type="float">
            <text:p>993482</text:p>
          </table:table-cell>
          <table:table-cell office:value-type="float" office:value="16069" calcext:value-type="float">
            <text:p>1606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21575283861" calcext:value-type="float">
            <text:p>1521575283861</text:p>
          </table:table-cell>
          <table:table-cell office:value-type="float" office:value="948" calcext:value-type="float">
            <text:p>948</text:p>
          </table:table-cell>
          <table:table-cell office:value-type="string" calcext:value-type="string">
            <text:p>/about/news-and-event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G - Sample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993474" calcext:value-type="float">
            <text:p>993474</text:p>
          </table:table-cell>
          <table:table-cell office:value-type="float" office:value="16069" calcext:value-type="float">
            <text:p>1606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86" calcext:value-type="float">
            <text:p>18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21575298710" calcext:value-type="float">
            <text:p>1521575298710</text:p>
          </table:table-cell>
          <table:table-cell office:value-type="float" office:value="951" calcext:value-type="float">
            <text:p>951</text:p>
          </table:table-cell>
          <table:table-cell office:value-type="string" calcext:value-type="string">
            <text:p>/about/news-and-event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G - Sample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993474" calcext:value-type="float">
            <text:p>993474</text:p>
          </table:table-cell>
          <table:table-cell office:value-type="float" office:value="16069" calcext:value-type="float">
            <text:p>1606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87" calcext:value-type="float">
            <text:p>18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21575426870" calcext:value-type="float">
            <text:p>1521575426870</text:p>
          </table:table-cell>
          <table:table-cell office:value-type="float" office:value="951" calcext:value-type="float">
            <text:p>951</text:p>
          </table:table-cell>
          <table:table-cell office:value-type="string" calcext:value-type="string">
            <text:p>/about/news-and-event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G - Sample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993475" calcext:value-type="float">
            <text:p>993475</text:p>
          </table:table-cell>
          <table:table-cell office:value-type="float" office:value="16069" calcext:value-type="float">
            <text:p>1606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19" calcext:value-type="float">
            <text:p>2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21575263194" calcext:value-type="float">
            <text:p>1521575263194</text:p>
          </table:table-cell>
          <table:table-cell office:value-type="float" office:value="961" calcext:value-type="float">
            <text:p>961</text:p>
          </table:table-cell>
          <table:table-cell office:value-type="string" calcext:value-type="string">
            <text:p>/about/news-and-event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G - Sample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993474" calcext:value-type="float">
            <text:p>993474</text:p>
          </table:table-cell>
          <table:table-cell office:value-type="float" office:value="16069" calcext:value-type="float">
            <text:p>1606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21575246718" calcext:value-type="float">
            <text:p>1521575246718</text:p>
          </table:table-cell>
          <table:table-cell office:value-type="float" office:value="968" calcext:value-type="float">
            <text:p>968</text:p>
          </table:table-cell>
          <table:table-cell office:value-type="string" calcext:value-type="string">
            <text:p>/about/news-and-event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G - Sample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993474" calcext:value-type="float">
            <text:p>993474</text:p>
          </table:table-cell>
          <table:table-cell office:value-type="float" office:value="16069" calcext:value-type="float">
            <text:p>1606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09" calcext:value-type="float">
            <text:p>20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21575500158" calcext:value-type="float">
            <text:p>1521575500158</text:p>
          </table:table-cell>
          <table:table-cell office:value-type="float" office:value="968" calcext:value-type="float">
            <text:p>968</text:p>
          </table:table-cell>
          <table:table-cell office:value-type="string" calcext:value-type="string">
            <text:p>/about/news-and-event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G - Sample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993475" calcext:value-type="float">
            <text:p>993475</text:p>
          </table:table-cell>
          <table:table-cell office:value-type="float" office:value="16069" calcext:value-type="float">
            <text:p>1606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79" calcext:value-type="float">
            <text:p>17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21575309078" calcext:value-type="float">
            <text:p>1521575309078</text:p>
          </table:table-cell>
          <table:table-cell office:value-type="float" office:value="972" calcext:value-type="float">
            <text:p>972</text:p>
          </table:table-cell>
          <table:table-cell office:value-type="string" calcext:value-type="string">
            <text:p>/about/news-and-event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G - Sample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993482" calcext:value-type="float">
            <text:p>993482</text:p>
          </table:table-cell>
          <table:table-cell office:value-type="float" office:value="16069" calcext:value-type="float">
            <text:p>1606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04" calcext:value-type="float">
            <text:p>20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21575411964" calcext:value-type="float">
            <text:p>1521575411964</text:p>
          </table:table-cell>
          <table:table-cell office:value-type="float" office:value="972" calcext:value-type="float">
            <text:p>972</text:p>
          </table:table-cell>
          <table:table-cell office:value-type="string" calcext:value-type="string">
            <text:p>/about/news-and-event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G - Sample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993499" calcext:value-type="float">
            <text:p>993499</text:p>
          </table:table-cell>
          <table:table-cell office:value-type="float" office:value="16069" calcext:value-type="float">
            <text:p>1606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21575360245" calcext:value-type="float">
            <text:p>1521575360245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/about/news-and-event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G - Sample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993475" calcext:value-type="float">
            <text:p>993475</text:p>
          </table:table-cell>
          <table:table-cell office:value-type="float" office:value="16069" calcext:value-type="float">
            <text:p>1606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93" calcext:value-type="float">
            <text:p>19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21575392160" calcext:value-type="float">
            <text:p>1521575392160</text:p>
          </table:table-cell>
          <table:table-cell office:value-type="float" office:value="1002" calcext:value-type="float">
            <text:p>1002</text:p>
          </table:table-cell>
          <table:table-cell office:value-type="string" calcext:value-type="string">
            <text:p>/about/news-and-event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G - Sample 1-5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993475" calcext:value-type="float">
            <text:p>993475</text:p>
          </table:table-cell>
          <table:table-cell office:value-type="float" office:value="16069" calcext:value-type="float">
            <text:p>1606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97" calcext:value-type="float">
            <text:p>19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21575448705" calcext:value-type="float">
            <text:p>1521575448705</text:p>
          </table:table-cell>
          <table:table-cell office:value-type="float" office:value="1005" calcext:value-type="float">
            <text:p>1005</text:p>
          </table:table-cell>
          <table:table-cell office:value-type="string" calcext:value-type="string">
            <text:p>/about/news-and-event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G - Sample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993475" calcext:value-type="float">
            <text:p>993475</text:p>
          </table:table-cell>
          <table:table-cell office:value-type="float" office:value="16069" calcext:value-type="float">
            <text:p>1606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97" calcext:value-type="float">
            <text:p>19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21575355361" calcext:value-type="float">
            <text:p>1521575355361</text:p>
          </table:table-cell>
          <table:table-cell office:value-type="float" office:value="1007" calcext:value-type="float">
            <text:p>1007</text:p>
          </table:table-cell>
          <table:table-cell office:value-type="string" calcext:value-type="string">
            <text:p>/about/news-and-event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G - Sample 1-5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993475" calcext:value-type="float">
            <text:p>993475</text:p>
          </table:table-cell>
          <table:table-cell office:value-type="float" office:value="16069" calcext:value-type="float">
            <text:p>1606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93" calcext:value-type="float">
            <text:p>19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21575335520" calcext:value-type="float">
            <text:p>1521575335520</text:p>
          </table:table-cell>
          <table:table-cell office:value-type="float" office:value="1008" calcext:value-type="float">
            <text:p>1008</text:p>
          </table:table-cell>
          <table:table-cell office:value-type="string" calcext:value-type="string">
            <text:p>/about/news-and-event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G - Sample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993475" calcext:value-type="float">
            <text:p>993475</text:p>
          </table:table-cell>
          <table:table-cell office:value-type="float" office:value="16069" calcext:value-type="float">
            <text:p>1606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21575319599" calcext:value-type="float">
            <text:p>1521575319599</text:p>
          </table:table-cell>
          <table:table-cell office:value-type="float" office:value="1021" calcext:value-type="float">
            <text:p>1021</text:p>
          </table:table-cell>
          <table:table-cell office:value-type="string" calcext:value-type="string">
            <text:p>/about/news-and-event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G - Sample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993474" calcext:value-type="float">
            <text:p>993474</text:p>
          </table:table-cell>
          <table:table-cell office:value-type="float" office:value="16069" calcext:value-type="float">
            <text:p>1606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78" calcext:value-type="float">
            <text:p>17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21575304234" calcext:value-type="float">
            <text:p>1521575304234</text:p>
          </table:table-cell>
          <table:table-cell office:value-type="float" office:value="1022" calcext:value-type="float">
            <text:p>1022</text:p>
          </table:table-cell>
          <table:table-cell office:value-type="string" calcext:value-type="string">
            <text:p>/about/news-and-event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G - Sample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993474" calcext:value-type="float">
            <text:p>993474</text:p>
          </table:table-cell>
          <table:table-cell office:value-type="float" office:value="16069" calcext:value-type="float">
            <text:p>1606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27" calcext:value-type="float">
            <text:p>22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21575459172" calcext:value-type="float">
            <text:p>1521575459172</text:p>
          </table:table-cell>
          <table:table-cell office:value-type="float" office:value="1039" calcext:value-type="float">
            <text:p>1039</text:p>
          </table:table-cell>
          <table:table-cell office:value-type="string" calcext:value-type="string">
            <text:p>/about/news-and-event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G - Sample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993482" calcext:value-type="float">
            <text:p>993482</text:p>
          </table:table-cell>
          <table:table-cell office:value-type="float" office:value="16069" calcext:value-type="float">
            <text:p>1606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05" calcext:value-type="float">
            <text:p>20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21575402898" calcext:value-type="float">
            <text:p>1521575402898</text:p>
          </table:table-cell>
          <table:table-cell office:value-type="float" office:value="1063" calcext:value-type="float">
            <text:p>1063</text:p>
          </table:table-cell>
          <table:table-cell office:value-type="string" calcext:value-type="string">
            <text:p>/about/news-and-event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G - Sample 1-5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993475" calcext:value-type="float">
            <text:p>993475</text:p>
          </table:table-cell>
          <table:table-cell office:value-type="float" office:value="16069" calcext:value-type="float">
            <text:p>1606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92" calcext:value-type="float">
            <text:p>19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21575433078" calcext:value-type="float">
            <text:p>1521575433078</text:p>
          </table:table-cell>
          <table:table-cell office:value-type="float" office:value="1065" calcext:value-type="float">
            <text:p>1065</text:p>
          </table:table-cell>
          <table:table-cell office:value-type="string" calcext:value-type="string">
            <text:p>/about/news-and-event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G - Sample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993475" calcext:value-type="float">
            <text:p>993475</text:p>
          </table:table-cell>
          <table:table-cell office:value-type="float" office:value="16069" calcext:value-type="float">
            <text:p>1606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92" calcext:value-type="float">
            <text:p>19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21575381801" calcext:value-type="float">
            <text:p>1521575381801</text:p>
          </table:table-cell>
          <table:table-cell office:value-type="float" office:value="1081" calcext:value-type="float">
            <text:p>1081</text:p>
          </table:table-cell>
          <table:table-cell office:value-type="string" calcext:value-type="string">
            <text:p>/about/news-and-event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G - Sample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993475" calcext:value-type="float">
            <text:p>993475</text:p>
          </table:table-cell>
          <table:table-cell office:value-type="float" office:value="16069" calcext:value-type="float">
            <text:p>1606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75" calcext:value-type="float">
            <text:p>17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21575398301" calcext:value-type="float">
            <text:p>1521575398301</text:p>
          </table:table-cell>
          <table:table-cell office:value-type="float" office:value="1104" calcext:value-type="float">
            <text:p>1104</text:p>
          </table:table-cell>
          <table:table-cell office:value-type="string" calcext:value-type="string">
            <text:p>/about/news-and-event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G - Sample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993483" calcext:value-type="float">
            <text:p>993483</text:p>
          </table:table-cell>
          <table:table-cell office:value-type="float" office:value="16069" calcext:value-type="float">
            <text:p>1606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21" calcext:value-type="float">
            <text:p>22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21575386963" calcext:value-type="float">
            <text:p>1521575386963</text:p>
          </table:table-cell>
          <table:table-cell office:value-type="float" office:value="1105" calcext:value-type="float">
            <text:p>1105</text:p>
          </table:table-cell>
          <table:table-cell office:value-type="string" calcext:value-type="string">
            <text:p>/about/news-and-event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G - Sample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993475" calcext:value-type="float">
            <text:p>993475</text:p>
          </table:table-cell>
          <table:table-cell office:value-type="float" office:value="16069" calcext:value-type="float">
            <text:p>1606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21575417943" calcext:value-type="float">
            <text:p>1521575417943</text:p>
          </table:table-cell>
          <table:table-cell office:value-type="float" office:value="1148" calcext:value-type="float">
            <text:p>1148</text:p>
          </table:table-cell>
          <table:table-cell office:value-type="string" calcext:value-type="string">
            <text:p>/about/news-and-event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G - Sample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993475" calcext:value-type="float">
            <text:p>993475</text:p>
          </table:table-cell>
          <table:table-cell office:value-type="float" office:value="16069" calcext:value-type="float">
            <text:p>1606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02" calcext:value-type="float">
            <text:p>20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21575479573" calcext:value-type="float">
            <text:p>1521575479573</text:p>
          </table:table-cell>
          <table:table-cell office:value-type="float" office:value="1376" calcext:value-type="float">
            <text:p>1376</text:p>
          </table:table-cell>
          <table:table-cell office:value-type="string" calcext:value-type="string">
            <text:p>/about/news-and-event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G - Sample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993475" calcext:value-type="float">
            <text:p>993475</text:p>
          </table:table-cell>
          <table:table-cell office:value-type="float" office:value="16069" calcext:value-type="float">
            <text:p>1606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546" calcext:value-type="float">
            <text:p>54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21575252654" calcext:value-type="float">
            <text:p>1521575252654</text:p>
          </table:table-cell>
          <table:table-cell office:value-type="float" office:value="1507" calcext:value-type="float">
            <text:p>1507</text:p>
          </table:table-cell>
          <table:table-cell office:value-type="string" calcext:value-type="string">
            <text:p>/about/news-and-event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G - Sample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993488" calcext:value-type="float">
            <text:p>993488</text:p>
          </table:table-cell>
          <table:table-cell office:value-type="float" office:value="16069" calcext:value-type="float">
            <text:p>1606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97" calcext:value-type="float">
            <text:p>39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21575229742" calcext:value-type="float">
            <text:p>1521575229742</text:p>
          </table:table-cell>
          <table:table-cell office:value-type="float" office:value="1655" calcext:value-type="float">
            <text:p>1655</text:p>
          </table:table-cell>
          <table:table-cell office:value-type="string" calcext:value-type="string">
            <text:p>/about/news-and-event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G - Sample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993466" calcext:value-type="float">
            <text:p>993466</text:p>
          </table:table-cell>
          <table:table-cell office:value-type="float" office:value="16069" calcext:value-type="float">
            <text:p>1606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17" calcext:value-type="float">
            <text:p>3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21575413990" calcext:value-type="float">
            <text:p>1521575413990</text:p>
          </table:table-cell>
          <table:table-cell office:value-type="float" office:value="1394" calcext:value-type="float">
            <text:p>1394</text:p>
          </table:table-cell>
          <table:table-cell office:value-type="string" calcext:value-type="string">
            <text:p>/contac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G - Sample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6701250" calcext:value-type="float">
            <text:p>6701250</text:p>
          </table:table-cell>
          <table:table-cell office:value-type="float" office:value="34471" calcext:value-type="float">
            <text:p>3447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21575356925" calcext:value-type="float">
            <text:p>1521575356925</text:p>
          </table:table-cell>
          <table:table-cell office:value-type="float" office:value="1530" calcext:value-type="float">
            <text:p>1530</text:p>
          </table:table-cell>
          <table:table-cell office:value-type="string" calcext:value-type="string">
            <text:p>/contac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G - Sample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6701258" calcext:value-type="float">
            <text:p>6701258</text:p>
          </table:table-cell>
          <table:table-cell office:value-type="float" office:value="34471" calcext:value-type="float">
            <text:p>3447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85" calcext:value-type="float">
            <text:p>28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21575310052" calcext:value-type="float">
            <text:p>1521575310052</text:p>
          </table:table-cell>
          <table:table-cell office:value-type="float" office:value="1562" calcext:value-type="float">
            <text:p>1562</text:p>
          </table:table-cell>
          <table:table-cell office:value-type="string" calcext:value-type="string">
            <text:p>/contac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G - Sample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6701241" calcext:value-type="float">
            <text:p>6701241</text:p>
          </table:table-cell>
          <table:table-cell office:value-type="float" office:value="34471" calcext:value-type="float">
            <text:p>3447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95" calcext:value-type="float">
            <text:p>29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21575279396" calcext:value-type="float">
            <text:p>1521575279396</text:p>
          </table:table-cell>
          <table:table-cell office:value-type="float" office:value="1585" calcext:value-type="float">
            <text:p>1585</text:p>
          </table:table-cell>
          <table:table-cell office:value-type="string" calcext:value-type="string">
            <text:p>/contac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G - Sample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6701241" calcext:value-type="float">
            <text:p>6701241</text:p>
          </table:table-cell>
          <table:table-cell office:value-type="float" office:value="34471" calcext:value-type="float">
            <text:p>3447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72" calcext:value-type="float">
            <text:p>27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21575341007" calcext:value-type="float">
            <text:p>1521575341007</text:p>
          </table:table-cell>
          <table:table-cell office:value-type="float" office:value="1586" calcext:value-type="float">
            <text:p>1586</text:p>
          </table:table-cell>
          <table:table-cell office:value-type="string" calcext:value-type="string">
            <text:p>/contac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G - Sample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6701258" calcext:value-type="float">
            <text:p>6701258</text:p>
          </table:table-cell>
          <table:table-cell office:value-type="float" office:value="34471" calcext:value-type="float">
            <text:p>3447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67" calcext:value-type="float">
            <text:p>26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21575393696" calcext:value-type="float">
            <text:p>1521575393696</text:p>
          </table:table-cell>
          <table:table-cell office:value-type="float" office:value="1610" calcext:value-type="float">
            <text:p>1610</text:p>
          </table:table-cell>
          <table:table-cell office:value-type="string" calcext:value-type="string">
            <text:p>/contac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G - Sample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6701242" calcext:value-type="float">
            <text:p>6701242</text:p>
          </table:table-cell>
          <table:table-cell office:value-type="float" office:value="34471" calcext:value-type="float">
            <text:p>3447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87" calcext:value-type="float">
            <text:p>28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21575321070" calcext:value-type="float">
            <text:p>1521575321070</text:p>
          </table:table-cell>
          <table:table-cell office:value-type="float" office:value="1613" calcext:value-type="float">
            <text:p>1613</text:p>
          </table:table-cell>
          <table:table-cell office:value-type="string" calcext:value-type="string">
            <text:p>/contac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G - Sample 1-5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6701250" calcext:value-type="float">
            <text:p>6701250</text:p>
          </table:table-cell>
          <table:table-cell office:value-type="float" office:value="34471" calcext:value-type="float">
            <text:p>3447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85" calcext:value-type="float">
            <text:p>28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21575299761" calcext:value-type="float">
            <text:p>1521575299761</text:p>
          </table:table-cell>
          <table:table-cell office:value-type="float" office:value="1624" calcext:value-type="float">
            <text:p>1624</text:p>
          </table:table-cell>
          <table:table-cell office:value-type="string" calcext:value-type="string">
            <text:p>/contac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G - Sample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6701241" calcext:value-type="float">
            <text:p>6701241</text:p>
          </table:table-cell>
          <table:table-cell office:value-type="float" office:value="34471" calcext:value-type="float">
            <text:p>3447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92" calcext:value-type="float">
            <text:p>29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21575259057" calcext:value-type="float">
            <text:p>1521575259057</text:p>
          </table:table-cell>
          <table:table-cell office:value-type="float" office:value="1662" calcext:value-type="float">
            <text:p>1662</text:p>
          </table:table-cell>
          <table:table-cell office:value-type="string" calcext:value-type="string">
            <text:p>/contac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G - Sample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6701256" calcext:value-type="float">
            <text:p>6701256</text:p>
          </table:table-cell>
          <table:table-cell office:value-type="float" office:value="34471" calcext:value-type="float">
            <text:p>3447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21575438824" calcext:value-type="float">
            <text:p>1521575438824</text:p>
          </table:table-cell>
          <table:table-cell office:value-type="float" office:value="1667" calcext:value-type="float">
            <text:p>1667</text:p>
          </table:table-cell>
          <table:table-cell office:value-type="string" calcext:value-type="string">
            <text:p>/contac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G - Sample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6701258" calcext:value-type="float">
            <text:p>6701258</text:p>
          </table:table-cell>
          <table:table-cell office:value-type="float" office:value="34471" calcext:value-type="float">
            <text:p>3447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21575459805" calcext:value-type="float">
            <text:p>1521575459805</text:p>
          </table:table-cell>
          <table:table-cell office:value-type="float" office:value="1685" calcext:value-type="float">
            <text:p>1685</text:p>
          </table:table-cell>
          <table:table-cell office:value-type="string" calcext:value-type="string">
            <text:p>/contac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G - Sample 1-5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6701257" calcext:value-type="float">
            <text:p>6701257</text:p>
          </table:table-cell>
          <table:table-cell office:value-type="float" office:value="34471" calcext:value-type="float">
            <text:p>3447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85" calcext:value-type="float">
            <text:p>28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21575371409" calcext:value-type="float">
            <text:p>1521575371409</text:p>
          </table:table-cell>
          <table:table-cell office:value-type="float" office:value="1705" calcext:value-type="float">
            <text:p>1705</text:p>
          </table:table-cell>
          <table:table-cell office:value-type="string" calcext:value-type="string">
            <text:p>/contac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G - Sample 1-5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6701242" calcext:value-type="float">
            <text:p>6701242</text:p>
          </table:table-cell>
          <table:table-cell office:value-type="float" office:value="34471" calcext:value-type="float">
            <text:p>3447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70" calcext:value-type="float">
            <text:p>27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21575366861" calcext:value-type="float">
            <text:p>1521575366861</text:p>
          </table:table-cell>
          <table:table-cell office:value-type="float" office:value="1725" calcext:value-type="float">
            <text:p>1725</text:p>
          </table:table-cell>
          <table:table-cell office:value-type="string" calcext:value-type="string">
            <text:p>/contac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G - Sample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6701242" calcext:value-type="float">
            <text:p>6701242</text:p>
          </table:table-cell>
          <table:table-cell office:value-type="float" office:value="34471" calcext:value-type="float">
            <text:p>3447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88" calcext:value-type="float">
            <text:p>28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21575284447" calcext:value-type="float">
            <text:p>1521575284447</text:p>
          </table:table-cell>
          <table:table-cell office:value-type="float" office:value="1744" calcext:value-type="float">
            <text:p>1744</text:p>
          </table:table-cell>
          <table:table-cell office:value-type="string" calcext:value-type="string">
            <text:p>/contac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G - Sample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6701241" calcext:value-type="float">
            <text:p>6701241</text:p>
          </table:table-cell>
          <table:table-cell office:value-type="float" office:value="34471" calcext:value-type="float">
            <text:p>3447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21575404336" calcext:value-type="float">
            <text:p>1521575404336</text:p>
          </table:table-cell>
          <table:table-cell office:value-type="float" office:value="1749" calcext:value-type="float">
            <text:p>1749</text:p>
          </table:table-cell>
          <table:table-cell office:value-type="string" calcext:value-type="string">
            <text:p>/contac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G - Sample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6701265" calcext:value-type="float">
            <text:p>6701265</text:p>
          </table:table-cell>
          <table:table-cell office:value-type="float" office:value="34471" calcext:value-type="float">
            <text:p>3447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80" calcext:value-type="float">
            <text:p>28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21575433584" calcext:value-type="float">
            <text:p>1521575433584</text:p>
          </table:table-cell>
          <table:table-cell office:value-type="float" office:value="1768" calcext:value-type="float">
            <text:p>1768</text:p>
          </table:table-cell>
          <table:table-cell office:value-type="string" calcext:value-type="string">
            <text:p>/contac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G - Sample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6701242" calcext:value-type="float">
            <text:p>6701242</text:p>
          </table:table-cell>
          <table:table-cell office:value-type="float" office:value="34471" calcext:value-type="float">
            <text:p>3447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75" calcext:value-type="float">
            <text:p>27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21575408449" calcext:value-type="float">
            <text:p>1521575408449</text:p>
          </table:table-cell>
          <table:table-cell office:value-type="float" office:value="1770" calcext:value-type="float">
            <text:p>1770</text:p>
          </table:table-cell>
          <table:table-cell office:value-type="string" calcext:value-type="string">
            <text:p>/contac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G - Sample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6701250" calcext:value-type="float">
            <text:p>6701250</text:p>
          </table:table-cell>
          <table:table-cell office:value-type="float" office:value="34471" calcext:value-type="float">
            <text:p>3447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21575377025" calcext:value-type="float">
            <text:p>1521575377025</text:p>
          </table:table-cell>
          <table:table-cell office:value-type="float" office:value="1822" calcext:value-type="float">
            <text:p>1822</text:p>
          </table:table-cell>
          <table:table-cell office:value-type="string" calcext:value-type="string">
            <text:p>/contac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G - Sample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6701265" calcext:value-type="float">
            <text:p>6701265</text:p>
          </table:table-cell>
          <table:table-cell office:value-type="float" office:value="34471" calcext:value-type="float">
            <text:p>3447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75" calcext:value-type="float">
            <text:p>27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21575491664" calcext:value-type="float">
            <text:p>1521575491664</text:p>
          </table:table-cell>
          <table:table-cell office:value-type="float" office:value="1826" calcext:value-type="float">
            <text:p>1826</text:p>
          </table:table-cell>
          <table:table-cell office:value-type="string" calcext:value-type="string">
            <text:p>/contac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G - Sample 1-5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6701242" calcext:value-type="float">
            <text:p>6701242</text:p>
          </table:table-cell>
          <table:table-cell office:value-type="float" office:value="34471" calcext:value-type="float">
            <text:p>3447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80" calcext:value-type="float">
            <text:p>28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21575444627" calcext:value-type="float">
            <text:p>1521575444627</text:p>
          </table:table-cell>
          <table:table-cell office:value-type="float" office:value="1832" calcext:value-type="float">
            <text:p>1832</text:p>
          </table:table-cell>
          <table:table-cell office:value-type="string" calcext:value-type="string">
            <text:p>/contac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G - Sample 1-5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6701242" calcext:value-type="float">
            <text:p>6701242</text:p>
          </table:table-cell>
          <table:table-cell office:value-type="float" office:value="34471" calcext:value-type="float">
            <text:p>3447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98" calcext:value-type="float">
            <text:p>29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21575511172" calcext:value-type="float">
            <text:p>1521575511172</text:p>
          </table:table-cell>
          <table:table-cell office:value-type="float" office:value="1835" calcext:value-type="float">
            <text:p>1835</text:p>
          </table:table-cell>
          <table:table-cell office:value-type="string" calcext:value-type="string">
            <text:p>/contac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G - Sample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6701242" calcext:value-type="float">
            <text:p>6701242</text:p>
          </table:table-cell>
          <table:table-cell office:value-type="float" office:value="34471" calcext:value-type="float">
            <text:p>3447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21575315366" calcext:value-type="float">
            <text:p>1521575315366</text:p>
          </table:table-cell>
          <table:table-cell office:value-type="float" office:value="1838" calcext:value-type="float">
            <text:p>1838</text:p>
          </table:table-cell>
          <table:table-cell office:value-type="string" calcext:value-type="string">
            <text:p>/contac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G - Sample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6701249" calcext:value-type="float">
            <text:p>6701249</text:p>
          </table:table-cell>
          <table:table-cell office:value-type="float" office:value="34471" calcext:value-type="float">
            <text:p>3447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95" calcext:value-type="float">
            <text:p>29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21575418123" calcext:value-type="float">
            <text:p>1521575418123</text:p>
          </table:table-cell>
          <table:table-cell office:value-type="float" office:value="1864" calcext:value-type="float">
            <text:p>1864</text:p>
          </table:table-cell>
          <table:table-cell office:value-type="string" calcext:value-type="string">
            <text:p>/contac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G - Sample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6701242" calcext:value-type="float">
            <text:p>6701242</text:p>
          </table:table-cell>
          <table:table-cell office:value-type="float" office:value="34471" calcext:value-type="float">
            <text:p>3447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74" calcext:value-type="float">
            <text:p>27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21575237960" calcext:value-type="float">
            <text:p>1521575237960</text:p>
          </table:table-cell>
          <table:table-cell office:value-type="float" office:value="1865" calcext:value-type="float">
            <text:p>1865</text:p>
          </table:table-cell>
          <table:table-cell office:value-type="string" calcext:value-type="string">
            <text:p>/contac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G - Sample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6701249" calcext:value-type="float">
            <text:p>6701249</text:p>
          </table:table-cell>
          <table:table-cell office:value-type="float" office:value="34471" calcext:value-type="float">
            <text:p>3447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03" calcext:value-type="float">
            <text:p>30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21575485978" calcext:value-type="float">
            <text:p>1521575485978</text:p>
          </table:table-cell>
          <table:table-cell office:value-type="float" office:value="1870" calcext:value-type="float">
            <text:p>1870</text:p>
          </table:table-cell>
          <table:table-cell office:value-type="string" calcext:value-type="string">
            <text:p>/contac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G - Sample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6701242" calcext:value-type="float">
            <text:p>6701242</text:p>
          </table:table-cell>
          <table:table-cell office:value-type="float" office:value="34471" calcext:value-type="float">
            <text:p>3447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94" calcext:value-type="float">
            <text:p>29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21575264292" calcext:value-type="float">
            <text:p>1521575264292</text:p>
          </table:table-cell>
          <table:table-cell office:value-type="float" office:value="1895" calcext:value-type="float">
            <text:p>1895</text:p>
          </table:table-cell>
          <table:table-cell office:value-type="string" calcext:value-type="string">
            <text:p>/contac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G - Sample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6701241" calcext:value-type="float">
            <text:p>6701241</text:p>
          </table:table-cell>
          <table:table-cell office:value-type="float" office:value="34471" calcext:value-type="float">
            <text:p>3447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93" calcext:value-type="float">
            <text:p>29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21575289644" calcext:value-type="float">
            <text:p>1521575289644</text:p>
          </table:table-cell>
          <table:table-cell office:value-type="float" office:value="1904" calcext:value-type="float">
            <text:p>1904</text:p>
          </table:table-cell>
          <table:table-cell office:value-type="string" calcext:value-type="string">
            <text:p>/contac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G - Sample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6701241" calcext:value-type="float">
            <text:p>6701241</text:p>
          </table:table-cell>
          <table:table-cell office:value-type="float" office:value="34471" calcext:value-type="float">
            <text:p>3447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07" calcext:value-type="float">
            <text:p>30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21575454326" calcext:value-type="float">
            <text:p>1521575454326</text:p>
          </table:table-cell>
          <table:table-cell office:value-type="float" office:value="1914" calcext:value-type="float">
            <text:p>1914</text:p>
          </table:table-cell>
          <table:table-cell office:value-type="string" calcext:value-type="string">
            <text:p>/contac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G - Sample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6701242" calcext:value-type="float">
            <text:p>6701242</text:p>
          </table:table-cell>
          <table:table-cell office:value-type="float" office:value="34471" calcext:value-type="float">
            <text:p>3447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21575326403" calcext:value-type="float">
            <text:p>1521575326403</text:p>
          </table:table-cell>
          <table:table-cell office:value-type="float" office:value="1915" calcext:value-type="float">
            <text:p>1915</text:p>
          </table:table-cell>
          <table:table-cell office:value-type="string" calcext:value-type="string">
            <text:p>/contac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G - Sample 1-5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6701242" calcext:value-type="float">
            <text:p>6701242</text:p>
          </table:table-cell>
          <table:table-cell office:value-type="float" office:value="34471" calcext:value-type="float">
            <text:p>3447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86" calcext:value-type="float">
            <text:p>28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21575480267" calcext:value-type="float">
            <text:p>1521575480267</text:p>
          </table:table-cell>
          <table:table-cell office:value-type="float" office:value="1922" calcext:value-type="float">
            <text:p>1922</text:p>
          </table:table-cell>
          <table:table-cell office:value-type="string" calcext:value-type="string">
            <text:p>/contac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G - Sample 1-5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6701242" calcext:value-type="float">
            <text:p>6701242</text:p>
          </table:table-cell>
          <table:table-cell office:value-type="float" office:value="34471" calcext:value-type="float">
            <text:p>3447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71" calcext:value-type="float">
            <text:p>27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21575274424" calcext:value-type="float">
            <text:p>1521575274424</text:p>
          </table:table-cell>
          <table:table-cell office:value-type="float" office:value="1946" calcext:value-type="float">
            <text:p>1946</text:p>
          </table:table-cell>
          <table:table-cell office:value-type="string" calcext:value-type="string">
            <text:p>/contac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G - Sample 1-5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6701241" calcext:value-type="float">
            <text:p>6701241</text:p>
          </table:table-cell>
          <table:table-cell office:value-type="float" office:value="34471" calcext:value-type="float">
            <text:p>3447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75" calcext:value-type="float">
            <text:p>27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21575500917" calcext:value-type="float">
            <text:p>1521575500917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/contac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G - Sample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6701242" calcext:value-type="float">
            <text:p>6701242</text:p>
          </table:table-cell>
          <table:table-cell office:value-type="float" office:value="34471" calcext:value-type="float">
            <text:p>3447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74" calcext:value-type="float">
            <text:p>27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21575449117" calcext:value-type="float">
            <text:p>1521575449117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/contac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G - Sample 1-5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6701242" calcext:value-type="float">
            <text:p>6701242</text:p>
          </table:table-cell>
          <table:table-cell office:value-type="float" office:value="34471" calcext:value-type="float">
            <text:p>3447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83" calcext:value-type="float">
            <text:p>28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21575269507" calcext:value-type="float">
            <text:p>1521575269507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/contac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G - Sample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6701241" calcext:value-type="float">
            <text:p>6701241</text:p>
          </table:table-cell>
          <table:table-cell office:value-type="float" office:value="34471" calcext:value-type="float">
            <text:p>3447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95" calcext:value-type="float">
            <text:p>29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21575398589" calcext:value-type="float">
            <text:p>1521575398589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/contac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G - Sample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6701249" calcext:value-type="float">
            <text:p>6701249</text:p>
          </table:table-cell>
          <table:table-cell office:value-type="float" office:value="34471" calcext:value-type="float">
            <text:p>3447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68" calcext:value-type="float">
            <text:p>26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21575475973" calcext:value-type="float">
            <text:p>1521575475973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/contac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G - Sample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6701242" calcext:value-type="float">
            <text:p>6701242</text:p>
          </table:table-cell>
          <table:table-cell office:value-type="float" office:value="34471" calcext:value-type="float">
            <text:p>3447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03" calcext:value-type="float">
            <text:p>30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21575506586" calcext:value-type="float">
            <text:p>1521575506586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/contac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G - Sample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6701250" calcext:value-type="float">
            <text:p>6701250</text:p>
          </table:table-cell>
          <table:table-cell office:value-type="float" office:value="34471" calcext:value-type="float">
            <text:p>3447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73" calcext:value-type="float">
            <text:p>27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21575361296" calcext:value-type="float">
            <text:p>1521575361296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/contac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G - Sample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6701242" calcext:value-type="float">
            <text:p>6701242</text:p>
          </table:table-cell>
          <table:table-cell office:value-type="float" office:value="34471" calcext:value-type="float">
            <text:p>3447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89" calcext:value-type="float">
            <text:p>28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21575242993" calcext:value-type="float">
            <text:p>1521575242993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/contac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G - Sample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6701257" calcext:value-type="float">
            <text:p>6701257</text:p>
          </table:table-cell>
          <table:table-cell office:value-type="float" office:value="34471" calcext:value-type="float">
            <text:p>3447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21575382230" calcext:value-type="float">
            <text:p>1521575382230</text:p>
          </table:table-cell>
          <table:table-cell office:value-type="float" office:value="2036" calcext:value-type="float">
            <text:p>2036</text:p>
          </table:table-cell>
          <table:table-cell office:value-type="string" calcext:value-type="string">
            <text:p>/contac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G - Sample 1-5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6701242" calcext:value-type="float">
            <text:p>6701242</text:p>
          </table:table-cell>
          <table:table-cell office:value-type="float" office:value="34471" calcext:value-type="float">
            <text:p>3447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13" calcext:value-type="float">
            <text:p>3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21575516655" calcext:value-type="float">
            <text:p>1521575516655</text:p>
          </table:table-cell>
          <table:table-cell office:value-type="float" office:value="2050" calcext:value-type="float">
            <text:p>2050</text:p>
          </table:table-cell>
          <table:table-cell office:value-type="string" calcext:value-type="string">
            <text:p>/contac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G - Sample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6701242" calcext:value-type="float">
            <text:p>6701242</text:p>
          </table:table-cell>
          <table:table-cell office:value-type="float" office:value="34471" calcext:value-type="float">
            <text:p>3447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12" calcext:value-type="float">
            <text:p>3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21575496387" calcext:value-type="float">
            <text:p>1521575496387</text:p>
          </table:table-cell>
          <table:table-cell office:value-type="float" office:value="2092" calcext:value-type="float">
            <text:p>2092</text:p>
          </table:table-cell>
          <table:table-cell office:value-type="string" calcext:value-type="string">
            <text:p>/contac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G - Sample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6701250" calcext:value-type="float">
            <text:p>6701250</text:p>
          </table:table-cell>
          <table:table-cell office:value-type="float" office:value="34471" calcext:value-type="float">
            <text:p>3447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86" calcext:value-type="float">
            <text:p>28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21575428592" calcext:value-type="float">
            <text:p>1521575428592</text:p>
          </table:table-cell>
          <table:table-cell office:value-type="float" office:value="2114" calcext:value-type="float">
            <text:p>2114</text:p>
          </table:table-cell>
          <table:table-cell office:value-type="string" calcext:value-type="string">
            <text:p>/contac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G - Sample 1-5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6701242" calcext:value-type="float">
            <text:p>6701242</text:p>
          </table:table-cell>
          <table:table-cell office:value-type="float" office:value="34471" calcext:value-type="float">
            <text:p>3447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21575423722" calcext:value-type="float">
            <text:p>1521575423722</text:p>
          </table:table-cell>
          <table:table-cell office:value-type="float" office:value="2133" calcext:value-type="float">
            <text:p>2133</text:p>
          </table:table-cell>
          <table:table-cell office:value-type="string" calcext:value-type="string">
            <text:p>/contac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G - Sample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6701242" calcext:value-type="float">
            <text:p>6701242</text:p>
          </table:table-cell>
          <table:table-cell office:value-type="float" office:value="34471" calcext:value-type="float">
            <text:p>3447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89" calcext:value-type="float">
            <text:p>28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21575470886" calcext:value-type="float">
            <text:p>1521575470886</text:p>
          </table:table-cell>
          <table:table-cell office:value-type="float" office:value="2134" calcext:value-type="float">
            <text:p>2134</text:p>
          </table:table-cell>
          <table:table-cell office:value-type="string" calcext:value-type="string">
            <text:p>/contac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G - Sample 1-5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6701250" calcext:value-type="float">
            <text:p>6701250</text:p>
          </table:table-cell>
          <table:table-cell office:value-type="float" office:value="34471" calcext:value-type="float">
            <text:p>3447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28" calcext:value-type="float">
            <text:p>32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21575346507" calcext:value-type="float">
            <text:p>1521575346507</text:p>
          </table:table-cell>
          <table:table-cell office:value-type="float" office:value="2166" calcext:value-type="float">
            <text:p>2166</text:p>
          </table:table-cell>
          <table:table-cell office:value-type="string" calcext:value-type="string">
            <text:p>/contac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G - Sample 1-5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6701242" calcext:value-type="float">
            <text:p>6701242</text:p>
          </table:table-cell>
          <table:table-cell office:value-type="float" office:value="34471" calcext:value-type="float">
            <text:p>3447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80" calcext:value-type="float">
            <text:p>28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21575335941" calcext:value-type="float">
            <text:p>1521575335941</text:p>
          </table:table-cell>
          <table:table-cell office:value-type="float" office:value="2176" calcext:value-type="float">
            <text:p>2176</text:p>
          </table:table-cell>
          <table:table-cell office:value-type="string" calcext:value-type="string">
            <text:p>/contac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G - Sample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6701242" calcext:value-type="float">
            <text:p>6701242</text:p>
          </table:table-cell>
          <table:table-cell office:value-type="float" office:value="34471" calcext:value-type="float">
            <text:p>3447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07" calcext:value-type="float">
            <text:p>30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21575305319" calcext:value-type="float">
            <text:p>1521575305319</text:p>
          </table:table-cell>
          <table:table-cell office:value-type="float" office:value="2209" calcext:value-type="float">
            <text:p>2209</text:p>
          </table:table-cell>
          <table:table-cell office:value-type="string" calcext:value-type="string">
            <text:p>/contac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G - Sample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6701241" calcext:value-type="float">
            <text:p>6701241</text:p>
          </table:table-cell>
          <table:table-cell office:value-type="float" office:value="34471" calcext:value-type="float">
            <text:p>3447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21575295068" calcext:value-type="float">
            <text:p>1521575295068</text:p>
          </table:table-cell>
          <table:table-cell office:value-type="float" office:value="2225" calcext:value-type="float">
            <text:p>2225</text:p>
          </table:table-cell>
          <table:table-cell office:value-type="string" calcext:value-type="string">
            <text:p>/contac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G - Sample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6701249" calcext:value-type="float">
            <text:p>6701249</text:p>
          </table:table-cell>
          <table:table-cell office:value-type="float" office:value="34471" calcext:value-type="float">
            <text:p>3447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87" calcext:value-type="float">
            <text:p>28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21575388125" calcext:value-type="float">
            <text:p>1521575388125</text:p>
          </table:table-cell>
          <table:table-cell office:value-type="float" office:value="2288" calcext:value-type="float">
            <text:p>2288</text:p>
          </table:table-cell>
          <table:table-cell office:value-type="string" calcext:value-type="string">
            <text:p>/contac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G - Sample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6701249" calcext:value-type="float">
            <text:p>6701249</text:p>
          </table:table-cell>
          <table:table-cell office:value-type="float" office:value="34471" calcext:value-type="float">
            <text:p>3447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93" calcext:value-type="float">
            <text:p>29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21575247981" calcext:value-type="float">
            <text:p>1521575247981</text:p>
          </table:table-cell>
          <table:table-cell office:value-type="float" office:value="2333" calcext:value-type="float">
            <text:p>2333</text:p>
          </table:table-cell>
          <table:table-cell office:value-type="string" calcext:value-type="string">
            <text:p>/contac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G - Sample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6701241" calcext:value-type="float">
            <text:p>6701241</text:p>
          </table:table-cell>
          <table:table-cell office:value-type="float" office:value="34471" calcext:value-type="float">
            <text:p>3447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23" calcext:value-type="float">
            <text:p>12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21575331306" calcext:value-type="float">
            <text:p>1521575331306</text:p>
          </table:table-cell>
          <table:table-cell office:value-type="float" office:value="2362" calcext:value-type="float">
            <text:p>2362</text:p>
          </table:table-cell>
          <table:table-cell office:value-type="string" calcext:value-type="string">
            <text:p>/contac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G - Sample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6701242" calcext:value-type="float">
            <text:p>6701242</text:p>
          </table:table-cell>
          <table:table-cell office:value-type="float" office:value="34471" calcext:value-type="float">
            <text:p>3447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86" calcext:value-type="float">
            <text:p>28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21575351482" calcext:value-type="float">
            <text:p>1521575351482</text:p>
          </table:table-cell>
          <table:table-cell office:value-type="float" office:value="2414" calcext:value-type="float">
            <text:p>2414</text:p>
          </table:table-cell>
          <table:table-cell office:value-type="string" calcext:value-type="string">
            <text:p>/contac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G - Sample 1-5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6701242" calcext:value-type="float">
            <text:p>6701242</text:p>
          </table:table-cell>
          <table:table-cell office:value-type="float" office:value="34471" calcext:value-type="float">
            <text:p>3447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74" calcext:value-type="float">
            <text:p>27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21575252747" calcext:value-type="float">
            <text:p>1521575252747</text:p>
          </table:table-cell>
          <table:table-cell office:value-type="float" office:value="2494" calcext:value-type="float">
            <text:p>2494</text:p>
          </table:table-cell>
          <table:table-cell office:value-type="string" calcext:value-type="string">
            <text:p>/contac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G - Sample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6701241" calcext:value-type="float">
            <text:p>6701241</text:p>
          </table:table-cell>
          <table:table-cell office:value-type="float" office:value="34471" calcext:value-type="float">
            <text:p>3447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14" calcext:value-type="float">
            <text:p>4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21575465770" calcext:value-type="float">
            <text:p>1521575465770</text:p>
          </table:table-cell>
          <table:table-cell office:value-type="float" office:value="2524" calcext:value-type="float">
            <text:p>2524</text:p>
          </table:table-cell>
          <table:table-cell office:value-type="string" calcext:value-type="string">
            <text:p>/contac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G - Sample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6701242" calcext:value-type="float">
            <text:p>6701242</text:p>
          </table:table-cell>
          <table:table-cell office:value-type="float" office:value="34471" calcext:value-type="float">
            <text:p>3447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86" calcext:value-type="float">
            <text:p>28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21575230802" calcext:value-type="float">
            <text:p>1521575230802</text:p>
          </table:table-cell>
          <table:table-cell office:value-type="float" office:value="2880" calcext:value-type="float">
            <text:p>2880</text:p>
          </table:table-cell>
          <table:table-cell office:value-type="string" calcext:value-type="string">
            <text:p>/contac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G - Sample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6701249" calcext:value-type="float">
            <text:p>6701249</text:p>
          </table:table-cell>
          <table:table-cell office:value-type="float" office:value="34471" calcext:value-type="float">
            <text:p>3447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56" calcext:value-type="float">
            <text:p>45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21575221313" calcext:value-type="float">
            <text:p>1521575221313</text:p>
          </table:table-cell>
          <table:table-cell office:value-type="float" office:value="6936" calcext:value-type="float">
            <text:p>6936</text:p>
          </table:table-cell>
          <table:table-cell office:value-type="string" calcext:value-type="string">
            <text:p>/contac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G - Sample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6701233" calcext:value-type="float">
            <text:p>6701233</text:p>
          </table:table-cell>
          <table:table-cell office:value-type="float" office:value="34471" calcext:value-type="float">
            <text:p>3447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89" calcext:value-type="float">
            <text:p>48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21575487014" calcext:value-type="float">
            <text:p>1521575487014</text:p>
          </table:table-cell>
          <table:table-cell office:value-type="float" office:value="1533" calcext:value-type="float">
            <text:p>1533</text:p>
          </table:table-cell>
          <table:table-cell office:value-type="string" calcext:value-type="string">
            <text:p>/ide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G - Sample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297521" calcext:value-type="float">
            <text:p>7297521</text:p>
          </table:table-cell>
          <table:table-cell office:value-type="float" office:value="36310" calcext:value-type="float">
            <text:p>363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79" calcext:value-type="float">
            <text:p>17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21575409874" calcext:value-type="float">
            <text:p>1521575409874</text:p>
          </table:table-cell>
          <table:table-cell office:value-type="float" office:value="1564" calcext:value-type="float">
            <text:p>1564</text:p>
          </table:table-cell>
          <table:table-cell office:value-type="string" calcext:value-type="string">
            <text:p>/ide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G - Sample 1-5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297521" calcext:value-type="float">
            <text:p>7297521</text:p>
          </table:table-cell>
          <table:table-cell office:value-type="float" office:value="36310" calcext:value-type="float">
            <text:p>363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78" calcext:value-type="float">
            <text:p>17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21575383515" calcext:value-type="float">
            <text:p>1521575383515</text:p>
          </table:table-cell>
          <table:table-cell office:value-type="float" office:value="1613" calcext:value-type="float">
            <text:p>1613</text:p>
          </table:table-cell>
          <table:table-cell office:value-type="string" calcext:value-type="string">
            <text:p>/ide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G - Sample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297521" calcext:value-type="float">
            <text:p>7297521</text:p>
          </table:table-cell>
          <table:table-cell office:value-type="float" office:value="36310" calcext:value-type="float">
            <text:p>363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05" calcext:value-type="float">
            <text:p>20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21575316458" calcext:value-type="float">
            <text:p>1521575316458</text:p>
          </table:table-cell>
          <table:table-cell office:value-type="float" office:value="1633" calcext:value-type="float">
            <text:p>1633</text:p>
          </table:table-cell>
          <table:table-cell office:value-type="string" calcext:value-type="string">
            <text:p>/ide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G - Sample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297519" calcext:value-type="float">
            <text:p>7297519</text:p>
          </table:table-cell>
          <table:table-cell office:value-type="float" office:value="36310" calcext:value-type="float">
            <text:p>363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52" calcext:value-type="float">
            <text:p>25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21575512248" calcext:value-type="float">
            <text:p>1521575512248</text:p>
          </table:table-cell>
          <table:table-cell office:value-type="float" office:value="1641" calcext:value-type="float">
            <text:p>1641</text:p>
          </table:table-cell>
          <table:table-cell office:value-type="string" calcext:value-type="string">
            <text:p>/ide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G - Sample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297529" calcext:value-type="float">
            <text:p>7297529</text:p>
          </table:table-cell>
          <table:table-cell office:value-type="float" office:value="36310" calcext:value-type="float">
            <text:p>363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77" calcext:value-type="float">
            <text:p>17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21575372737" calcext:value-type="float">
            <text:p>1521575372737</text:p>
          </table:table-cell>
          <table:table-cell office:value-type="float" office:value="1651" calcext:value-type="float">
            <text:p>1651</text:p>
          </table:table-cell>
          <table:table-cell office:value-type="string" calcext:value-type="string">
            <text:p>/ide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G - Sample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297521" calcext:value-type="float">
            <text:p>7297521</text:p>
          </table:table-cell>
          <table:table-cell office:value-type="float" office:value="36310" calcext:value-type="float">
            <text:p>363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08" calcext:value-type="float">
            <text:p>20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21575502604" calcext:value-type="float">
            <text:p>1521575502604</text:p>
          </table:table-cell>
          <table:table-cell office:value-type="float" office:value="1697" calcext:value-type="float">
            <text:p>1697</text:p>
          </table:table-cell>
          <table:table-cell office:value-type="string" calcext:value-type="string">
            <text:p>/ide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G - Sample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297521" calcext:value-type="float">
            <text:p>7297521</text:p>
          </table:table-cell>
          <table:table-cell office:value-type="float" office:value="36310" calcext:value-type="float">
            <text:p>363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87" calcext:value-type="float">
            <text:p>18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21575377896" calcext:value-type="float">
            <text:p>1521575377896</text:p>
          </table:table-cell>
          <table:table-cell office:value-type="float" office:value="1703" calcext:value-type="float">
            <text:p>1703</text:p>
          </table:table-cell>
          <table:table-cell office:value-type="string" calcext:value-type="string">
            <text:p>/ide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G - Sample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297521" calcext:value-type="float">
            <text:p>7297521</text:p>
          </table:table-cell>
          <table:table-cell office:value-type="float" office:value="36310" calcext:value-type="float">
            <text:p>363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21575281217" calcext:value-type="float">
            <text:p>1521575281217</text:p>
          </table:table-cell>
          <table:table-cell office:value-type="float" office:value="1718" calcext:value-type="float">
            <text:p>1718</text:p>
          </table:table-cell>
          <table:table-cell office:value-type="string" calcext:value-type="string">
            <text:p>/ide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G - Sample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297519" calcext:value-type="float">
            <text:p>7297519</text:p>
          </table:table-cell>
          <table:table-cell office:value-type="float" office:value="36310" calcext:value-type="float">
            <text:p>363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21575440788" calcext:value-type="float">
            <text:p>1521575440788</text:p>
          </table:table-cell>
          <table:table-cell office:value-type="float" office:value="1718" calcext:value-type="float">
            <text:p>1718</text:p>
          </table:table-cell>
          <table:table-cell office:value-type="string" calcext:value-type="string">
            <text:p>/ide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G - Sample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297521" calcext:value-type="float">
            <text:p>7297521</text:p>
          </table:table-cell>
          <table:table-cell office:value-type="float" office:value="36310" calcext:value-type="float">
            <text:p>363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89" calcext:value-type="float">
            <text:p>18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21575477087" calcext:value-type="float">
            <text:p>1521575477087</text:p>
          </table:table-cell>
          <table:table-cell office:value-type="float" office:value="1735" calcext:value-type="float">
            <text:p>1735</text:p>
          </table:table-cell>
          <table:table-cell office:value-type="string" calcext:value-type="string">
            <text:p>/ide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G - Sample 1-5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297529" calcext:value-type="float">
            <text:p>7297529</text:p>
          </table:table-cell>
          <table:table-cell office:value-type="float" office:value="36310" calcext:value-type="float">
            <text:p>363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03" calcext:value-type="float">
            <text:p>20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21575270697" calcext:value-type="float">
            <text:p>1521575270697</text:p>
          </table:table-cell>
          <table:table-cell office:value-type="float" office:value="1759" calcext:value-type="float">
            <text:p>1759</text:p>
          </table:table-cell>
          <table:table-cell office:value-type="string" calcext:value-type="string">
            <text:p>/ide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G - Sample 1-5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297526" calcext:value-type="float">
            <text:p>7297526</text:p>
          </table:table-cell>
          <table:table-cell office:value-type="float" office:value="36310" calcext:value-type="float">
            <text:p>363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89" calcext:value-type="float">
            <text:p>18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21575389264" calcext:value-type="float">
            <text:p>1521575389264</text:p>
          </table:table-cell>
          <table:table-cell office:value-type="float" office:value="1774" calcext:value-type="float">
            <text:p>1774</text:p>
          </table:table-cell>
          <table:table-cell office:value-type="string" calcext:value-type="string">
            <text:p>/ide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G - Sample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297521" calcext:value-type="float">
            <text:p>7297521</text:p>
          </table:table-cell>
          <table:table-cell office:value-type="float" office:value="36310" calcext:value-type="float">
            <text:p>363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77" calcext:value-type="float">
            <text:p>17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21575254266" calcext:value-type="float">
            <text:p>1521575254266</text:p>
          </table:table-cell>
          <table:table-cell office:value-type="float" office:value="1777" calcext:value-type="float">
            <text:p>1777</text:p>
          </table:table-cell>
          <table:table-cell office:value-type="string" calcext:value-type="string">
            <text:p>/ide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G - Sample 1-5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297519" calcext:value-type="float">
            <text:p>7297519</text:p>
          </table:table-cell>
          <table:table-cell office:value-type="float" office:value="36310" calcext:value-type="float">
            <text:p>363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05" calcext:value-type="float">
            <text:p>20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21575482296" calcext:value-type="float">
            <text:p>1521575482296</text:p>
          </table:table-cell>
          <table:table-cell office:value-type="float" office:value="1784" calcext:value-type="float">
            <text:p>1784</text:p>
          </table:table-cell>
          <table:table-cell office:value-type="string" calcext:value-type="string">
            <text:p>/ide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G - Sample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297521" calcext:value-type="float">
            <text:p>7297521</text:p>
          </table:table-cell>
          <table:table-cell office:value-type="float" office:value="36310" calcext:value-type="float">
            <text:p>363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96" calcext:value-type="float">
            <text:p>19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21575497071" calcext:value-type="float">
            <text:p>1521575497071</text:p>
          </table:table-cell>
          <table:table-cell office:value-type="float" office:value="1795" calcext:value-type="float">
            <text:p>1795</text:p>
          </table:table-cell>
          <table:table-cell office:value-type="string" calcext:value-type="string">
            <text:p>/ide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G - Sample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297521" calcext:value-type="float">
            <text:p>7297521</text:p>
          </table:table-cell>
          <table:table-cell office:value-type="float" office:value="36310" calcext:value-type="float">
            <text:p>363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11" calcext:value-type="float">
            <text:p>2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21575341829" calcext:value-type="float">
            <text:p>1521575341829</text:p>
          </table:table-cell>
          <table:table-cell office:value-type="float" office:value="1797" calcext:value-type="float">
            <text:p>1797</text:p>
          </table:table-cell>
          <table:table-cell office:value-type="string" calcext:value-type="string">
            <text:p>/ide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G - Sample 1-5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297536" calcext:value-type="float">
            <text:p>7297536</text:p>
          </table:table-cell>
          <table:table-cell office:value-type="float" office:value="36310" calcext:value-type="float">
            <text:p>363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92" calcext:value-type="float">
            <text:p>19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21575415090" calcext:value-type="float">
            <text:p>1521575415090</text:p>
          </table:table-cell>
          <table:table-cell office:value-type="float" office:value="1811" calcext:value-type="float">
            <text:p>1811</text:p>
          </table:table-cell>
          <table:table-cell office:value-type="string" calcext:value-type="string">
            <text:p>/ide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G - Sample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297551" calcext:value-type="float">
            <text:p>7297551</text:p>
          </table:table-cell>
          <table:table-cell office:value-type="float" office:value="36310" calcext:value-type="float">
            <text:p>363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76" calcext:value-type="float">
            <text:p>17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21575436524" calcext:value-type="float">
            <text:p>1521575436524</text:p>
          </table:table-cell>
          <table:table-cell office:value-type="float" office:value="1816" calcext:value-type="float">
            <text:p>1816</text:p>
          </table:table-cell>
          <table:table-cell office:value-type="string" calcext:value-type="string">
            <text:p>/ide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G - Sample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297521" calcext:value-type="float">
            <text:p>7297521</text:p>
          </table:table-cell>
          <table:table-cell office:value-type="float" office:value="36310" calcext:value-type="float">
            <text:p>363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86" calcext:value-type="float">
            <text:p>18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21575461478" calcext:value-type="float">
            <text:p>1521575461478</text:p>
          </table:table-cell>
          <table:table-cell office:value-type="float" office:value="1819" calcext:value-type="float">
            <text:p>1819</text:p>
          </table:table-cell>
          <table:table-cell office:value-type="string" calcext:value-type="string">
            <text:p>/ide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G - Sample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297521" calcext:value-type="float">
            <text:p>7297521</text:p>
          </table:table-cell>
          <table:table-cell office:value-type="float" office:value="36310" calcext:value-type="float">
            <text:p>363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03" calcext:value-type="float">
            <text:p>20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21575276145" calcext:value-type="float">
            <text:p>1521575276145</text:p>
          </table:table-cell>
          <table:table-cell office:value-type="float" office:value="1846" calcext:value-type="float">
            <text:p>1846</text:p>
          </table:table-cell>
          <table:table-cell office:value-type="string" calcext:value-type="string">
            <text:p>/ide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G - Sample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297519" calcext:value-type="float">
            <text:p>7297519</text:p>
          </table:table-cell>
          <table:table-cell office:value-type="float" office:value="36310" calcext:value-type="float">
            <text:p>363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87" calcext:value-type="float">
            <text:p>18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21575336697" calcext:value-type="float">
            <text:p>1521575336697</text:p>
          </table:table-cell>
          <table:table-cell office:value-type="float" office:value="1852" calcext:value-type="float">
            <text:p>1852</text:p>
          </table:table-cell>
          <table:table-cell office:value-type="string" calcext:value-type="string">
            <text:p>/ide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G - Sample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297521" calcext:value-type="float">
            <text:p>7297521</text:p>
          </table:table-cell>
          <table:table-cell office:value-type="float" office:value="36310" calcext:value-type="float">
            <text:p>363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21575322811" calcext:value-type="float">
            <text:p>1521575322811</text:p>
          </table:table-cell>
          <table:table-cell office:value-type="float" office:value="1856" calcext:value-type="float">
            <text:p>1856</text:p>
          </table:table-cell>
          <table:table-cell office:value-type="string" calcext:value-type="string">
            <text:p>/ide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G - Sample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297521" calcext:value-type="float">
            <text:p>7297521</text:p>
          </table:table-cell>
          <table:table-cell office:value-type="float" office:value="36310" calcext:value-type="float">
            <text:p>363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79" calcext:value-type="float">
            <text:p>17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21575265926" calcext:value-type="float">
            <text:p>1521575265926</text:p>
          </table:table-cell>
          <table:table-cell office:value-type="float" office:value="1863" calcext:value-type="float">
            <text:p>1863</text:p>
          </table:table-cell>
          <table:table-cell office:value-type="string" calcext:value-type="string">
            <text:p>/ide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G - Sample 1-5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297519" calcext:value-type="float">
            <text:p>7297519</text:p>
          </table:table-cell>
          <table:table-cell office:value-type="float" office:value="36310" calcext:value-type="float">
            <text:p>363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21575492547" calcext:value-type="float">
            <text:p>1521575492547</text:p>
          </table:table-cell>
          <table:table-cell office:value-type="float" office:value="1878" calcext:value-type="float">
            <text:p>1878</text:p>
          </table:table-cell>
          <table:table-cell office:value-type="string" calcext:value-type="string">
            <text:p>/ide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G - Sample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297521" calcext:value-type="float">
            <text:p>7297521</text:p>
          </table:table-cell>
          <table:table-cell office:value-type="float" office:value="36310" calcext:value-type="float">
            <text:p>363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19" calcext:value-type="float">
            <text:p>2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21575368370" calcext:value-type="float">
            <text:p>1521575368370</text:p>
          </table:table-cell>
          <table:table-cell office:value-type="float" office:value="1882" calcext:value-type="float">
            <text:p>1882</text:p>
          </table:table-cell>
          <table:table-cell office:value-type="string" calcext:value-type="string">
            <text:p>/ide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G - Sample 1-5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297529" calcext:value-type="float">
            <text:p>7297529</text:p>
          </table:table-cell>
          <table:table-cell office:value-type="float" office:value="36310" calcext:value-type="float">
            <text:p>363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21575445705" calcext:value-type="float">
            <text:p>1521575445705</text:p>
          </table:table-cell>
          <table:table-cell office:value-type="float" office:value="1894" calcext:value-type="float">
            <text:p>1894</text:p>
          </table:table-cell>
          <table:table-cell office:value-type="string" calcext:value-type="string">
            <text:p>/ide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G - Sample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297529" calcext:value-type="float">
            <text:p>7297529</text:p>
          </table:table-cell>
          <table:table-cell office:value-type="float" office:value="36310" calcext:value-type="float">
            <text:p>363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93" calcext:value-type="float">
            <text:p>19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21575259970" calcext:value-type="float">
            <text:p>1521575259970</text:p>
          </table:table-cell>
          <table:table-cell office:value-type="float" office:value="1908" calcext:value-type="float">
            <text:p>1908</text:p>
          </table:table-cell>
          <table:table-cell office:value-type="string" calcext:value-type="string">
            <text:p>/ide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G - Sample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297519" calcext:value-type="float">
            <text:p>7297519</text:p>
          </table:table-cell>
          <table:table-cell office:value-type="float" office:value="36310" calcext:value-type="float">
            <text:p>363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06" calcext:value-type="float">
            <text:p>20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21575471421" calcext:value-type="float">
            <text:p>1521575471421</text:p>
          </table:table-cell>
          <table:table-cell office:value-type="float" office:value="1917" calcext:value-type="float">
            <text:p>1917</text:p>
          </table:table-cell>
          <table:table-cell office:value-type="string" calcext:value-type="string">
            <text:p>/ide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G - Sample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297528" calcext:value-type="float">
            <text:p>7297528</text:p>
          </table:table-cell>
          <table:table-cell office:value-type="float" office:value="36310" calcext:value-type="float">
            <text:p>363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21575305965" calcext:value-type="float">
            <text:p>1521575305965</text:p>
          </table:table-cell>
          <table:table-cell office:value-type="float" office:value="1918" calcext:value-type="float">
            <text:p>1918</text:p>
          </table:table-cell>
          <table:table-cell office:value-type="string" calcext:value-type="string">
            <text:p>/ide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G - Sample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297519" calcext:value-type="float">
            <text:p>7297519</text:p>
          </table:table-cell>
          <table:table-cell office:value-type="float" office:value="36310" calcext:value-type="float">
            <text:p>363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79" calcext:value-type="float">
            <text:p>17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21575506991" calcext:value-type="float">
            <text:p>1521575506991</text:p>
          </table:table-cell>
          <table:table-cell office:value-type="float" office:value="1925" calcext:value-type="float">
            <text:p>1925</text:p>
          </table:table-cell>
          <table:table-cell office:value-type="string" calcext:value-type="string">
            <text:p>/ide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G - Sample 1-5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297521" calcext:value-type="float">
            <text:p>7297521</text:p>
          </table:table-cell>
          <table:table-cell office:value-type="float" office:value="36310" calcext:value-type="float">
            <text:p>363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95" calcext:value-type="float">
            <text:p>19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21575286468" calcext:value-type="float">
            <text:p>1521575286468</text:p>
          </table:table-cell>
          <table:table-cell office:value-type="float" office:value="1938" calcext:value-type="float">
            <text:p>1938</text:p>
          </table:table-cell>
          <table:table-cell office:value-type="string" calcext:value-type="string">
            <text:p>/ide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G - Sample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297526" calcext:value-type="float">
            <text:p>7297526</text:p>
          </table:table-cell>
          <table:table-cell office:value-type="float" office:value="36310" calcext:value-type="float">
            <text:p>363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82" calcext:value-type="float">
            <text:p>18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21575429099" calcext:value-type="float">
            <text:p>1521575429099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/ide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G - Sample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297521" calcext:value-type="float">
            <text:p>7297521</text:p>
          </table:table-cell>
          <table:table-cell office:value-type="float" office:value="36310" calcext:value-type="float">
            <text:p>363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06" calcext:value-type="float">
            <text:p>20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21575239187" calcext:value-type="float">
            <text:p>1521575239187</text:p>
          </table:table-cell>
          <table:table-cell office:value-type="float" office:value="1956" calcext:value-type="float">
            <text:p>1956</text:p>
          </table:table-cell>
          <table:table-cell office:value-type="string" calcext:value-type="string">
            <text:p>/ide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G - Sample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297527" calcext:value-type="float">
            <text:p>7297527</text:p>
          </table:table-cell>
          <table:table-cell office:value-type="float" office:value="36310" calcext:value-type="float">
            <text:p>363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93" calcext:value-type="float">
            <text:p>19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21575233147" calcext:value-type="float">
            <text:p>1521575233147</text:p>
          </table:table-cell>
          <table:table-cell office:value-type="float" office:value="1957" calcext:value-type="float">
            <text:p>1957</text:p>
          </table:table-cell>
          <table:table-cell office:value-type="string" calcext:value-type="string">
            <text:p>/ide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G - Sample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297519" calcext:value-type="float">
            <text:p>7297519</text:p>
          </table:table-cell>
          <table:table-cell office:value-type="float" office:value="36310" calcext:value-type="float">
            <text:p>363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03" calcext:value-type="float">
            <text:p>20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21575420375" calcext:value-type="float">
            <text:p>1521575420375</text:p>
          </table:table-cell>
          <table:table-cell office:value-type="float" office:value="1957" calcext:value-type="float">
            <text:p>1957</text:p>
          </table:table-cell>
          <table:table-cell office:value-type="string" calcext:value-type="string">
            <text:p>/ide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G - Sample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297529" calcext:value-type="float">
            <text:p>7297529</text:p>
          </table:table-cell>
          <table:table-cell office:value-type="float" office:value="36310" calcext:value-type="float">
            <text:p>363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14" calcext:value-type="float">
            <text:p>2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21575311590" calcext:value-type="float">
            <text:p>1521575311590</text:p>
          </table:table-cell>
          <table:table-cell office:value-type="float" office:value="1963" calcext:value-type="float">
            <text:p>1963</text:p>
          </table:table-cell>
          <table:table-cell office:value-type="string" calcext:value-type="string">
            <text:p>/ide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G - Sample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297519" calcext:value-type="float">
            <text:p>7297519</text:p>
          </table:table-cell>
          <table:table-cell office:value-type="float" office:value="36310" calcext:value-type="float">
            <text:p>363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78" calcext:value-type="float">
            <text:p>17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21575291212" calcext:value-type="float">
            <text:p>1521575291212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/ide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G - Sample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297519" calcext:value-type="float">
            <text:p>7297519</text:p>
          </table:table-cell>
          <table:table-cell office:value-type="float" office:value="36310" calcext:value-type="float">
            <text:p>363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21575394980" calcext:value-type="float">
            <text:p>1521575394980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/ide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G - Sample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297521" calcext:value-type="float">
            <text:p>7297521</text:p>
          </table:table-cell>
          <table:table-cell office:value-type="float" office:value="36310" calcext:value-type="float">
            <text:p>363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92" calcext:value-type="float">
            <text:p>19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21575517022" calcext:value-type="float">
            <text:p>1521575517022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/ide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G - Sample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297559" calcext:value-type="float">
            <text:p>7297559</text:p>
          </table:table-cell>
          <table:table-cell office:value-type="float" office:value="36310" calcext:value-type="float">
            <text:p>363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87" calcext:value-type="float">
            <text:p>18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21575243194" calcext:value-type="float">
            <text:p>1521575243194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/ide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G - Sample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297519" calcext:value-type="float">
            <text:p>7297519</text:p>
          </table:table-cell>
          <table:table-cell office:value-type="float" office:value="36310" calcext:value-type="float">
            <text:p>363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91" calcext:value-type="float">
            <text:p>19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21575358041" calcext:value-type="float">
            <text:p>1521575358041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/ide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G - Sample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297521" calcext:value-type="float">
            <text:p>7297521</text:p>
          </table:table-cell>
          <table:table-cell office:value-type="float" office:value="36310" calcext:value-type="float">
            <text:p>363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21575450090" calcext:value-type="float">
            <text:p>1521575450090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/ide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G - Sample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297521" calcext:value-type="float">
            <text:p>7297521</text:p>
          </table:table-cell>
          <table:table-cell office:value-type="float" office:value="36310" calcext:value-type="float">
            <text:p>363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09" calcext:value-type="float">
            <text:p>20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21575362013" calcext:value-type="float">
            <text:p>1521575362013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/ide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G - Sample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297521" calcext:value-type="float">
            <text:p>7297521</text:p>
          </table:table-cell>
          <table:table-cell office:value-type="float" office:value="36310" calcext:value-type="float">
            <text:p>363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10" calcext:value-type="float">
            <text:p>2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21575327113" calcext:value-type="float">
            <text:p>1521575327113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/ide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G - Sample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297521" calcext:value-type="float">
            <text:p>7297521</text:p>
          </table:table-cell>
          <table:table-cell office:value-type="float" office:value="36310" calcext:value-type="float">
            <text:p>363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05" calcext:value-type="float">
            <text:p>20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21575404652" calcext:value-type="float">
            <text:p>1521575404652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/ide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G - Sample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297521" calcext:value-type="float">
            <text:p>7297521</text:p>
          </table:table-cell>
          <table:table-cell office:value-type="float" office:value="36310" calcext:value-type="float">
            <text:p>363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08" calcext:value-type="float">
            <text:p>20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21575398910" calcext:value-type="float">
            <text:p>1521575398910</text:p>
          </table:table-cell>
          <table:table-cell office:value-type="float" office:value="2087" calcext:value-type="float">
            <text:p>2087</text:p>
          </table:table-cell>
          <table:table-cell office:value-type="string" calcext:value-type="string">
            <text:p>/ide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G - Sample 1-5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297521" calcext:value-type="float">
            <text:p>7297521</text:p>
          </table:table-cell>
          <table:table-cell office:value-type="float" office:value="36310" calcext:value-type="float">
            <text:p>363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85" calcext:value-type="float">
            <text:p>18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21575454635" calcext:value-type="float">
            <text:p>1521575454635</text:p>
          </table:table-cell>
          <table:table-cell office:value-type="float" office:value="2092" calcext:value-type="float">
            <text:p>2092</text:p>
          </table:table-cell>
          <table:table-cell office:value-type="string" calcext:value-type="string">
            <text:p>/ide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G - Sample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297521" calcext:value-type="float">
            <text:p>7297521</text:p>
          </table:table-cell>
          <table:table-cell office:value-type="float" office:value="36310" calcext:value-type="float">
            <text:p>363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81" calcext:value-type="float">
            <text:p>18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21575346912" calcext:value-type="float">
            <text:p>1521575346912</text:p>
          </table:table-cell>
          <table:table-cell office:value-type="float" office:value="2097" calcext:value-type="float">
            <text:p>2097</text:p>
          </table:table-cell>
          <table:table-cell office:value-type="string" calcext:value-type="string">
            <text:p>/ide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G - Sample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297552" calcext:value-type="float">
            <text:p>7297552</text:p>
          </table:table-cell>
          <table:table-cell office:value-type="float" office:value="36310" calcext:value-type="float">
            <text:p>363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21575301409" calcext:value-type="float">
            <text:p>1521575301409</text:p>
          </table:table-cell>
          <table:table-cell office:value-type="float" office:value="2107" calcext:value-type="float">
            <text:p>2107</text:p>
          </table:table-cell>
          <table:table-cell office:value-type="string" calcext:value-type="string">
            <text:p>/ide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G - Sample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297527" calcext:value-type="float">
            <text:p>7297527</text:p>
          </table:table-cell>
          <table:table-cell office:value-type="float" office:value="36310" calcext:value-type="float">
            <text:p>363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89" calcext:value-type="float">
            <text:p>18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21575351997" calcext:value-type="float">
            <text:p>1521575351997</text:p>
          </table:table-cell>
          <table:table-cell office:value-type="float" office:value="2149" calcext:value-type="float">
            <text:p>2149</text:p>
          </table:table-cell>
          <table:table-cell office:value-type="string" calcext:value-type="string">
            <text:p>/ide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G - Sample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297529" calcext:value-type="float">
            <text:p>7297529</text:p>
          </table:table-cell>
          <table:table-cell office:value-type="float" office:value="36310" calcext:value-type="float">
            <text:p>363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86" calcext:value-type="float">
            <text:p>18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21575424030" calcext:value-type="float">
            <text:p>1521575424030</text:p>
          </table:table-cell>
          <table:table-cell office:value-type="float" office:value="2157" calcext:value-type="float">
            <text:p>2157</text:p>
          </table:table-cell>
          <table:table-cell office:value-type="string" calcext:value-type="string">
            <text:p>/ide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G - Sample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297521" calcext:value-type="float">
            <text:p>7297521</text:p>
          </table:table-cell>
          <table:table-cell office:value-type="float" office:value="36310" calcext:value-type="float">
            <text:p>363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79" calcext:value-type="float">
            <text:p>17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21575248082" calcext:value-type="float">
            <text:p>1521575248082</text:p>
          </table:table-cell>
          <table:table-cell office:value-type="float" office:value="2300" calcext:value-type="float">
            <text:p>2300</text:p>
          </table:table-cell>
          <table:table-cell office:value-type="string" calcext:value-type="string">
            <text:p>/ide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G - Sample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297527" calcext:value-type="float">
            <text:p>7297527</text:p>
          </table:table-cell>
          <table:table-cell office:value-type="float" office:value="36310" calcext:value-type="float">
            <text:p>363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21575295223" calcext:value-type="float">
            <text:p>1521575295223</text:p>
          </table:table-cell>
          <table:table-cell office:value-type="float" office:value="2371" calcext:value-type="float">
            <text:p>2371</text:p>
          </table:table-cell>
          <table:table-cell office:value-type="string" calcext:value-type="string">
            <text:p>/ide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G - Sample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297534" calcext:value-type="float">
            <text:p>7297534</text:p>
          </table:table-cell>
          <table:table-cell office:value-type="float" office:value="36310" calcext:value-type="float">
            <text:p>363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85" calcext:value-type="float">
            <text:p>18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21575331532" calcext:value-type="float">
            <text:p>1521575331532</text:p>
          </table:table-cell>
          <table:table-cell office:value-type="float" office:value="2408" calcext:value-type="float">
            <text:p>2408</text:p>
          </table:table-cell>
          <table:table-cell office:value-type="string" calcext:value-type="string">
            <text:p>/ide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G - Sample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297521" calcext:value-type="float">
            <text:p>7297521</text:p>
          </table:table-cell>
          <table:table-cell office:value-type="float" office:value="36310" calcext:value-type="float">
            <text:p>363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82" calcext:value-type="float">
            <text:p>18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21575466059" calcext:value-type="float">
            <text:p>1521575466059</text:p>
          </table:table-cell>
          <table:table-cell office:value-type="float" office:value="2609" calcext:value-type="float">
            <text:p>2609</text:p>
          </table:table-cell>
          <table:table-cell office:value-type="string" calcext:value-type="string">
            <text:p>/ide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G - Sample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297521" calcext:value-type="float">
            <text:p>7297521</text:p>
          </table:table-cell>
          <table:table-cell office:value-type="float" office:value="36310" calcext:value-type="float">
            <text:p>363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84" calcext:value-type="float">
            <text:p>18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21575221709" calcext:value-type="float">
            <text:p>1521575221709</text:p>
          </table:table-cell>
          <table:table-cell office:value-type="float" office:value="6549" calcext:value-type="float">
            <text:p>6549</text:p>
          </table:table-cell>
          <table:table-cell office:value-type="string" calcext:value-type="string">
            <text:p>/idea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G - Sample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293648" calcext:value-type="float">
            <text:p>7293648</text:p>
          </table:table-cell>
          <table:table-cell office:value-type="float" office:value="36287" calcext:value-type="float">
            <text:p>3628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06" calcext:value-type="float">
            <text:p>30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21575460171" calcext:value-type="float">
            <text:p>1521575460171</text:p>
          </table:table-cell>
          <table:table-cell office:value-type="float" office:value="757" calcext:value-type="float">
            <text:p>757</text:p>
          </table:table-cell>
          <table:table-cell office:value-type="string" calcext:value-type="string">
            <text:p>/solutions/advanced-technology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G - Sample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35153" calcext:value-type="float">
            <text:p>335153</text:p>
          </table:table-cell>
          <table:table-cell office:value-type="float" office:value="14122" calcext:value-type="float">
            <text:p>1412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21575341039" calcext:value-type="float">
            <text:p>1521575341039</text:p>
          </table:table-cell>
          <table:table-cell office:value-type="float" office:value="853" calcext:value-type="float">
            <text:p>853</text:p>
          </table:table-cell>
          <table:table-cell office:value-type="string" calcext:value-type="string">
            <text:p>/solutions/advanced-technology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G - Sample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35099" calcext:value-type="float">
            <text:p>335099</text:p>
          </table:table-cell>
          <table:table-cell office:value-type="float" office:value="14122" calcext:value-type="float">
            <text:p>1412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21575316357" calcext:value-type="float">
            <text:p>1521575316357</text:p>
          </table:table-cell>
          <table:table-cell office:value-type="float" office:value="884" calcext:value-type="float">
            <text:p>884</text:p>
          </table:table-cell>
          <table:table-cell office:value-type="string" calcext:value-type="string">
            <text:p>/solutions/advanced-technology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G - Sample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35097" calcext:value-type="float">
            <text:p>335097</text:p>
          </table:table-cell>
          <table:table-cell office:value-type="float" office:value="14122" calcext:value-type="float">
            <text:p>1412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21575511181" calcext:value-type="float">
            <text:p>1521575511181</text:p>
          </table:table-cell>
          <table:table-cell office:value-type="float" office:value="884" calcext:value-type="float">
            <text:p>884</text:p>
          </table:table-cell>
          <table:table-cell office:value-type="string" calcext:value-type="string">
            <text:p>/solutions/advanced-technology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G - Sample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35106" calcext:value-type="float">
            <text:p>335106</text:p>
          </table:table-cell>
          <table:table-cell office:value-type="float" office:value="14122" calcext:value-type="float">
            <text:p>1412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96" calcext:value-type="float">
            <text:p>19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21575248043" calcext:value-type="float">
            <text:p>1521575248043</text:p>
          </table:table-cell>
          <table:table-cell office:value-type="float" office:value="896" calcext:value-type="float">
            <text:p>896</text:p>
          </table:table-cell>
          <table:table-cell office:value-type="string" calcext:value-type="string">
            <text:p>/solutions/advanced-technology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G - Sample 1-5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35097" calcext:value-type="float">
            <text:p>335097</text:p>
          </table:table-cell>
          <table:table-cell office:value-type="float" office:value="14122" calcext:value-type="float">
            <text:p>1412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21575506589" calcext:value-type="float">
            <text:p>1521575506589</text:p>
          </table:table-cell>
          <table:table-cell office:value-type="float" office:value="896" calcext:value-type="float">
            <text:p>896</text:p>
          </table:table-cell>
          <table:table-cell office:value-type="string" calcext:value-type="string">
            <text:p>/solutions/advanced-technology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G - Sample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35099" calcext:value-type="float">
            <text:p>335099</text:p>
          </table:table-cell>
          <table:table-cell office:value-type="float" office:value="14122" calcext:value-type="float">
            <text:p>1412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21575444963" calcext:value-type="float">
            <text:p>1521575444963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/solutions/advanced-technology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G - Sample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35099" calcext:value-type="float">
            <text:p>335099</text:p>
          </table:table-cell>
          <table:table-cell office:value-type="float" office:value="14122" calcext:value-type="float">
            <text:p>1412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97" calcext:value-type="float">
            <text:p>19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21575326555" calcext:value-type="float">
            <text:p>1521575326555</text:p>
          </table:table-cell>
          <table:table-cell office:value-type="float" office:value="907" calcext:value-type="float">
            <text:p>907</text:p>
          </table:table-cell>
          <table:table-cell office:value-type="string" calcext:value-type="string">
            <text:p>/solutions/advanced-technology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G - Sample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35099" calcext:value-type="float">
            <text:p>335099</text:p>
          </table:table-cell>
          <table:table-cell office:value-type="float" office:value="14122" calcext:value-type="float">
            <text:p>1412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88" calcext:value-type="float">
            <text:p>18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21575300943" calcext:value-type="float">
            <text:p>1521575300943</text:p>
          </table:table-cell>
          <table:table-cell office:value-type="float" office:value="910" calcext:value-type="float">
            <text:p>910</text:p>
          </table:table-cell>
          <table:table-cell office:value-type="string" calcext:value-type="string">
            <text:p>/solutions/advanced-technology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G - Sample 1-5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35105" calcext:value-type="float">
            <text:p>335105</text:p>
          </table:table-cell>
          <table:table-cell office:value-type="float" office:value="14122" calcext:value-type="float">
            <text:p>1412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83" calcext:value-type="float">
            <text:p>18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21575377708" calcext:value-type="float">
            <text:p>1521575377708</text:p>
          </table:table-cell>
          <table:table-cell office:value-type="float" office:value="910" calcext:value-type="float">
            <text:p>910</text:p>
          </table:table-cell>
          <table:table-cell office:value-type="string" calcext:value-type="string">
            <text:p>/solutions/advanced-technology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G - Sample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35099" calcext:value-type="float">
            <text:p>335099</text:p>
          </table:table-cell>
          <table:table-cell office:value-type="float" office:value="14122" calcext:value-type="float">
            <text:p>1412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95" calcext:value-type="float">
            <text:p>19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21575285745" calcext:value-type="float">
            <text:p>1521575285745</text:p>
          </table:table-cell>
          <table:table-cell office:value-type="float" office:value="913" calcext:value-type="float">
            <text:p>913</text:p>
          </table:table-cell>
          <table:table-cell office:value-type="string" calcext:value-type="string">
            <text:p>/solutions/advanced-technology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G - Sample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35097" calcext:value-type="float">
            <text:p>335097</text:p>
          </table:table-cell>
          <table:table-cell office:value-type="float" office:value="14122" calcext:value-type="float">
            <text:p>1412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83" calcext:value-type="float">
            <text:p>18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21575486284" calcext:value-type="float">
            <text:p>1521575486284</text:p>
          </table:table-cell>
          <table:table-cell office:value-type="float" office:value="915" calcext:value-type="float">
            <text:p>915</text:p>
          </table:table-cell>
          <table:table-cell office:value-type="string" calcext:value-type="string">
            <text:p>/solutions/advanced-technology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G - Sample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35107" calcext:value-type="float">
            <text:p>335107</text:p>
          </table:table-cell>
          <table:table-cell office:value-type="float" office:value="14122" calcext:value-type="float">
            <text:p>1412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21575491736" calcext:value-type="float">
            <text:p>1521575491736</text:p>
          </table:table-cell>
          <table:table-cell office:value-type="float" office:value="923" calcext:value-type="float">
            <text:p>923</text:p>
          </table:table-cell>
          <table:table-cell office:value-type="string" calcext:value-type="string">
            <text:p>/solutions/advanced-technology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G - Sample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35099" calcext:value-type="float">
            <text:p>335099</text:p>
          </table:table-cell>
          <table:table-cell office:value-type="float" office:value="14122" calcext:value-type="float">
            <text:p>1412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21575357181" calcext:value-type="float">
            <text:p>1521575357181</text:p>
          </table:table-cell>
          <table:table-cell office:value-type="float" office:value="926" calcext:value-type="float">
            <text:p>926</text:p>
          </table:table-cell>
          <table:table-cell office:value-type="string" calcext:value-type="string">
            <text:p>/solutions/advanced-technology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G - Sample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35106" calcext:value-type="float">
            <text:p>335106</text:p>
          </table:table-cell>
          <table:table-cell office:value-type="float" office:value="14122" calcext:value-type="float">
            <text:p>1412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21575310968" calcext:value-type="float">
            <text:p>1521575310968</text:p>
          </table:table-cell>
          <table:table-cell office:value-type="float" office:value="931" calcext:value-type="float">
            <text:p>931</text:p>
          </table:table-cell>
          <table:table-cell office:value-type="string" calcext:value-type="string">
            <text:p>/solutions/advanced-technology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G - Sample 1-5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35097" calcext:value-type="float">
            <text:p>335097</text:p>
          </table:table-cell>
          <table:table-cell office:value-type="float" office:value="14122" calcext:value-type="float">
            <text:p>1412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09" calcext:value-type="float">
            <text:p>20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21575450089" calcext:value-type="float">
            <text:p>1521575450089</text:p>
          </table:table-cell>
          <table:table-cell office:value-type="float" office:value="946" calcext:value-type="float">
            <text:p>946</text:p>
          </table:table-cell>
          <table:table-cell office:value-type="string" calcext:value-type="string">
            <text:p>/solutions/advanced-technology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G - Sample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35099" calcext:value-type="float">
            <text:p>335099</text:p>
          </table:table-cell>
          <table:table-cell office:value-type="float" office:value="14122" calcext:value-type="float">
            <text:p>1412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52" calcext:value-type="float">
            <text:p>25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21575295188" calcext:value-type="float">
            <text:p>1521575295188</text:p>
          </table:table-cell>
          <table:table-cell office:value-type="float" office:value="967" calcext:value-type="float">
            <text:p>967</text:p>
          </table:table-cell>
          <table:table-cell office:value-type="string" calcext:value-type="string">
            <text:p>/solutions/advanced-technology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G - Sample 1-5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35111" calcext:value-type="float">
            <text:p>335111</text:p>
          </table:table-cell>
          <table:table-cell office:value-type="float" office:value="14122" calcext:value-type="float">
            <text:p>1412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21575501754" calcext:value-type="float">
            <text:p>1521575501754</text:p>
          </table:table-cell>
          <table:table-cell office:value-type="float" office:value="1008" calcext:value-type="float">
            <text:p>1008</text:p>
          </table:table-cell>
          <table:table-cell office:value-type="string" calcext:value-type="string">
            <text:p>/solutions/advanced-technology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G - Sample 1-5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35099" calcext:value-type="float">
            <text:p>335099</text:p>
          </table:table-cell>
          <table:table-cell office:value-type="float" office:value="14122" calcext:value-type="float">
            <text:p>1412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21575321680" calcext:value-type="float">
            <text:p>1521575321680</text:p>
          </table:table-cell>
          <table:table-cell office:value-type="float" office:value="1015" calcext:value-type="float">
            <text:p>1015</text:p>
          </table:table-cell>
          <table:table-cell office:value-type="string" calcext:value-type="string">
            <text:p>/solutions/advanced-technology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G - Sample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35099" calcext:value-type="float">
            <text:p>335099</text:p>
          </table:table-cell>
          <table:table-cell office:value-type="float" office:value="14122" calcext:value-type="float">
            <text:p>1412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21575471360" calcext:value-type="float">
            <text:p>1521575471360</text:p>
          </table:table-cell>
          <table:table-cell office:value-type="float" office:value="1029" calcext:value-type="float">
            <text:p>1029</text:p>
          </table:table-cell>
          <table:table-cell office:value-type="string" calcext:value-type="string">
            <text:p>/solutions/advanced-technology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G - Sample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35099" calcext:value-type="float">
            <text:p>335099</text:p>
          </table:table-cell>
          <table:table-cell office:value-type="float" office:value="14122" calcext:value-type="float">
            <text:p>1412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95" calcext:value-type="float">
            <text:p>19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21575414878" calcext:value-type="float">
            <text:p>1521575414878</text:p>
          </table:table-cell>
          <table:table-cell office:value-type="float" office:value="1036" calcext:value-type="float">
            <text:p>1036</text:p>
          </table:table-cell>
          <table:table-cell office:value-type="string" calcext:value-type="string">
            <text:p>/solutions/advanced-technology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G - Sample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35099" calcext:value-type="float">
            <text:p>335099</text:p>
          </table:table-cell>
          <table:table-cell office:value-type="float" office:value="14122" calcext:value-type="float">
            <text:p>1412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86" calcext:value-type="float">
            <text:p>18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21575367466" calcext:value-type="float">
            <text:p>1521575367466</text:p>
          </table:table-cell>
          <table:table-cell office:value-type="float" office:value="1040" calcext:value-type="float">
            <text:p>1040</text:p>
          </table:table-cell>
          <table:table-cell office:value-type="string" calcext:value-type="string">
            <text:p>/solutions/advanced-technology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G - Sample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35107" calcext:value-type="float">
            <text:p>335107</text:p>
          </table:table-cell>
          <table:table-cell office:value-type="float" office:value="14122" calcext:value-type="float">
            <text:p>1412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76" calcext:value-type="float">
            <text:p>17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21575371806" calcext:value-type="float">
            <text:p>1521575371806</text:p>
          </table:table-cell>
          <table:table-cell office:value-type="float" office:value="1049" calcext:value-type="float">
            <text:p>1049</text:p>
          </table:table-cell>
          <table:table-cell office:value-type="string" calcext:value-type="string">
            <text:p>/solutions/advanced-technology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G - Sample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35099" calcext:value-type="float">
            <text:p>335099</text:p>
          </table:table-cell>
          <table:table-cell office:value-type="float" office:value="14122" calcext:value-type="float">
            <text:p>1412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07" calcext:value-type="float">
            <text:p>20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21575388470" calcext:value-type="float">
            <text:p>1521575388470</text:p>
          </table:table-cell>
          <table:table-cell office:value-type="float" office:value="1051" calcext:value-type="float">
            <text:p>1051</text:p>
          </table:table-cell>
          <table:table-cell office:value-type="string" calcext:value-type="string">
            <text:p>/solutions/advanced-technology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G - Sample 1-5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35099" calcext:value-type="float">
            <text:p>335099</text:p>
          </table:table-cell>
          <table:table-cell office:value-type="float" office:value="14122" calcext:value-type="float">
            <text:p>1412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92" calcext:value-type="float">
            <text:p>19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21575305382" calcext:value-type="float">
            <text:p>1521575305382</text:p>
          </table:table-cell>
          <table:table-cell office:value-type="float" office:value="1055" calcext:value-type="float">
            <text:p>1055</text:p>
          </table:table-cell>
          <table:table-cell office:value-type="string" calcext:value-type="string">
            <text:p>/solutions/advanced-technology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G - Sample 1-5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35097" calcext:value-type="float">
            <text:p>335097</text:p>
          </table:table-cell>
          <table:table-cell office:value-type="float" office:value="14122" calcext:value-type="float">
            <text:p>1412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03" calcext:value-type="float">
            <text:p>20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21575275580" calcext:value-type="float">
            <text:p>1521575275580</text:p>
          </table:table-cell>
          <table:table-cell office:value-type="float" office:value="1061" calcext:value-type="float">
            <text:p>1061</text:p>
          </table:table-cell>
          <table:table-cell office:value-type="string" calcext:value-type="string">
            <text:p>/solutions/advanced-technology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G - Sample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35097" calcext:value-type="float">
            <text:p>335097</text:p>
          </table:table-cell>
          <table:table-cell office:value-type="float" office:value="14122" calcext:value-type="float">
            <text:p>1412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11" calcext:value-type="float">
            <text:p>2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21575481076" calcext:value-type="float">
            <text:p>1521575481076</text:p>
          </table:table-cell>
          <table:table-cell office:value-type="float" office:value="1066" calcext:value-type="float">
            <text:p>1066</text:p>
          </table:table-cell>
          <table:table-cell office:value-type="string" calcext:value-type="string">
            <text:p>/solutions/advanced-technology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G - Sample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35099" calcext:value-type="float">
            <text:p>335099</text:p>
          </table:table-cell>
          <table:table-cell office:value-type="float" office:value="14122" calcext:value-type="float">
            <text:p>1412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21575259914" calcext:value-type="float">
            <text:p>1521575259914</text:p>
          </table:table-cell>
          <table:table-cell office:value-type="float" office:value="1067" calcext:value-type="float">
            <text:p>1067</text:p>
          </table:table-cell>
          <table:table-cell office:value-type="string" calcext:value-type="string">
            <text:p>/solutions/advanced-technology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G - Sample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35105" calcext:value-type="float">
            <text:p>335105</text:p>
          </table:table-cell>
          <table:table-cell office:value-type="float" office:value="14122" calcext:value-type="float">
            <text:p>1412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02" calcext:value-type="float">
            <text:p>20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21575423927" calcext:value-type="float">
            <text:p>1521575423927</text:p>
          </table:table-cell>
          <table:table-cell office:value-type="float" office:value="1072" calcext:value-type="float">
            <text:p>1072</text:p>
          </table:table-cell>
          <table:table-cell office:value-type="string" calcext:value-type="string">
            <text:p>/solutions/advanced-technology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G - Sample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35099" calcext:value-type="float">
            <text:p>335099</text:p>
          </table:table-cell>
          <table:table-cell office:value-type="float" office:value="14122" calcext:value-type="float">
            <text:p>1412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75" calcext:value-type="float">
            <text:p>17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21575476120" calcext:value-type="float">
            <text:p>1521575476120</text:p>
          </table:table-cell>
          <table:table-cell office:value-type="float" office:value="1074" calcext:value-type="float">
            <text:p>1074</text:p>
          </table:table-cell>
          <table:table-cell office:value-type="string" calcext:value-type="string">
            <text:p>/solutions/advanced-technology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G - Sample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35099" calcext:value-type="float">
            <text:p>335099</text:p>
          </table:table-cell>
          <table:table-cell office:value-type="float" office:value="14122" calcext:value-type="float">
            <text:p>1412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92" calcext:value-type="float">
            <text:p>19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21575439382" calcext:value-type="float">
            <text:p>1521575439382</text:p>
          </table:table-cell>
          <table:table-cell office:value-type="float" office:value="1083" calcext:value-type="float">
            <text:p>1083</text:p>
          </table:table-cell>
          <table:table-cell office:value-type="string" calcext:value-type="string">
            <text:p>/solutions/advanced-technology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G - Sample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35099" calcext:value-type="float">
            <text:p>335099</text:p>
          </table:table-cell>
          <table:table-cell office:value-type="float" office:value="14122" calcext:value-type="float">
            <text:p>1412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09" calcext:value-type="float">
            <text:p>20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21575280971" calcext:value-type="float">
            <text:p>1521575280971</text:p>
          </table:table-cell>
          <table:table-cell office:value-type="float" office:value="1085" calcext:value-type="float">
            <text:p>1085</text:p>
          </table:table-cell>
          <table:table-cell office:value-type="string" calcext:value-type="string">
            <text:p>/solutions/advanced-technology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G - Sample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35097" calcext:value-type="float">
            <text:p>335097</text:p>
          </table:table-cell>
          <table:table-cell office:value-type="float" office:value="14122" calcext:value-type="float">
            <text:p>1412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11" calcext:value-type="float">
            <text:p>2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21575291012" calcext:value-type="float">
            <text:p>1521575291012</text:p>
          </table:table-cell>
          <table:table-cell office:value-type="float" office:value="1085" calcext:value-type="float">
            <text:p>1085</text:p>
          </table:table-cell>
          <table:table-cell office:value-type="string" calcext:value-type="string">
            <text:p>/solutions/advanced-technology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G - Sample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35097" calcext:value-type="float">
            <text:p>335097</text:p>
          </table:table-cell>
          <table:table-cell office:value-type="float" office:value="14122" calcext:value-type="float">
            <text:p>1412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06" calcext:value-type="float">
            <text:p>20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21575419918" calcext:value-type="float">
            <text:p>1521575419918</text:p>
          </table:table-cell>
          <table:table-cell office:value-type="float" office:value="1086" calcext:value-type="float">
            <text:p>1086</text:p>
          </table:table-cell>
          <table:table-cell office:value-type="string" calcext:value-type="string">
            <text:p>/solutions/advanced-technology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G - Sample 1-5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35099" calcext:value-type="float">
            <text:p>335099</text:p>
          </table:table-cell>
          <table:table-cell office:value-type="float" office:value="14122" calcext:value-type="float">
            <text:p>1412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21575361322" calcext:value-type="float">
            <text:p>1521575361322</text:p>
          </table:table-cell>
          <table:table-cell office:value-type="float" office:value="1089" calcext:value-type="float">
            <text:p>1089</text:p>
          </table:table-cell>
          <table:table-cell office:value-type="string" calcext:value-type="string">
            <text:p>/solutions/advanced-technology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G - Sample 1-5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35099" calcext:value-type="float">
            <text:p>335099</text:p>
          </table:table-cell>
          <table:table-cell office:value-type="float" office:value="14122" calcext:value-type="float">
            <text:p>1412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21575398703" calcext:value-type="float">
            <text:p>1521575398703</text:p>
          </table:table-cell>
          <table:table-cell office:value-type="float" office:value="1091" calcext:value-type="float">
            <text:p>1091</text:p>
          </table:table-cell>
          <table:table-cell office:value-type="string" calcext:value-type="string">
            <text:p>/solutions/advanced-technology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G - Sample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35122" calcext:value-type="float">
            <text:p>335122</text:p>
          </table:table-cell>
          <table:table-cell office:value-type="float" office:value="14122" calcext:value-type="float">
            <text:p>1412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72" calcext:value-type="float">
            <text:p>17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21575270362" calcext:value-type="float">
            <text:p>1521575270362</text:p>
          </table:table-cell>
          <table:table-cell office:value-type="float" office:value="1092" calcext:value-type="float">
            <text:p>1092</text:p>
          </table:table-cell>
          <table:table-cell office:value-type="string" calcext:value-type="string">
            <text:p>/solutions/advanced-technology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G - Sample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35097" calcext:value-type="float">
            <text:p>335097</text:p>
          </table:table-cell>
          <table:table-cell office:value-type="float" office:value="14122" calcext:value-type="float">
            <text:p>1412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78" calcext:value-type="float">
            <text:p>17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21575496831" calcext:value-type="float">
            <text:p>1521575496831</text:p>
          </table:table-cell>
          <table:table-cell office:value-type="float" office:value="1092" calcext:value-type="float">
            <text:p>1092</text:p>
          </table:table-cell>
          <table:table-cell office:value-type="string" calcext:value-type="string">
            <text:p>/solutions/advanced-technology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G - Sample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35099" calcext:value-type="float">
            <text:p>335099</text:p>
          </table:table-cell>
          <table:table-cell office:value-type="float" office:value="14122" calcext:value-type="float">
            <text:p>1412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36" calcext:value-type="float">
            <text:p>23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21575404455" calcext:value-type="float">
            <text:p>1521575404455</text:p>
          </table:table-cell>
          <table:table-cell office:value-type="float" office:value="1098" calcext:value-type="float">
            <text:p>1098</text:p>
          </table:table-cell>
          <table:table-cell office:value-type="string" calcext:value-type="string">
            <text:p>/solutions/advanced-technology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G - Sample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35107" calcext:value-type="float">
            <text:p>335107</text:p>
          </table:table-cell>
          <table:table-cell office:value-type="float" office:value="14122" calcext:value-type="float">
            <text:p>1412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97" calcext:value-type="float">
            <text:p>19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21575382825" calcext:value-type="float">
            <text:p>1521575382825</text:p>
          </table:table-cell>
          <table:table-cell office:value-type="float" office:value="1103" calcext:value-type="float">
            <text:p>1103</text:p>
          </table:table-cell>
          <table:table-cell office:value-type="string" calcext:value-type="string">
            <text:p>/solutions/advanced-technology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G - Sample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35099" calcext:value-type="float">
            <text:p>335099</text:p>
          </table:table-cell>
          <table:table-cell office:value-type="float" office:value="14122" calcext:value-type="float">
            <text:p>1412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17" calcext:value-type="float">
            <text:p>2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21575394884" calcext:value-type="float">
            <text:p>1521575394884</text:p>
          </table:table-cell>
          <table:table-cell office:value-type="float" office:value="1106" calcext:value-type="float">
            <text:p>1106</text:p>
          </table:table-cell>
          <table:table-cell office:value-type="string" calcext:value-type="string">
            <text:p>/solutions/advanced-technology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G - Sample 1-5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35099" calcext:value-type="float">
            <text:p>335099</text:p>
          </table:table-cell>
          <table:table-cell office:value-type="float" office:value="14122" calcext:value-type="float">
            <text:p>1412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14" calcext:value-type="float">
            <text:p>2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21575454493" calcext:value-type="float">
            <text:p>1521575454493</text:p>
          </table:table-cell>
          <table:table-cell office:value-type="float" office:value="1115" calcext:value-type="float">
            <text:p>1115</text:p>
          </table:table-cell>
          <table:table-cell office:value-type="string" calcext:value-type="string">
            <text:p>/solutions/advanced-technology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G - Sample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35099" calcext:value-type="float">
            <text:p>335099</text:p>
          </table:table-cell>
          <table:table-cell office:value-type="float" office:value="14122" calcext:value-type="float">
            <text:p>1412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71" calcext:value-type="float">
            <text:p>17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21575346753" calcext:value-type="float">
            <text:p>1521575346753</text:p>
          </table:table-cell>
          <table:table-cell office:value-type="float" office:value="1130" calcext:value-type="float">
            <text:p>1130</text:p>
          </table:table-cell>
          <table:table-cell office:value-type="string" calcext:value-type="string">
            <text:p>/solutions/advanced-technology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G - Sample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35099" calcext:value-type="float">
            <text:p>335099</text:p>
          </table:table-cell>
          <table:table-cell office:value-type="float" office:value="14122" calcext:value-type="float">
            <text:p>1412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18" calcext:value-type="float">
            <text:p>21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21575466007" calcext:value-type="float">
            <text:p>1521575466007</text:p>
          </table:table-cell>
          <table:table-cell office:value-type="float" office:value="1136" calcext:value-type="float">
            <text:p>1136</text:p>
          </table:table-cell>
          <table:table-cell office:value-type="string" calcext:value-type="string">
            <text:p>/solutions/advanced-technology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G - Sample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35107" calcext:value-type="float">
            <text:p>335107</text:p>
          </table:table-cell>
          <table:table-cell office:value-type="float" office:value="14122" calcext:value-type="float">
            <text:p>1412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21575409025" calcext:value-type="float">
            <text:p>1521575409025</text:p>
          </table:table-cell>
          <table:table-cell office:value-type="float" office:value="1144" calcext:value-type="float">
            <text:p>1144</text:p>
          </table:table-cell>
          <table:table-cell office:value-type="string" calcext:value-type="string">
            <text:p>/solutions/advanced-technology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G - Sample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35099" calcext:value-type="float">
            <text:p>335099</text:p>
          </table:table-cell>
          <table:table-cell office:value-type="float" office:value="14122" calcext:value-type="float">
            <text:p>1412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74" calcext:value-type="float">
            <text:p>17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21575516774" calcext:value-type="float">
            <text:p>1521575516774</text:p>
          </table:table-cell>
          <table:table-cell office:value-type="float" office:value="1147" calcext:value-type="float">
            <text:p>1147</text:p>
          </table:table-cell>
          <table:table-cell office:value-type="string" calcext:value-type="string">
            <text:p>/solutions/advanced-technology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G - Sample 1-5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35099" calcext:value-type="float">
            <text:p>335099</text:p>
          </table:table-cell>
          <table:table-cell office:value-type="float" office:value="14122" calcext:value-type="float">
            <text:p>1412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82" calcext:value-type="float">
            <text:p>18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21575351490" calcext:value-type="float">
            <text:p>1521575351490</text:p>
          </table:table-cell>
          <table:table-cell office:value-type="float" office:value="1167" calcext:value-type="float">
            <text:p>1167</text:p>
          </table:table-cell>
          <table:table-cell office:value-type="string" calcext:value-type="string">
            <text:p>/solutions/advanced-technology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G - Sample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35107" calcext:value-type="float">
            <text:p>335107</text:p>
          </table:table-cell>
          <table:table-cell office:value-type="float" office:value="14122" calcext:value-type="float">
            <text:p>1412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85" calcext:value-type="float">
            <text:p>18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21575429057" calcext:value-type="float">
            <text:p>1521575429057</text:p>
          </table:table-cell>
          <table:table-cell office:value-type="float" office:value="1181" calcext:value-type="float">
            <text:p>1181</text:p>
          </table:table-cell>
          <table:table-cell office:value-type="string" calcext:value-type="string">
            <text:p>/solutions/advanced-technology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G - Sample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35099" calcext:value-type="float">
            <text:p>335099</text:p>
          </table:table-cell>
          <table:table-cell office:value-type="float" office:value="14122" calcext:value-type="float">
            <text:p>1412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21575238341" calcext:value-type="float">
            <text:p>1521575238341</text:p>
          </table:table-cell>
          <table:table-cell office:value-type="float" office:value="1194" calcext:value-type="float">
            <text:p>1194</text:p>
          </table:table-cell>
          <table:table-cell office:value-type="string" calcext:value-type="string">
            <text:p>/solutions/advanced-technology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G - Sample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35097" calcext:value-type="float">
            <text:p>335097</text:p>
          </table:table-cell>
          <table:table-cell office:value-type="float" office:value="14122" calcext:value-type="float">
            <text:p>1412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21575336406" calcext:value-type="float">
            <text:p>1521575336406</text:p>
          </table:table-cell>
          <table:table-cell office:value-type="float" office:value="1201" calcext:value-type="float">
            <text:p>1201</text:p>
          </table:table-cell>
          <table:table-cell office:value-type="string" calcext:value-type="string">
            <text:p>/solutions/advanced-technology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G - Sample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35099" calcext:value-type="float">
            <text:p>335099</text:p>
          </table:table-cell>
          <table:table-cell office:value-type="float" office:value="14122" calcext:value-type="float">
            <text:p>1412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21575331308" calcext:value-type="float">
            <text:p>1521575331308</text:p>
          </table:table-cell>
          <table:table-cell office:value-type="float" office:value="1227" calcext:value-type="float">
            <text:p>1227</text:p>
          </table:table-cell>
          <table:table-cell office:value-type="string" calcext:value-type="string">
            <text:p>/solutions/advanced-technology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G - Sample 1-5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35099" calcext:value-type="float">
            <text:p>335099</text:p>
          </table:table-cell>
          <table:table-cell office:value-type="float" office:value="14122" calcext:value-type="float">
            <text:p>1412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87" calcext:value-type="float">
            <text:p>18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21575243026" calcext:value-type="float">
            <text:p>1521575243026</text:p>
          </table:table-cell>
          <table:table-cell office:value-type="float" office:value="1247" calcext:value-type="float">
            <text:p>1247</text:p>
          </table:table-cell>
          <table:table-cell office:value-type="string" calcext:value-type="string">
            <text:p>/solutions/advanced-technology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G - Sample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35105" calcext:value-type="float">
            <text:p>335105</text:p>
          </table:table-cell>
          <table:table-cell office:value-type="float" office:value="14122" calcext:value-type="float">
            <text:p>1412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81" calcext:value-type="float">
            <text:p>18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21575434771" calcext:value-type="float">
            <text:p>1521575434771</text:p>
          </table:table-cell>
          <table:table-cell office:value-type="float" office:value="1273" calcext:value-type="float">
            <text:p>1273</text:p>
          </table:table-cell>
          <table:table-cell office:value-type="string" calcext:value-type="string">
            <text:p>/solutions/advanced-technology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G - Sample 1-5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35099" calcext:value-type="float">
            <text:p>335099</text:p>
          </table:table-cell>
          <table:table-cell office:value-type="float" office:value="14122" calcext:value-type="float">
            <text:p>1412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21575253278" calcext:value-type="float">
            <text:p>1521575253278</text:p>
          </table:table-cell>
          <table:table-cell office:value-type="float" office:value="1381" calcext:value-type="float">
            <text:p>1381</text:p>
          </table:table-cell>
          <table:table-cell office:value-type="string" calcext:value-type="string">
            <text:p>/solutions/advanced-technology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G - Sample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35105" calcext:value-type="float">
            <text:p>335105</text:p>
          </table:table-cell>
          <table:table-cell office:value-type="float" office:value="14122" calcext:value-type="float">
            <text:p>1412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11" calcext:value-type="float">
            <text:p>2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21575265560" calcext:value-type="float">
            <text:p>1521575265560</text:p>
          </table:table-cell>
          <table:table-cell office:value-type="float" office:value="1445" calcext:value-type="float">
            <text:p>1445</text:p>
          </table:table-cell>
          <table:table-cell office:value-type="string" calcext:value-type="string">
            <text:p>/solutions/advanced-technology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G - Sample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35097" calcext:value-type="float">
            <text:p>335097</text:p>
          </table:table-cell>
          <table:table-cell office:value-type="float" office:value="14122" calcext:value-type="float">
            <text:p>1412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93" calcext:value-type="float">
            <text:p>49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21575232131" calcext:value-type="float">
            <text:p>1521575232131</text:p>
          </table:table-cell>
          <table:table-cell office:value-type="float" office:value="1649" calcext:value-type="float">
            <text:p>1649</text:p>
          </table:table-cell>
          <table:table-cell office:value-type="string" calcext:value-type="string">
            <text:p>/solutions/advanced-technology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G - Sample 1-5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35105" calcext:value-type="float">
            <text:p>335105</text:p>
          </table:table-cell>
          <table:table-cell office:value-type="float" office:value="14122" calcext:value-type="float">
            <text:p>1412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97" calcext:value-type="float">
            <text:p>49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21575221511" calcext:value-type="float">
            <text:p>1521575221511</text:p>
          </table:table-cell>
          <table:table-cell office:value-type="float" office:value="3713" calcext:value-type="float">
            <text:p>3713</text:p>
          </table:table-cell>
          <table:table-cell office:value-type="string" calcext:value-type="string">
            <text:p>/solutions/advanced-technology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G - Sample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35089" calcext:value-type="float">
            <text:p>335089</text:p>
          </table:table-cell>
          <table:table-cell office:value-type="float" office:value="14122" calcext:value-type="float">
            <text:p>1412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99" calcext:value-type="float">
            <text:p>29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21575497763" calcext:value-type="float">
            <text:p>1521575497763</text:p>
          </table:table-cell>
          <table:table-cell office:value-type="float" office:value="728" calcext:value-type="float">
            <text:p>728</text:p>
          </table:table-cell>
          <table:table-cell office:value-type="string" calcext:value-type="string">
            <text:p>/solutions/digital-engageme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G - Sample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34946" calcext:value-type="float">
            <text:p>334946</text:p>
          </table:table-cell>
          <table:table-cell office:value-type="float" office:value="14118" calcext:value-type="float">
            <text:p>1411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21575482752" calcext:value-type="float">
            <text:p>1521575482752</text:p>
          </table:table-cell>
          <table:table-cell office:value-type="float" office:value="896" calcext:value-type="float">
            <text:p>896</text:p>
          </table:table-cell>
          <table:table-cell office:value-type="string" calcext:value-type="string">
            <text:p>/solutions/digital-engageme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G - Sample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34946" calcext:value-type="float">
            <text:p>334946</text:p>
          </table:table-cell>
          <table:table-cell office:value-type="float" office:value="14118" calcext:value-type="float">
            <text:p>1411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21575477121" calcext:value-type="float">
            <text:p>1521575477121</text:p>
          </table:table-cell>
          <table:table-cell office:value-type="float" office:value="912" calcext:value-type="float">
            <text:p>912</text:p>
          </table:table-cell>
          <table:table-cell office:value-type="string" calcext:value-type="string">
            <text:p>/solutions/digital-engageme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G - Sample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34946" calcext:value-type="float">
            <text:p>334946</text:p>
          </table:table-cell>
          <table:table-cell office:value-type="float" office:value="14118" calcext:value-type="float">
            <text:p>1411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06" calcext:value-type="float">
            <text:p>20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21575420707" calcext:value-type="float">
            <text:p>1521575420707</text:p>
          </table:table-cell>
          <table:table-cell office:value-type="float" office:value="915" calcext:value-type="float">
            <text:p>915</text:p>
          </table:table-cell>
          <table:table-cell office:value-type="string" calcext:value-type="string">
            <text:p>/solutions/digital-engageme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G - Sample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34954" calcext:value-type="float">
            <text:p>334954</text:p>
          </table:table-cell>
          <table:table-cell office:value-type="float" office:value="14118" calcext:value-type="float">
            <text:p>1411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94" calcext:value-type="float">
            <text:p>19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21575271610" calcext:value-type="float">
            <text:p>1521575271610</text:p>
          </table:table-cell>
          <table:table-cell office:value-type="float" office:value="920" calcext:value-type="float">
            <text:p>920</text:p>
          </table:table-cell>
          <table:table-cell office:value-type="string" calcext:value-type="string">
            <text:p>/solutions/digital-engageme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G - Sample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34944" calcext:value-type="float">
            <text:p>334944</text:p>
          </table:table-cell>
          <table:table-cell office:value-type="float" office:value="14118" calcext:value-type="float">
            <text:p>1411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21575430682" calcext:value-type="float">
            <text:p>1521575430682</text:p>
          </table:table-cell>
          <table:table-cell office:value-type="float" office:value="920" calcext:value-type="float">
            <text:p>920</text:p>
          </table:table-cell>
          <table:table-cell office:value-type="string" calcext:value-type="string">
            <text:p>/solutions/digital-engageme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G - Sample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34946" calcext:value-type="float">
            <text:p>334946</text:p>
          </table:table-cell>
          <table:table-cell office:value-type="float" office:value="14118" calcext:value-type="float">
            <text:p>1411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96" calcext:value-type="float">
            <text:p>19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21575379373" calcext:value-type="float">
            <text:p>1521575379373</text:p>
          </table:table-cell>
          <table:table-cell office:value-type="float" office:value="931" calcext:value-type="float">
            <text:p>931</text:p>
          </table:table-cell>
          <table:table-cell office:value-type="string" calcext:value-type="string">
            <text:p>/solutions/digital-engageme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G - Sample 1-5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34954" calcext:value-type="float">
            <text:p>334954</text:p>
          </table:table-cell>
          <table:table-cell office:value-type="float" office:value="14118" calcext:value-type="float">
            <text:p>1411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96" calcext:value-type="float">
            <text:p>19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21575488463" calcext:value-type="float">
            <text:p>1521575488463</text:p>
          </table:table-cell>
          <table:table-cell office:value-type="float" office:value="961" calcext:value-type="float">
            <text:p>961</text:p>
          </table:table-cell>
          <table:table-cell office:value-type="string" calcext:value-type="string">
            <text:p>/solutions/digital-engageme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G - Sample 1-5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34946" calcext:value-type="float">
            <text:p>334946</text:p>
          </table:table-cell>
          <table:table-cell office:value-type="float" office:value="14118" calcext:value-type="float">
            <text:p>1411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88" calcext:value-type="float">
            <text:p>18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21575327351" calcext:value-type="float">
            <text:p>1521575327351</text:p>
          </table:table-cell>
          <table:table-cell office:value-type="float" office:value="977" calcext:value-type="float">
            <text:p>977</text:p>
          </table:table-cell>
          <table:table-cell office:value-type="string" calcext:value-type="string">
            <text:p>/solutions/digital-engageme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G - Sample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34946" calcext:value-type="float">
            <text:p>334946</text:p>
          </table:table-cell>
          <table:table-cell office:value-type="float" office:value="14118" calcext:value-type="float">
            <text:p>1411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97" calcext:value-type="float">
            <text:p>19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21575473670" calcext:value-type="float">
            <text:p>1521575473670</text:p>
          </table:table-cell>
          <table:table-cell office:value-type="float" office:value="985" calcext:value-type="float">
            <text:p>985</text:p>
          </table:table-cell>
          <table:table-cell office:value-type="string" calcext:value-type="string">
            <text:p>/solutions/digital-engageme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G - Sample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34946" calcext:value-type="float">
            <text:p>334946</text:p>
          </table:table-cell>
          <table:table-cell office:value-type="float" office:value="14118" calcext:value-type="float">
            <text:p>1411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72" calcext:value-type="float">
            <text:p>17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21575517170" calcext:value-type="float">
            <text:p>1521575517170</text:p>
          </table:table-cell>
          <table:table-cell office:value-type="float" office:value="993" calcext:value-type="float">
            <text:p>993</text:p>
          </table:table-cell>
          <table:table-cell office:value-type="string" calcext:value-type="string">
            <text:p>/solutions/digital-engageme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G - Sample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34946" calcext:value-type="float">
            <text:p>334946</text:p>
          </table:table-cell>
          <table:table-cell office:value-type="float" office:value="14118" calcext:value-type="float">
            <text:p>1411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82" calcext:value-type="float">
            <text:p>18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21575281733" calcext:value-type="float">
            <text:p>1521575281733</text:p>
          </table:table-cell>
          <table:table-cell office:value-type="float" office:value="998" calcext:value-type="float">
            <text:p>998</text:p>
          </table:table-cell>
          <table:table-cell office:value-type="string" calcext:value-type="string">
            <text:p>/solutions/digital-engageme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G - Sample 1-5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34944" calcext:value-type="float">
            <text:p>334944</text:p>
          </table:table-cell>
          <table:table-cell office:value-type="float" office:value="14118" calcext:value-type="float">
            <text:p>1411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92" calcext:value-type="float">
            <text:p>19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21575286526" calcext:value-type="float">
            <text:p>1521575286526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/solutions/digital-engageme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G - Sample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34944" calcext:value-type="float">
            <text:p>334944</text:p>
          </table:table-cell>
          <table:table-cell office:value-type="float" office:value="14118" calcext:value-type="float">
            <text:p>1411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94" calcext:value-type="float">
            <text:p>19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21575337615" calcext:value-type="float">
            <text:p>1521575337615</text:p>
          </table:table-cell>
          <table:table-cell office:value-type="float" office:value="1003" calcext:value-type="float">
            <text:p>1003</text:p>
          </table:table-cell>
          <table:table-cell office:value-type="string" calcext:value-type="string">
            <text:p>/solutions/digital-engageme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G - Sample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34946" calcext:value-type="float">
            <text:p>334946</text:p>
          </table:table-cell>
          <table:table-cell office:value-type="float" office:value="14118" calcext:value-type="float">
            <text:p>1411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21575411233" calcext:value-type="float">
            <text:p>1521575411233</text:p>
          </table:table-cell>
          <table:table-cell office:value-type="float" office:value="1009" calcext:value-type="float">
            <text:p>1009</text:p>
          </table:table-cell>
          <table:table-cell office:value-type="string" calcext:value-type="string">
            <text:p>/solutions/digital-engageme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G - Sample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34946" calcext:value-type="float">
            <text:p>334946</text:p>
          </table:table-cell>
          <table:table-cell office:value-type="float" office:value="14118" calcext:value-type="float">
            <text:p>1411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92" calcext:value-type="float">
            <text:p>19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21575503453" calcext:value-type="float">
            <text:p>1521575503453</text:p>
          </table:table-cell>
          <table:table-cell office:value-type="float" office:value="1011" calcext:value-type="float">
            <text:p>1011</text:p>
          </table:table-cell>
          <table:table-cell office:value-type="string" calcext:value-type="string">
            <text:p>/solutions/digital-engageme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G - Sample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34946" calcext:value-type="float">
            <text:p>334946</text:p>
          </table:table-cell>
          <table:table-cell office:value-type="float" office:value="14118" calcext:value-type="float">
            <text:p>1411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81" calcext:value-type="float">
            <text:p>18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21575493275" calcext:value-type="float">
            <text:p>1521575493275</text:p>
          </table:table-cell>
          <table:table-cell office:value-type="float" office:value="1019" calcext:value-type="float">
            <text:p>1019</text:p>
          </table:table-cell>
          <table:table-cell office:value-type="string" calcext:value-type="string">
            <text:p>/solutions/digital-engageme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G - Sample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34970" calcext:value-type="float">
            <text:p>334970</text:p>
          </table:table-cell>
          <table:table-cell office:value-type="float" office:value="14118" calcext:value-type="float">
            <text:p>1411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08" calcext:value-type="float">
            <text:p>20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21575456417" calcext:value-type="float">
            <text:p>1521575456417</text:p>
          </table:table-cell>
          <table:table-cell office:value-type="float" office:value="1028" calcext:value-type="float">
            <text:p>1028</text:p>
          </table:table-cell>
          <table:table-cell office:value-type="string" calcext:value-type="string">
            <text:p>/solutions/digital-engageme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G - Sample 1-5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34953" calcext:value-type="float">
            <text:p>334953</text:p>
          </table:table-cell>
          <table:table-cell office:value-type="float" office:value="14118" calcext:value-type="float">
            <text:p>1411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09" calcext:value-type="float">
            <text:p>20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21575239545" calcext:value-type="float">
            <text:p>1521575239545</text:p>
          </table:table-cell>
          <table:table-cell office:value-type="float" office:value="1029" calcext:value-type="float">
            <text:p>1029</text:p>
          </table:table-cell>
          <table:table-cell office:value-type="string" calcext:value-type="string">
            <text:p>/solutions/digital-engageme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G - Sample 1-5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34952" calcext:value-type="float">
            <text:p>334952</text:p>
          </table:table-cell>
          <table:table-cell office:value-type="float" office:value="14118" calcext:value-type="float">
            <text:p>1411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21575461754" calcext:value-type="float">
            <text:p>1521575461754</text:p>
          </table:table-cell>
          <table:table-cell office:value-type="float" office:value="1034" calcext:value-type="float">
            <text:p>1034</text:p>
          </table:table-cell>
          <table:table-cell office:value-type="string" calcext:value-type="string">
            <text:p>/solutions/digital-engageme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G - Sample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34954" calcext:value-type="float">
            <text:p>334954</text:p>
          </table:table-cell>
          <table:table-cell office:value-type="float" office:value="14118" calcext:value-type="float">
            <text:p>1411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11" calcext:value-type="float">
            <text:p>2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21575306602" calcext:value-type="float">
            <text:p>1521575306602</text:p>
          </table:table-cell>
          <table:table-cell office:value-type="float" office:value="1036" calcext:value-type="float">
            <text:p>1036</text:p>
          </table:table-cell>
          <table:table-cell office:value-type="string" calcext:value-type="string">
            <text:p>/solutions/digital-engageme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G - Sample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34952" calcext:value-type="float">
            <text:p>334952</text:p>
          </table:table-cell>
          <table:table-cell office:value-type="float" office:value="14118" calcext:value-type="float">
            <text:p>1411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22" calcext:value-type="float">
            <text:p>22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21575362878" calcext:value-type="float">
            <text:p>1521575362878</text:p>
          </table:table-cell>
          <table:table-cell office:value-type="float" office:value="1037" calcext:value-type="float">
            <text:p>1037</text:p>
          </table:table-cell>
          <table:table-cell office:value-type="string" calcext:value-type="string">
            <text:p>/solutions/digital-engageme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G - Sample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34946" calcext:value-type="float">
            <text:p>334946</text:p>
          </table:table-cell>
          <table:table-cell office:value-type="float" office:value="14118" calcext:value-type="float">
            <text:p>1411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94" calcext:value-type="float">
            <text:p>19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21575395017" calcext:value-type="float">
            <text:p>1521575395017</text:p>
          </table:table-cell>
          <table:table-cell office:value-type="float" office:value="1037" calcext:value-type="float">
            <text:p>1037</text:p>
          </table:table-cell>
          <table:table-cell office:value-type="string" calcext:value-type="string">
            <text:p>/solutions/digital-engageme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G - Sample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34954" calcext:value-type="float">
            <text:p>334954</text:p>
          </table:table-cell>
          <table:table-cell office:value-type="float" office:value="14118" calcext:value-type="float">
            <text:p>1411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21575415135" calcext:value-type="float">
            <text:p>1521575415135</text:p>
          </table:table-cell>
          <table:table-cell office:value-type="float" office:value="1039" calcext:value-type="float">
            <text:p>1039</text:p>
          </table:table-cell>
          <table:table-cell office:value-type="string" calcext:value-type="string">
            <text:p>/solutions/digital-engageme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G - Sample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34946" calcext:value-type="float">
            <text:p>334946</text:p>
          </table:table-cell>
          <table:table-cell office:value-type="float" office:value="14118" calcext:value-type="float">
            <text:p>1411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88" calcext:value-type="float">
            <text:p>18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21575513510" calcext:value-type="float">
            <text:p>1521575513510</text:p>
          </table:table-cell>
          <table:table-cell office:value-type="float" office:value="1039" calcext:value-type="float">
            <text:p>1039</text:p>
          </table:table-cell>
          <table:table-cell office:value-type="string" calcext:value-type="string">
            <text:p>/solutions/digital-engageme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G - Sample 1-5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34961" calcext:value-type="float">
            <text:p>334961</text:p>
          </table:table-cell>
          <table:table-cell office:value-type="float" office:value="14118" calcext:value-type="float">
            <text:p>1411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79" calcext:value-type="float">
            <text:p>17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21575400979" calcext:value-type="float">
            <text:p>1521575400979</text:p>
          </table:table-cell>
          <table:table-cell office:value-type="float" office:value="1040" calcext:value-type="float">
            <text:p>1040</text:p>
          </table:table-cell>
          <table:table-cell office:value-type="string" calcext:value-type="string">
            <text:p>/solutions/digital-engageme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G - Sample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34953" calcext:value-type="float">
            <text:p>334953</text:p>
          </table:table-cell>
          <table:table-cell office:value-type="float" office:value="14118" calcext:value-type="float">
            <text:p>1411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21575384177" calcext:value-type="float">
            <text:p>1521575384177</text:p>
          </table:table-cell>
          <table:table-cell office:value-type="float" office:value="1041" calcext:value-type="float">
            <text:p>1041</text:p>
          </table:table-cell>
          <table:table-cell office:value-type="string" calcext:value-type="string">
            <text:p>/solutions/digital-engageme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G - Sample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34954" calcext:value-type="float">
            <text:p>334954</text:p>
          </table:table-cell>
          <table:table-cell office:value-type="float" office:value="14118" calcext:value-type="float">
            <text:p>1411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23" calcext:value-type="float">
            <text:p>22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21575391022" calcext:value-type="float">
            <text:p>1521575391022</text:p>
          </table:table-cell>
          <table:table-cell office:value-type="float" office:value="1047" calcext:value-type="float">
            <text:p>1047</text:p>
          </table:table-cell>
          <table:table-cell office:value-type="string" calcext:value-type="string">
            <text:p>/solutions/digital-engageme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G - Sample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34946" calcext:value-type="float">
            <text:p>334946</text:p>
          </table:table-cell>
          <table:table-cell office:value-type="float" office:value="14118" calcext:value-type="float">
            <text:p>1411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97" calcext:value-type="float">
            <text:p>19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21575405531" calcext:value-type="float">
            <text:p>1521575405531</text:p>
          </table:table-cell>
          <table:table-cell office:value-type="float" office:value="1047" calcext:value-type="float">
            <text:p>1047</text:p>
          </table:table-cell>
          <table:table-cell office:value-type="string" calcext:value-type="string">
            <text:p>/solutions/digital-engageme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G - Sample 1-5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34946" calcext:value-type="float">
            <text:p>334946</text:p>
          </table:table-cell>
          <table:table-cell office:value-type="float" office:value="14118" calcext:value-type="float">
            <text:p>1411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84" calcext:value-type="float">
            <text:p>18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21575342862" calcext:value-type="float">
            <text:p>1521575342862</text:p>
          </table:table-cell>
          <table:table-cell office:value-type="float" office:value="1049" calcext:value-type="float">
            <text:p>1049</text:p>
          </table:table-cell>
          <table:table-cell office:value-type="string" calcext:value-type="string">
            <text:p>/solutions/digital-engageme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G - Sample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34946" calcext:value-type="float">
            <text:p>334946</text:p>
          </table:table-cell>
          <table:table-cell office:value-type="float" office:value="14118" calcext:value-type="float">
            <text:p>1411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21575507945" calcext:value-type="float">
            <text:p>1521575507945</text:p>
          </table:table-cell>
          <table:table-cell office:value-type="float" office:value="1049" calcext:value-type="float">
            <text:p>1049</text:p>
          </table:table-cell>
          <table:table-cell office:value-type="string" calcext:value-type="string">
            <text:p>/solutions/digital-engageme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G - Sample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34946" calcext:value-type="float">
            <text:p>334946</text:p>
          </table:table-cell>
          <table:table-cell office:value-type="float" office:value="14118" calcext:value-type="float">
            <text:p>1411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21575291290" calcext:value-type="float">
            <text:p>1521575291290</text:p>
          </table:table-cell>
          <table:table-cell office:value-type="float" office:value="1051" calcext:value-type="float">
            <text:p>1051</text:p>
          </table:table-cell>
          <table:table-cell office:value-type="string" calcext:value-type="string">
            <text:p>/solutions/digital-engageme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G - Sample 1-5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34944" calcext:value-type="float">
            <text:p>334944</text:p>
          </table:table-cell>
          <table:table-cell office:value-type="float" office:value="14118" calcext:value-type="float">
            <text:p>1411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91" calcext:value-type="float">
            <text:p>19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21575276732" calcext:value-type="float">
            <text:p>1521575276732</text:p>
          </table:table-cell>
          <table:table-cell office:value-type="float" office:value="1057" calcext:value-type="float">
            <text:p>1057</text:p>
          </table:table-cell>
          <table:table-cell office:value-type="string" calcext:value-type="string">
            <text:p>/solutions/digital-engageme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G - Sample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34991" calcext:value-type="float">
            <text:p>334991</text:p>
          </table:table-cell>
          <table:table-cell office:value-type="float" office:value="14118" calcext:value-type="float">
            <text:p>1411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84" calcext:value-type="float">
            <text:p>18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21575256234" calcext:value-type="float">
            <text:p>1521575256234</text:p>
          </table:table-cell>
          <table:table-cell office:value-type="float" office:value="1060" calcext:value-type="float">
            <text:p>1060</text:p>
          </table:table-cell>
          <table:table-cell office:value-type="string" calcext:value-type="string">
            <text:p>/solutions/digital-engageme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G - Sample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34944" calcext:value-type="float">
            <text:p>334944</text:p>
          </table:table-cell>
          <table:table-cell office:value-type="float" office:value="14118" calcext:value-type="float">
            <text:p>1411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81" calcext:value-type="float">
            <text:p>18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21575323000" calcext:value-type="float">
            <text:p>1521575323000</text:p>
          </table:table-cell>
          <table:table-cell office:value-type="float" office:value="1064" calcext:value-type="float">
            <text:p>1064</text:p>
          </table:table-cell>
          <table:table-cell office:value-type="string" calcext:value-type="string">
            <text:p>/solutions/digital-engageme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G - Sample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34946" calcext:value-type="float">
            <text:p>334946</text:p>
          </table:table-cell>
          <table:table-cell office:value-type="float" office:value="14118" calcext:value-type="float">
            <text:p>1411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21575451149" calcext:value-type="float">
            <text:p>1521575451149</text:p>
          </table:table-cell>
          <table:table-cell office:value-type="float" office:value="1064" calcext:value-type="float">
            <text:p>1064</text:p>
          </table:table-cell>
          <table:table-cell office:value-type="string" calcext:value-type="string">
            <text:p>/solutions/digital-engageme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G - Sample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34946" calcext:value-type="float">
            <text:p>334946</text:p>
          </table:table-cell>
          <table:table-cell office:value-type="float" office:value="14118" calcext:value-type="float">
            <text:p>1411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86" calcext:value-type="float">
            <text:p>18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21575244970" calcext:value-type="float">
            <text:p>1521575244970</text:p>
          </table:table-cell>
          <table:table-cell office:value-type="float" office:value="1068" calcext:value-type="float">
            <text:p>1068</text:p>
          </table:table-cell>
          <table:table-cell office:value-type="string" calcext:value-type="string">
            <text:p>/solutions/digital-engageme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G - Sample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34944" calcext:value-type="float">
            <text:p>334944</text:p>
          </table:table-cell>
          <table:table-cell office:value-type="float" office:value="14118" calcext:value-type="float">
            <text:p>1411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82" calcext:value-type="float">
            <text:p>18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21575374179" calcext:value-type="float">
            <text:p>1521575374179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/solutions/digital-engageme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G - Sample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34946" calcext:value-type="float">
            <text:p>334946</text:p>
          </table:table-cell>
          <table:table-cell office:value-type="float" office:value="14118" calcext:value-type="float">
            <text:p>1411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88" calcext:value-type="float">
            <text:p>18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21575441115" calcext:value-type="float">
            <text:p>1521575441115</text:p>
          </table:table-cell>
          <table:table-cell office:value-type="float" office:value="1085" calcext:value-type="float">
            <text:p>1085</text:p>
          </table:table-cell>
          <table:table-cell office:value-type="string" calcext:value-type="string">
            <text:p>/solutions/digital-engageme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G - Sample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34946" calcext:value-type="float">
            <text:p>334946</text:p>
          </table:table-cell>
          <table:table-cell office:value-type="float" office:value="14118" calcext:value-type="float">
            <text:p>1411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06" calcext:value-type="float">
            <text:p>20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21575368645" calcext:value-type="float">
            <text:p>1521575368645</text:p>
          </table:table-cell>
          <table:table-cell office:value-type="float" office:value="1086" calcext:value-type="float">
            <text:p>1086</text:p>
          </table:table-cell>
          <table:table-cell office:value-type="string" calcext:value-type="string">
            <text:p>/solutions/digital-engageme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G - Sample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34946" calcext:value-type="float">
            <text:p>334946</text:p>
          </table:table-cell>
          <table:table-cell office:value-type="float" office:value="14118" calcext:value-type="float">
            <text:p>1411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21575347529" calcext:value-type="float">
            <text:p>1521575347529</text:p>
          </table:table-cell>
          <table:table-cell office:value-type="float" office:value="1088" calcext:value-type="float">
            <text:p>1088</text:p>
          </table:table-cell>
          <table:table-cell office:value-type="string" calcext:value-type="string">
            <text:p>/solutions/digital-engageme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G - Sample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34970" calcext:value-type="float">
            <text:p>334970</text:p>
          </table:table-cell>
          <table:table-cell office:value-type="float" office:value="14118" calcext:value-type="float">
            <text:p>1411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21575318066" calcext:value-type="float">
            <text:p>1521575318066</text:p>
          </table:table-cell>
          <table:table-cell office:value-type="float" office:value="1094" calcext:value-type="float">
            <text:p>1094</text:p>
          </table:table-cell>
          <table:table-cell office:value-type="string" calcext:value-type="string">
            <text:p>/solutions/digital-engageme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G - Sample 1-5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34952" calcext:value-type="float">
            <text:p>334952</text:p>
          </table:table-cell>
          <table:table-cell office:value-type="float" office:value="14118" calcext:value-type="float">
            <text:p>1411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89" calcext:value-type="float">
            <text:p>18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21575301999" calcext:value-type="float">
            <text:p>1521575301999</text:p>
          </table:table-cell>
          <table:table-cell office:value-type="float" office:value="1102" calcext:value-type="float">
            <text:p>1102</text:p>
          </table:table-cell>
          <table:table-cell office:value-type="string" calcext:value-type="string">
            <text:p>/solutions/digital-engageme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G - Sample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34944" calcext:value-type="float">
            <text:p>334944</text:p>
          </table:table-cell>
          <table:table-cell office:value-type="float" office:value="14118" calcext:value-type="float">
            <text:p>1411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03" calcext:value-type="float">
            <text:p>20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21575424255" calcext:value-type="float">
            <text:p>1521575424255</text:p>
          </table:table-cell>
          <table:table-cell office:value-type="float" office:value="1103" calcext:value-type="float">
            <text:p>1103</text:p>
          </table:table-cell>
          <table:table-cell office:value-type="string" calcext:value-type="string">
            <text:p>/solutions/digital-engageme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G - Sample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34946" calcext:value-type="float">
            <text:p>334946</text:p>
          </table:table-cell>
          <table:table-cell office:value-type="float" office:value="14118" calcext:value-type="float">
            <text:p>1411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10" calcext:value-type="float">
            <text:p>2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21575436611" calcext:value-type="float">
            <text:p>1521575436611</text:p>
          </table:table-cell>
          <table:table-cell office:value-type="float" office:value="1105" calcext:value-type="float">
            <text:p>1105</text:p>
          </table:table-cell>
          <table:table-cell office:value-type="string" calcext:value-type="string">
            <text:p>/solutions/digital-engageme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G - Sample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34946" calcext:value-type="float">
            <text:p>334946</text:p>
          </table:table-cell>
          <table:table-cell office:value-type="float" office:value="14118" calcext:value-type="float">
            <text:p>1411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77" calcext:value-type="float">
            <text:p>17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21575446197" calcext:value-type="float">
            <text:p>1521575446197</text:p>
          </table:table-cell>
          <table:table-cell office:value-type="float" office:value="1105" calcext:value-type="float">
            <text:p>1105</text:p>
          </table:table-cell>
          <table:table-cell office:value-type="string" calcext:value-type="string">
            <text:p>/solutions/digital-engageme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G - Sample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34946" calcext:value-type="float">
            <text:p>334946</text:p>
          </table:table-cell>
          <table:table-cell office:value-type="float" office:value="14118" calcext:value-type="float">
            <text:p>1411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32" calcext:value-type="float">
            <text:p>23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21575266103" calcext:value-type="float">
            <text:p>1521575266103</text:p>
          </table:table-cell>
          <table:table-cell office:value-type="float" office:value="1111" calcext:value-type="float">
            <text:p>1111</text:p>
          </table:table-cell>
          <table:table-cell office:value-type="string" calcext:value-type="string">
            <text:p>/solutions/digital-engageme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G - Sample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34952" calcext:value-type="float">
            <text:p>334952</text:p>
          </table:table-cell>
          <table:table-cell office:value-type="float" office:value="14118" calcext:value-type="float">
            <text:p>1411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79" calcext:value-type="float">
            <text:p>17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21575332778" calcext:value-type="float">
            <text:p>1521575332778</text:p>
          </table:table-cell>
          <table:table-cell office:value-type="float" office:value="1119" calcext:value-type="float">
            <text:p>1119</text:p>
          </table:table-cell>
          <table:table-cell office:value-type="string" calcext:value-type="string">
            <text:p>/solutions/digital-engageme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G - Sample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34946" calcext:value-type="float">
            <text:p>334946</text:p>
          </table:table-cell>
          <table:table-cell office:value-type="float" office:value="14118" calcext:value-type="float">
            <text:p>1411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21575358567" calcext:value-type="float">
            <text:p>1521575358567</text:p>
          </table:table-cell>
          <table:table-cell office:value-type="float" office:value="1121" calcext:value-type="float">
            <text:p>1121</text:p>
          </table:table-cell>
          <table:table-cell office:value-type="string" calcext:value-type="string">
            <text:p>/solutions/digital-engageme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G - Sample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34946" calcext:value-type="float">
            <text:p>334946</text:p>
          </table:table-cell>
          <table:table-cell office:value-type="float" office:value="14118" calcext:value-type="float">
            <text:p>1411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28" calcext:value-type="float">
            <text:p>22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21575260201" calcext:value-type="float">
            <text:p>1521575260201</text:p>
          </table:table-cell>
          <table:table-cell office:value-type="float" office:value="1143" calcext:value-type="float">
            <text:p>1143</text:p>
          </table:table-cell>
          <table:table-cell office:value-type="string" calcext:value-type="string">
            <text:p>/solutions/digital-engageme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G - Sample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34960" calcext:value-type="float">
            <text:p>334960</text:p>
          </table:table-cell>
          <table:table-cell office:value-type="float" office:value="14118" calcext:value-type="float">
            <text:p>1411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88" calcext:value-type="float">
            <text:p>18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21575248714" calcext:value-type="float">
            <text:p>1521575248714</text:p>
          </table:table-cell>
          <table:table-cell office:value-type="float" office:value="1155" calcext:value-type="float">
            <text:p>1155</text:p>
          </table:table-cell>
          <table:table-cell office:value-type="string" calcext:value-type="string">
            <text:p>/solutions/digital-engageme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G - Sample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34958" calcext:value-type="float">
            <text:p>334958</text:p>
          </table:table-cell>
          <table:table-cell office:value-type="float" office:value="14118" calcext:value-type="float">
            <text:p>1411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21575312645" calcext:value-type="float">
            <text:p>1521575312645</text:p>
          </table:table-cell>
          <table:table-cell office:value-type="float" office:value="1159" calcext:value-type="float">
            <text:p>1159</text:p>
          </table:table-cell>
          <table:table-cell office:value-type="string" calcext:value-type="string">
            <text:p>/solutions/digital-engageme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G - Sample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34944" calcext:value-type="float">
            <text:p>334944</text:p>
          </table:table-cell>
          <table:table-cell office:value-type="float" office:value="14118" calcext:value-type="float">
            <text:p>1411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06" calcext:value-type="float">
            <text:p>20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21575295781" calcext:value-type="float">
            <text:p>1521575295781</text:p>
          </table:table-cell>
          <table:table-cell office:value-type="float" office:value="1193" calcext:value-type="float">
            <text:p>1193</text:p>
          </table:table-cell>
          <table:table-cell office:value-type="string" calcext:value-type="string">
            <text:p>/solutions/digital-engageme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G - Sample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34944" calcext:value-type="float">
            <text:p>334944</text:p>
          </table:table-cell>
          <table:table-cell office:value-type="float" office:value="14118" calcext:value-type="float">
            <text:p>1411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91" calcext:value-type="float">
            <text:p>19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21575466686" calcext:value-type="float">
            <text:p>1521575466686</text:p>
          </table:table-cell>
          <table:table-cell office:value-type="float" office:value="1214" calcext:value-type="float">
            <text:p>1214</text:p>
          </table:table-cell>
          <table:table-cell office:value-type="string" calcext:value-type="string">
            <text:p>/solutions/digital-engageme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G - Sample 1-5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34954" calcext:value-type="float">
            <text:p>334954</text:p>
          </table:table-cell>
          <table:table-cell office:value-type="float" office:value="14118" calcext:value-type="float">
            <text:p>1411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48" calcext:value-type="float">
            <text:p>24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21575233255" calcext:value-type="float">
            <text:p>1521575233255</text:p>
          </table:table-cell>
          <table:table-cell office:value-type="float" office:value="1221" calcext:value-type="float">
            <text:p>1221</text:p>
          </table:table-cell>
          <table:table-cell office:value-type="string" calcext:value-type="string">
            <text:p>/solutions/digital-engageme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G - Sample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34944" calcext:value-type="float">
            <text:p>334944</text:p>
          </table:table-cell>
          <table:table-cell office:value-type="float" office:value="14118" calcext:value-type="float">
            <text:p>1411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49" calcext:value-type="float">
            <text:p>24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21575352270" calcext:value-type="float">
            <text:p>1521575352270</text:p>
          </table:table-cell>
          <table:table-cell office:value-type="float" office:value="1269" calcext:value-type="float">
            <text:p>1269</text:p>
          </table:table-cell>
          <table:table-cell office:value-type="string" calcext:value-type="string">
            <text:p>/solutions/digital-engageme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G - Sample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34946" calcext:value-type="float">
            <text:p>334946</text:p>
          </table:table-cell>
          <table:table-cell office:value-type="float" office:value="14118" calcext:value-type="float">
            <text:p>1411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21575221913" calcext:value-type="float">
            <text:p>1521575221913</text:p>
          </table:table-cell>
          <table:table-cell office:value-type="float" office:value="3465" calcext:value-type="float">
            <text:p>3465</text:p>
          </table:table-cell>
          <table:table-cell office:value-type="string" calcext:value-type="string">
            <text:p>/solutions/digital-engageme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G - Sample 1-5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334928" calcext:value-type="float">
            <text:p>334928</text:p>
          </table:table-cell>
          <table:table-cell office:value-type="float" office:value="14118" calcext:value-type="float">
            <text:p>1411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27" calcext:value-type="float">
            <text:p>32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</table:table>
      <table:named-expressions/>
      <table:database-ranges>
        <table:database-range table:name="__Anonymous_Sheet_DB__0" table:target-range-address="sample_html_report.A1:sample_html_report.Q458">
          <table:sort>
            <table:sort-by table:field-number="2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30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3-30T11:47:17.400621625</dc:date>
    <meta:editing-duration>PT8M36S</meta:editing-duration>
    <meta:editing-cycles>1</meta:editing-cycles>
    <meta:document-statistic meta:table-count="1" meta:cell-count="7354" meta:object-count="0"/>
    <meta:generator>LibreOffice/5.1.6.2$Linux_X86_64 LibreOffice_project/10m0$Build-2</meta:generator>
  </office:meta>
</office:document-meta>
</file>